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5.8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191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</style:style>
    <style:style style:name="ce36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7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10111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2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942cm" svg:height="2.54cm" svg:x="5.511cm" svg:y="0.052cm" draw:caption-point-x="-0.431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DERDE GEDEELTE - Indeeling der bevolking naar den ouderdom.</text:p>
          </table:table-cell>
          <table:table-cell table:style-name="ce9"/>
          <table:table-cell table:style-name="ce17"/>
          <table:table-cell table:style-name="ce24" table:number-columns-repeated="15"/>
          <table:table-cell table:style-name="ce5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1" office:value-type="string" calcext:value-type="string" table:number-columns-spanned="1" table:number-rows-spanned="4">
            <text:p>GEBOORTEJAAR</text:p>
          </table:table-cell>
          <table:table-cell table:style-name="ce18" office:value-type="string" calcext:value-type="string" table:number-columns-spanned="1" table:number-rows-spanned="4">
            <text:p>OUDERDOM.</text:p>
          </table:table-cell>
          <table:table-cell table:style-name="ce25"/>
          <table:table-cell table:style-name="ce26" office:value-type="string" calcext:value-type="string" table:number-columns-spanned="4" table:number-rows-spanned="1">
            <text:p>MANNELIJK GESLACHT.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.</text:p>
          </table:table-cell>
          <table:covered-table-cell table:number-columns-repeated="3" table:style-name="ce31"/>
          <table:table-cell table:style-name="ce42" office:value-type="string" calcext:value-type="string" table:number-columns-spanned="1" table:number-rows-spanned="4">
            <text:p>Algemeen Totaal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56" office:value-type="string" calcext:value-type="string" table:number-columns-spanned="1" table:number-rows-spanned="4">
            <text:p>Image nr</text:p>
          </table:table-cell>
          <table:table-cell table:style-name="ce59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table:style-name="ce27" office:value-type="string" calcext:value-type="string" table:number-columns-spanned="1" table:number-rows-spanned="3">
            <text:p>Ongehuwd</text:p>
          </table:table-cell>
          <table:table-cell table:style-name="ce32" office:value-type="string" calcext:value-type="string" table:number-columns-spanned="1" table:number-rows-spanned="3">
            <text:p>Gehuwd</text:p>
          </table:table-cell>
          <table:table-cell table:style-name="ce32" office:value-type="string" calcext:value-type="string" table:number-columns-spanned="1" table:number-rows-spanned="3">
            <text:p>Weduwnaars</text:p>
          </table:table-cell>
          <table:table-cell table:style-name="ce38" office:value-type="string" calcext:value-type="string" table:number-columns-spanned="1" table:number-rows-spanned="3">
            <text:p>Totaal</text:p>
          </table:table-cell>
          <table:table-cell table:style-name="ce32" office:value-type="string" calcext:value-type="string" table:number-columns-spanned="1" table:number-rows-spanned="3">
            <text:p>Ongehuwd</text:p>
          </table:table-cell>
          <table:table-cell table:style-name="ce32" office:value-type="string" calcext:value-type="string" table:number-columns-spanned="1" table:number-rows-spanned="3">
            <text:p>Gehuwd</text:p>
          </table:table-cell>
          <table:table-cell table:style-name="ce32" office:value-type="string" calcext:value-type="string" table:number-columns-spanned="1" table:number-rows-spanned="3">
            <text:p>Weduwen</text:p>
          </table:table-cell>
          <table:table-cell table:style-name="ce38" office:value-type="string" calcext:value-type="string" table:number-columns-spanned="1" table:number-rows-spanned="3">
            <text:p>Totaal</text:p>
          </table:table-cell>
          <table:covered-table-cell table:style-name="ce43"/>
          <table:covered-table-cell table:style-name="ce48"/>
          <table:covered-table-cell table:style-name="ce51"/>
          <table:covered-table-cell table:number-columns-repeated="3" table:style-name="ce53"/>
          <table:covered-table-cell table:style-name="ce57"/>
          <table:table-cell table:style-name="ce59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5"/>
          <table:covered-table-cell table:style-name="ce28"/>
          <table:covered-table-cell table:number-columns-repeated="2" table:style-name="ce33"/>
          <table:covered-table-cell table:style-name="ce39"/>
          <table:covered-table-cell table:number-columns-repeated="3" table:style-name="ce33"/>
          <table:covered-table-cell table:style-name="ce39"/>
          <table:covered-table-cell table:style-name="ce43"/>
          <table:covered-table-cell table:style-name="ce48"/>
          <table:covered-table-cell table:style-name="ce51"/>
          <table:covered-table-cell table:number-columns-repeated="3" table:style-name="ce53"/>
          <table:covered-table-cell table:style-name="ce57"/>
          <table:table-cell table:style-name="ce60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5"/>
          <table:covered-table-cell table:style-name="ce27"/>
          <table:covered-table-cell table:number-columns-repeated="2" table:style-name="ce32"/>
          <table:covered-table-cell table:style-name="ce38"/>
          <table:covered-table-cell table:number-columns-repeated="3" table:style-name="ce32"/>
          <table:covered-table-cell table:style-name="ce38"/>
          <table:covered-table-cell table:style-name="ce44"/>
          <table:covered-table-cell table:style-name="ce49"/>
          <table:covered-table-cell table:style-name="ce52"/>
          <table:covered-table-cell table:number-columns-repeated="3" table:style-name="ce54"/>
          <table:covered-table-cell table:style-name="ce58"/>
          <table:table-cell table:style-name="ce59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De stad 's HERTOGENBOSCH.</text:p>
          </table:table-cell>
          <table:table-cell table:style-name="ce14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.</text:p>
          </table:table-cell>
          <table:table-cell/>
          <table:table-cell table:style-name="ce6" office:value-type="float" office:value="261" calcext:value-type="float">
            <text:p>261</text:p>
          </table:table-cell>
          <table:table-cell table:style-name="ce34" table:number-columns-repeated="2"/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table:number-columns-repeated="2"/>
          <table:table-cell table:style-name="ce34" office:value-type="float" office:value="240" calcext:value-type="float">
            <text:p>240</text:p>
          </table:table-cell>
          <table:table-cell table:style-name="ce21" office:value-type="float" office:value="501" calcext:value-type="float">
            <text:p>5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7" office:value-type="float" office:value="182" calcext:value-type="float">
            <text:p>182</text:p>
          </table:table-cell>
          <table:table-cell table:style-name="ce35" table:number-columns-repeated="2"/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table:number-columns-repeated="2"/>
          <table:table-cell table:style-name="ce35" office:value-type="float" office:value="207" calcext:value-type="float">
            <text:p>207</text:p>
          </table:table-cell>
          <table:table-cell table:style-name="ce22" office:value-type="float" office:value="389" calcext:value-type="float">
            <text:p>3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7" office:value-type="float" office:value="213" calcext:value-type="float">
            <text:p>213</text:p>
          </table:table-cell>
          <table:table-cell table:style-name="ce35" table:number-columns-repeated="2"/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table:number-columns-repeated="2"/>
          <table:table-cell table:style-name="ce35" office:value-type="float" office:value="211" calcext:value-type="float">
            <text:p>211</text:p>
          </table:table-cell>
          <table:table-cell table:style-name="ce22" office:value-type="float" office:value="424" calcext:value-type="float">
            <text:p>4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7" office:value-type="float" office:value="191" calcext:value-type="float">
            <text:p>191</text:p>
          </table:table-cell>
          <table:table-cell table:style-name="ce35" table:number-columns-repeated="2"/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table:number-columns-repeated="2"/>
          <table:table-cell table:style-name="ce35" office:value-type="float" office:value="195" calcext:value-type="float">
            <text:p>195</text:p>
          </table:table-cell>
          <table:table-cell table:style-name="ce22" office:value-type="float" office:value="386" calcext:value-type="float">
            <text:p>3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7" office:value-type="float" office:value="215" calcext:value-type="float">
            <text:p>215</text:p>
          </table:table-cell>
          <table:table-cell table:style-name="ce35" table:number-columns-repeated="2"/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table:number-columns-repeated="2"/>
          <table:table-cell table:style-name="ce35" office:value-type="float" office:value="234" calcext:value-type="float">
            <text:p>234</text:p>
          </table:table-cell>
          <table:table-cell table:style-name="ce22" office:value-type="float" office:value="449" calcext:value-type="float">
            <text:p>4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7" office:value-type="float" office:value="222" calcext:value-type="float">
            <text:p>222</text:p>
          </table:table-cell>
          <table:table-cell table:style-name="ce35" table:number-columns-repeated="2"/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table:number-columns-repeated="2"/>
          <table:table-cell table:style-name="ce35" office:value-type="float" office:value="223" calcext:value-type="float">
            <text:p>223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7" office:value-type="float" office:value="192" calcext:value-type="float">
            <text:p>192</text:p>
          </table:table-cell>
          <table:table-cell table:style-name="ce35" table:number-columns-repeated="2"/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table:number-columns-repeated="2"/>
          <table:table-cell table:style-name="ce35" office:value-type="float" office:value="216" calcext:value-type="float">
            <text:p>216</text:p>
          </table:table-cell>
          <table:table-cell table:style-name="ce22" office:value-type="float" office:value="408" calcext:value-type="float">
            <text:p>4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7" office:value-type="float" office:value="254" calcext:value-type="float">
            <text:p>254</text:p>
          </table:table-cell>
          <table:table-cell table:style-name="ce35" table:number-columns-repeated="2"/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table:number-columns-repeated="2"/>
          <table:table-cell table:style-name="ce35" office:value-type="float" office:value="230" calcext:value-type="float">
            <text:p>230</text:p>
          </table:table-cell>
          <table:table-cell table:style-name="ce22" office:value-type="float" office:value="484" calcext:value-type="float">
            <text:p>4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7" office:value-type="float" office:value="214" calcext:value-type="float">
            <text:p>214</text:p>
          </table:table-cell>
          <table:table-cell table:style-name="ce35" table:number-columns-repeated="2"/>
          <table:table-cell table:number-columns-repeated="2" table:style-name="ce35" office:value-type="float" office:value="214" calcext:value-type="float">
            <text:p>214</text:p>
          </table:table-cell>
          <table:table-cell table:style-name="ce35" table:number-columns-repeated="2"/>
          <table:table-cell table:style-name="ce35" office:value-type="float" office:value="214" calcext:value-type="float">
            <text:p>214</text:p>
          </table:table-cell>
          <table:table-cell table:style-name="ce22" office:value-type="float" office:value="428" calcext:value-type="float">
            <text:p>4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35" table:number-columns-repeated="2"/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table:number-columns-repeated="2"/>
          <table:table-cell table:style-name="ce35" office:value-type="float" office:value="226" calcext:value-type="float">
            <text:p>226</text:p>
          </table:table-cell>
          <table:table-cell table:style-name="ce22" office:value-type="float" office:value="426" calcext:value-type="float">
            <text:p>4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7" office:value-type="float" office:value="212" calcext:value-type="float">
            <text:p>212</text:p>
          </table:table-cell>
          <table:table-cell table:style-name="ce35" table:number-columns-repeated="2"/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table:number-columns-repeated="2"/>
          <table:table-cell table:style-name="ce35" office:value-type="float" office:value="208" calcext:value-type="float">
            <text:p>208</text:p>
          </table:table-cell>
          <table:table-cell table:style-name="ce22" office:value-type="float" office:value="420" calcext:value-type="float">
            <text:p>4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7" office:value-type="float" office:value="223" calcext:value-type="float">
            <text:p>223</text:p>
          </table:table-cell>
          <table:table-cell table:style-name="ce35" table:number-columns-repeated="2"/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table:number-columns-repeated="2"/>
          <table:table-cell table:style-name="ce35" office:value-type="float" office:value="212" calcext:value-type="float">
            <text:p>212</text:p>
          </table:table-cell>
          <table:table-cell table:style-name="ce22" office:value-type="float" office:value="435" calcext:value-type="float">
            <text:p>4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7" office:value-type="float" office:value="197" calcext:value-type="float">
            <text:p>197</text:p>
          </table:table-cell>
          <table:table-cell table:style-name="ce35" table:number-columns-repeated="2"/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table:number-columns-repeated="2"/>
          <table:table-cell table:style-name="ce35" office:value-type="float" office:value="209" calcext:value-type="float">
            <text:p>209</text:p>
          </table:table-cell>
          <table:table-cell table:style-name="ce22" office:value-type="float" office:value="406" calcext:value-type="float">
            <text:p>4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7" office:value-type="float" office:value="196" calcext:value-type="float">
            <text:p>196</text:p>
          </table:table-cell>
          <table:table-cell table:style-name="ce35" table:number-columns-repeated="2"/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table:number-columns-repeated="2"/>
          <table:table-cell table:style-name="ce35" office:value-type="float" office:value="198" calcext:value-type="float">
            <text:p>198</text:p>
          </table:table-cell>
          <table:table-cell table:style-name="ce22" office:value-type="float" office:value="394" calcext:value-type="float">
            <text:p>3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7" office:value-type="float" office:value="197" calcext:value-type="float">
            <text:p>197</text:p>
          </table:table-cell>
          <table:table-cell table:style-name="ce35" table:number-columns-repeated="2"/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table:number-columns-repeated="2"/>
          <table:table-cell table:style-name="ce35" office:value-type="float" office:value="180" calcext:value-type="float">
            <text:p>180</text:p>
          </table:table-cell>
          <table:table-cell table:style-name="ce22" office:value-type="float" office:value="377" calcext:value-type="float">
            <text:p>3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style-name="ce35" table:number-columns-repeated="2"/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table:number-columns-repeated="2"/>
          <table:table-cell table:style-name="ce35" office:value-type="float" office:value="147" calcext:value-type="float">
            <text:p>147</text:p>
          </table:table-cell>
          <table:table-cell table:style-name="ce22" office:value-type="float" office:value="327" calcext:value-type="float">
            <text:p>3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7" office:value-type="float" office:value="165" calcext:value-type="float">
            <text:p>165</text:p>
          </table:table-cell>
          <table:table-cell table:style-name="ce35" table:number-columns-repeated="2"/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table:number-columns-repeated="2"/>
          <table:table-cell table:style-name="ce35" office:value-type="float" office:value="177" calcext:value-type="float">
            <text:p>177</text:p>
          </table:table-cell>
          <table:table-cell table:style-name="ce22" office:value-type="float" office:value="342" calcext:value-type="float">
            <text:p>3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35" table:number-columns-repeated="2"/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table:number-columns-repeated="2"/>
          <table:table-cell table:style-name="ce35" office:value-type="float" office:value="179" calcext:value-type="float">
            <text:p>179</text:p>
          </table:table-cell>
          <table:table-cell table:style-name="ce22" office:value-type="float" office:value="318" calcext:value-type="float">
            <text:p>3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style-name="ce35" table:number-columns-repeated="2"/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85" calcext:value-type="float">
            <text:p>185</text:p>
          </table:table-cell>
          <table:table-cell table:style-name="ce22" office:value-type="float" office:value="327" calcext:value-type="float">
            <text:p>3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7" office:value-type="float" office:value="207" calcext:value-type="float">
            <text:p>207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88" calcext:value-type="float">
            <text:p>188</text:p>
          </table:table-cell>
          <table:table-cell table:style-name="ce22" office:value-type="float" office:value="396" calcext:value-type="float">
            <text:p>3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7" office:value-type="float" office:value="178" calcext:value-type="float">
            <text:p>17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205" calcext:value-type="float">
            <text:p>205</text:p>
          </table:table-cell>
          <table:table-cell table:style-name="ce22" office:value-type="float" office:value="387" calcext:value-type="float">
            <text:p>38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226" calcext:value-type="float">
            <text:p>226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5" office:value-type="float" office:value="215" calcext:value-type="float">
            <text:p>215</text:p>
          </table:table-cell>
          <table:table-cell table:style-name="ce22" office:value-type="float" office:value="443" calcext:value-type="float">
            <text:p>4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189" calcext:value-type="float">
            <text:p>189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33" calcext:value-type="float">
            <text:p>233</text:p>
          </table:table-cell>
          <table:table-cell table:style-name="ce22" office:value-type="float" office:value="425" calcext:value-type="float">
            <text:p>4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253" calcext:value-type="float">
            <text:p>253</text:p>
          </table:table-cell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8" calcext:value-type="float">
            <text:p>258</text:p>
          </table:table-cell>
          <table:table-cell table:style-name="ce22" office:value-type="float" office:value="525" calcext:value-type="float">
            <text:p>5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187" calcext:value-type="float">
            <text:p>187</text:p>
          </table:table-cell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29" calcext:value-type="float">
            <text:p>229</text:p>
          </table:table-cell>
          <table:table-cell table:style-name="ce22" office:value-type="float" office:value="436" calcext:value-type="float">
            <text:p>4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213" calcext:value-type="float">
            <text:p>21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34" calcext:value-type="float">
            <text:p>234</text:p>
          </table:table-cell>
          <table:table-cell table:style-name="ce22" office:value-type="float" office:value="482" calcext:value-type="float">
            <text:p>4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156" calcext:value-type="float">
            <text:p>156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12" calcext:value-type="float">
            <text:p>212</text:p>
          </table:table-cell>
          <table:table-cell table:style-name="ce22" office:value-type="float" office:value="413" calcext:value-type="float">
            <text:p>4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64" calcext:value-type="float">
            <text:p>64</text:p>
          </table:table-cell>
          <table:table-cell table:style-name="ce35"/>
          <table:table-cell table:style-name="ce35" office:value-type="float" office:value="201" calcext:value-type="float">
            <text:p>201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style-name="ce35" office:value-type="float" office:value="64" calcext:value-type="float">
            <text:p>64</text:p>
          </table:table-cell>
          <table:table-cell table:style-name="ce35"/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21" calcext:value-type="float">
            <text:p>221</text:p>
          </table:table-cell>
          <table:table-cell table:style-name="ce22" office:value-type="float" office:value="398" calcext:value-type="float">
            <text:p>3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114" calcext:value-type="float">
            <text:p>114</text:p>
          </table:table-cell>
          <table:table-cell table:style-name="ce35" office:value-type="float" office:value="57" calcext:value-type="float">
            <text:p>57</text:p>
          </table:table-cell>
          <table:table-cell table:style-name="ce35"/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90" calcext:value-type="float">
            <text:p>190</text:p>
          </table:table-cell>
          <table:table-cell table:style-name="ce22" office:value-type="float" office:value="361" calcext:value-type="float">
            <text:p>3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111" calcext:value-type="float">
            <text:p>111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99" calcext:value-type="float">
            <text:p>199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44" calcext:value-type="float">
            <text:p>144</text:p>
          </table:table-cell>
          <table:table-cell table:style-name="ce22" office:value-type="float" office:value="317" calcext:value-type="float">
            <text:p>3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8" calcext:value-type="float">
            <text:p>168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/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3" calcext:value-type="float">
            <text:p>203</text:p>
          </table:table-cell>
          <table:table-cell table:style-name="ce22" office:value-type="float" office:value="365" calcext:value-type="float">
            <text:p>3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60" calcext:value-type="float">
            <text:p>160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64" calcext:value-type="float">
            <text:p>164</text:p>
          </table:table-cell>
          <table:table-cell table:style-name="ce22" office:value-type="float" office:value="323" calcext:value-type="float">
            <text:p>3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8" calcext:value-type="float">
            <text:p>178</text:p>
          </table:table-cell>
          <table:table-cell table:style-name="ce22" office:value-type="float" office:value="334" calcext:value-type="float">
            <text:p>3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4" calcext:value-type="float">
            <text:p>124</text:p>
          </table:table-cell>
          <table:table-cell table:style-name="ce22"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7" calcext:value-type="float">
            <text:p>177</text:p>
          </table:table-cell>
          <table:table-cell table:style-name="ce22" office:value-type="float" office:value="345" calcext:value-type="float">
            <text:p>3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3" calcext:value-type="float">
            <text:p>143</text:p>
          </table:table-cell>
          <table:table-cell table:style-name="ce22" office:value-type="float" office:value="269" calcext:value-type="float">
            <text:p>2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48" calcext:value-type="float">
            <text:p>148</text:p>
          </table:table-cell>
          <table:table-cell table:style-name="ce22" office:value-type="float" office:value="292" calcext:value-type="float">
            <text:p>2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38" calcext:value-type="float">
            <text:p>138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47" calcext:value-type="float">
            <text:p>147</text:p>
          </table:table-cell>
          <table:table-cell table:style-name="ce22" office:value-type="float" office:value="257" calcext:value-type="float">
            <text:p>2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11" calcext:value-type="float">
            <text:p>111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7" calcext:value-type="float">
            <text:p>137</text:p>
          </table:table-cell>
          <table:table-cell table:style-name="ce22" office:value-type="float" office:value="271" calcext:value-type="float">
            <text:p>2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26" calcext:value-type="float">
            <text:p>126</text:p>
          </table:table-cell>
          <table:table-cell table:style-name="ce22" office:value-type="float" office:value="241" calcext:value-type="float">
            <text:p>2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27" calcext:value-type="float">
            <text:p>127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33" calcext:value-type="float">
            <text:p>133</text:p>
          </table:table-cell>
          <table:table-cell table:style-name="ce22" office:value-type="float" office:value="255" calcext:value-type="float">
            <text:p>2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45" calcext:value-type="float">
            <text:p>145</text:p>
          </table:table-cell>
          <table:table-cell table:style-name="ce22" office:value-type="float" office:value="253" calcext:value-type="float">
            <text:p>2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24" calcext:value-type="float">
            <text:p>124</text:p>
          </table:table-cell>
          <table:table-cell table:style-name="ce22" office:value-type="float" office:value="272" calcext:value-type="float">
            <text:p>2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63" calcext:value-type="float">
            <text:p>163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/>
          <table:table-cell table:style-name="ce22" office:value-type="string" calcext:value-type="string">
            <text:p>Over te brengen.</text:p>
          </table:table-cell>
          <table:table-cell/>
          <table:table-cell table:style-name="ce29" office:value-type="float" office:value="6640" calcext:value-type="float">
            <text:p>6,640</text:p>
          </table:table-cell>
          <table:table-cell table:style-name="ce36" office:value-type="float" office:value="2274" calcext:value-type="float">
            <text:p>2,274</text:p>
          </table:table-cell>
          <table:table-cell table:style-name="ce35" office:value-type="float" office:value="102" calcext:value-type="float">
            <text:p>102</text:p>
          </table:table-cell>
          <table:table-cell table:style-name="ce36" office:value-type="float" office:value="9016" calcext:value-type="float">
            <text:p>9,016</text:p>
          </table:table-cell>
          <table:table-cell table:style-name="ce36" office:value-type="float" office:value="6742" calcext:value-type="float">
            <text:p>6,742</text:p>
          </table:table-cell>
          <table:table-cell table:style-name="ce36" office:value-type="float" office:value="2392" calcext:value-type="float">
            <text:p>2,392</text:p>
          </table:table-cell>
          <table:table-cell table:style-name="ce35" office:value-type="float" office:value="302" calcext:value-type="float">
            <text:p>302</text:p>
          </table:table-cell>
          <table:table-cell table:style-name="ce36" office:value-type="float" office:value="9436" calcext:value-type="float">
            <text:p>9,436</text:p>
          </table:table-cell>
          <table:table-cell table:style-name="ce45" office:value-type="float" office:value="18452" calcext:value-type="float">
            <text:p>18,4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9" calcext:value-type="float">
            <text:p>119</text:p>
          </table:table-cell>
          <table:table-cell table:style-name="ce22" office:value-type="float" office:value="218" calcext:value-type="float">
            <text:p>2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11" calcext:value-type="float">
            <text:p>111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30" calcext:value-type="float">
            <text:p>130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94" calcext:value-type="float">
            <text:p>94</text:p>
          </table:table-cell>
          <table:table-cell table:style-name="ce22" office:value-type="float" office:value="169" calcext:value-type="float">
            <text:p>1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94" calcext:value-type="float">
            <text:p>94</text:p>
          </table:table-cell>
          <table:table-cell table:style-name="ce22" office:value-type="float" office:value="179" calcext:value-type="float">
            <text:p>1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99" calcext:value-type="float">
            <text:p>99</text:p>
          </table:table-cell>
          <table:table-cell table:style-name="ce22"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0" calcext:value-type="float">
            <text:p>100</text:p>
          </table:table-cell>
          <table:table-cell table:style-name="ce22" office:value-type="float" office:value="178" calcext:value-type="float">
            <text:p>1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85" calcext:value-type="float">
            <text:p>85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94" calcext:value-type="float">
            <text:p>94</text:p>
          </table:table-cell>
          <table:table-cell table:style-name="ce22" office:value-type="float" office:value="171" calcext:value-type="float">
            <text:p>1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92" calcext:value-type="float">
            <text:p>92</text:p>
          </table:table-cell>
          <table:table-cell table:style-name="ce22" office:value-type="float" office:value="142" calcext:value-type="float">
            <text:p>1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8" calcext:value-type="float">
            <text:p>68</text:p>
          </table:table-cell>
          <table:table-cell table:style-name="ce22" office:value-type="float" office:value="119" calcext:value-type="float">
            <text:p>1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90" calcext:value-type="float">
            <text:p>90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74" calcext:value-type="float">
            <text:p>74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57" calcext:value-type="float">
            <text:p>57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62" calcext:value-type="float">
            <text:p>62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9" calcext:value-type="float">
            <text:p>49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0" calcext:value-type="float">
            <text:p>50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7" calcext:value-type="float">
            <text:p>47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9" calcext:value-type="float">
            <text:p>49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8" calcext:value-type="float">
            <text:p>48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1" calcext:value-type="float">
            <text:p>31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8" calcext:value-type="float">
            <text:p>38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7" calcext:value-type="float">
            <text:p>27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3" calcext:value-type="float">
            <text:p>23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9" calcext:value-type="float">
            <text:p>19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/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40" office:value-type="string" calcext:value-type="string">
            <text:p>4/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's HERTOGENBOSCH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9" office:value-type="float" office:value="6786" calcext:value-type="float">
            <text:p>6,786</text:p>
          </table:table-cell>
          <table:table-cell table:style-name="ce36" office:value-type="float" office:value="3183" calcext:value-type="float">
            <text:p>3,183</text:p>
          </table:table-cell>
          <table:table-cell table:style-name="ce35" office:value-type="float" office:value="367" calcext:value-type="float">
            <text:p>367</text:p>
          </table:table-cell>
          <table:table-cell table:style-name="ce36" office:value-type="float" office:value="10336" calcext:value-type="float">
            <text:p>10,336</text:p>
          </table:table-cell>
          <table:table-cell table:style-name="ce36" office:value-type="float" office:value="7149" calcext:value-type="float">
            <text:p>7,149</text:p>
          </table:table-cell>
          <table:table-cell table:style-name="ce36" office:value-type="float" office:value="3168" calcext:value-type="float">
            <text:p>3,168</text:p>
          </table:table-cell>
          <table:table-cell table:style-name="ce36" office:value-type="float" office:value="1049" calcext:value-type="float">
            <text:p>1,049</text:p>
          </table:table-cell>
          <table:table-cell table:style-name="ce36" office:value-type="float" office:value="11367" calcext:value-type="float">
            <text:p>11,367</text:p>
          </table:table-cell>
          <table:table-cell table:style-name="ce45" office:value-type="float" office:value="21703" calcext:value-type="float">
            <text:p>21,7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7" office:value-type="float" office:value="149" calcext:value-type="float">
            <text:p>149</text:p>
          </table:table-cell>
          <table:table-cell table:style-name="ce35" table:number-columns-repeated="2"/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table:number-columns-repeated="2"/>
          <table:table-cell table:style-name="ce35" office:value-type="float" office:value="146" calcext:value-type="float">
            <text:p>146</text:p>
          </table:table-cell>
          <table:table-cell table:style-name="ce22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7" office:value-type="float" office:value="156" calcext:value-type="float">
            <text:p>156</text:p>
          </table:table-cell>
          <table:table-cell table:style-name="ce35" table:number-columns-repeated="2"/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table:number-columns-repeated="2"/>
          <table:table-cell table:style-name="ce35" office:value-type="float" office:value="174" calcext:value-type="float">
            <text:p>174</text:p>
          </table:table-cell>
          <table:table-cell table:style-name="ce22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7" office:value-type="float" office:value="157" calcext:value-type="float">
            <text:p>157</text:p>
          </table:table-cell>
          <table:table-cell table:style-name="ce35" table:number-columns-repeated="2"/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table:number-columns-repeated="2"/>
          <table:table-cell table:style-name="ce35" office:value-type="float" office:value="145" calcext:value-type="float">
            <text:p>145</text:p>
          </table:table-cell>
          <table:table-cell table:style-name="ce22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7" office:value-type="float" office:value="123" calcext:value-type="float">
            <text:p>123</text:p>
          </table:table-cell>
          <table:table-cell table:style-name="ce35" table:number-columns-repeated="2"/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table:number-columns-repeated="2"/>
          <table:table-cell table:style-name="ce35" office:value-type="float" office:value="142" calcext:value-type="float">
            <text:p>142</text:p>
          </table:table-cell>
          <table:table-cell table:style-name="ce22" office:value-type="float" office:value="265" calcext:value-type="float">
            <text:p>2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7" office:value-type="float" office:value="141" calcext:value-type="float">
            <text:p>141</text:p>
          </table:table-cell>
          <table:table-cell table:style-name="ce35" table:number-columns-repeated="2"/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style-name="ce35" office:value-type="float" office:value="150" calcext:value-type="float">
            <text:p>150</text:p>
          </table:table-cell>
          <table:table-cell table:style-name="ce22" office:value-type="float" office:value="291" calcext:value-type="float">
            <text:p>2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7" office:value-type="float" office:value="170" calcext:value-type="float">
            <text:p>170</text:p>
          </table:table-cell>
          <table:table-cell table:style-name="ce35" table:number-columns-repeated="2"/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table:number-columns-repeated="2"/>
          <table:table-cell table:style-name="ce35" office:value-type="float" office:value="153" calcext:value-type="float">
            <text:p>153</text:p>
          </table:table-cell>
          <table:table-cell table:style-name="ce22" office:value-type="float" office:value="323" calcext:value-type="float">
            <text:p>3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35" table:number-columns-repeated="2"/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table:number-columns-repeated="2"/>
          <table:table-cell table:style-name="ce35" office:value-type="float" office:value="146" calcext:value-type="float">
            <text:p>146</text:p>
          </table:table-cell>
          <table:table-cell table:style-name="ce22" office:value-type="float" office:value="285" calcext:value-type="float">
            <text:p>2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7" office:value-type="float" office:value="161" calcext:value-type="float">
            <text:p>161</text:p>
          </table:table-cell>
          <table:table-cell table:style-name="ce35" table:number-columns-repeated="2"/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table:number-columns-repeated="2"/>
          <table:table-cell table:style-name="ce35" office:value-type="float" office:value="143" calcext:value-type="float">
            <text:p>143</text:p>
          </table:table-cell>
          <table:table-cell table:style-name="ce22" office:value-type="float" office:value="304" calcext:value-type="float">
            <text:p>3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7" office:value-type="float" office:value="137" calcext:value-type="float">
            <text:p>137</text:p>
          </table:table-cell>
          <table:table-cell table:style-name="ce35" table:number-columns-repeated="2"/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table:number-columns-repeated="2"/>
          <table:table-cell table:style-name="ce35" office:value-type="float" office:value="145" calcext:value-type="float">
            <text:p>145</text:p>
          </table:table-cell>
          <table:table-cell table:style-name="ce22"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7" office:value-type="float" office:value="163" calcext:value-type="float">
            <text:p>163</text:p>
          </table:table-cell>
          <table:table-cell table:style-name="ce35" table:number-columns-repeated="2"/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table:number-columns-repeated="2"/>
          <table:table-cell table:style-name="ce35" office:value-type="float" office:value="145" calcext:value-type="float">
            <text:p>145</text:p>
          </table:table-cell>
          <table:table-cell table:style-name="ce22" office:value-type="float" office:value="308" calcext:value-type="float">
            <text:p>3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7" office:value-type="float" office:value="161" calcext:value-type="float">
            <text:p>161</text:p>
          </table:table-cell>
          <table:table-cell table:style-name="ce35" table:number-columns-repeated="2"/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table:number-columns-repeated="2"/>
          <table:table-cell table:style-name="ce35" office:value-type="float" office:value="133" calcext:value-type="float">
            <text:p>133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35" table:number-columns-repeated="2"/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table:number-columns-repeated="2"/>
          <table:table-cell table:style-name="ce35" office:value-type="float" office:value="151" calcext:value-type="float">
            <text:p>151</text:p>
          </table:table-cell>
          <table:table-cell table:style-name="ce22" office:value-type="float" office:value="290" calcext:value-type="float">
            <text:p>2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7" office:value-type="float" office:value="150" calcext:value-type="float">
            <text:p>150</text:p>
          </table:table-cell>
          <table:table-cell table:style-name="ce35" table:number-columns-repeated="2"/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table:number-columns-repeated="2"/>
          <table:table-cell table:style-name="ce35" office:value-type="float" office:value="139" calcext:value-type="float">
            <text:p>139</text:p>
          </table:table-cell>
          <table:table-cell table:style-name="ce22" office:value-type="float" office:value="289" calcext:value-type="float">
            <text:p>2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35" table:number-columns-repeated="2"/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table:number-columns-repeated="2"/>
          <table:table-cell table:style-name="ce35" office:value-type="float" office:value="133" calcext:value-type="float">
            <text:p>133</text:p>
          </table:table-cell>
          <table:table-cell table:style-name="ce22" office:value-type="float" office:value="263" calcext:value-type="float">
            <text:p>2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35" table:number-columns-repeated="2"/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table:number-columns-repeated="2"/>
          <table:table-cell table:style-name="ce35" office:value-type="float" office:value="137" calcext:value-type="float">
            <text:p>137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35" table:number-columns-repeated="2"/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table:number-columns-repeated="2"/>
          <table:table-cell table:style-name="ce35" office:value-type="float" office:value="124" calcext:value-type="float">
            <text:p>124</text:p>
          </table:table-cell>
          <table:table-cell table:style-name="ce22" office:value-type="float" office:value="270" calcext:value-type="float">
            <text:p>2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7" office:value-type="float" office:value="134" calcext:value-type="float">
            <text:p>134</text:p>
          </table:table-cell>
          <table:table-cell table:style-name="ce35" table:number-columns-repeated="2"/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table:number-columns-repeated="2"/>
          <table:table-cell table:style-name="ce35" office:value-type="float" office:value="129" calcext:value-type="float">
            <text:p>129</text:p>
          </table:table-cell>
          <table:table-cell table:style-name="ce22" office:value-type="float" office:value="263" calcext:value-type="float">
            <text:p>2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style-name="ce35" table:number-columns-repeated="2"/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table:number-columns-repeated="2"/>
          <table:table-cell table:style-name="ce35" office:value-type="float" office:value="132" calcext:value-type="float">
            <text:p>132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35" table:number-columns-repeated="2"/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11" calcext:value-type="float">
            <text:p>111</text:p>
          </table:table-cell>
          <table:table-cell table:style-name="ce22" office:value-type="float" office:value="257" calcext:value-type="float">
            <text:p>2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style-name="ce35" table:number-columns-repeated="2"/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20" calcext:value-type="float">
            <text:p>120</text:p>
          </table:table-cell>
          <table:table-cell table:style-name="ce22" office:value-type="float" office:value="262" calcext:value-type="float">
            <text:p>2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7" office:value-type="float" office:value="149" calcext:value-type="float">
            <text:p>149</text:p>
          </table:table-cell>
          <table:table-cell table:style-name="ce35" table:number-columns-repeated="2"/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37" calcext:value-type="float">
            <text:p>137</text:p>
          </table:table-cell>
          <table:table-cell table:style-name="ce22" office:value-type="float" office:value="286" calcext:value-type="float">
            <text:p>2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158" calcext:value-type="float">
            <text:p>158</text:p>
          </table:table-cell>
          <table:table-cell table:style-name="ce35" table:number-columns-repeated="2"/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110" calcext:value-type="float">
            <text:p>110</text:p>
          </table:table-cell>
          <table:table-cell table:style-name="ce22" office:value-type="float" office:value="268" calcext:value-type="float">
            <text:p>2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158" calcext:value-type="float">
            <text:p>158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float" office:value="137" calcext:value-type="float">
            <text:p>137</text:p>
          </table:table-cell>
          <table:table-cell table:style-name="ce22" office:value-type="float" office:value="298" calcext:value-type="float">
            <text:p>2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158" calcext:value-type="float">
            <text:p>158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5" office:value-type="float" office:value="144" calcext:value-type="float">
            <text:p>144</text:p>
          </table:table-cell>
          <table:table-cell table:style-name="ce22" office:value-type="float" office:value="309" calcext:value-type="float">
            <text:p>30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6" calcext:value-type="float">
            <text:p>136</text:p>
          </table:table-cell>
          <table:table-cell table:style-name="ce22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35" office:value-type="float" office:value="33" calcext:value-type="float">
            <text:p>33</text:p>
          </table:table-cell>
          <table:table-cell table:style-name="ce35"/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5" office:value-type="float" office:value="140" calcext:value-type="float">
            <text:p>140</text:p>
          </table:table-cell>
          <table:table-cell table:style-name="ce22" office:value-type="float" office:value="291" calcext:value-type="float">
            <text:p>2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7" calcext:value-type="float">
            <text:p>47</text:p>
          </table:table-cell>
          <table:table-cell table:style-name="ce35"/>
          <table:table-cell table:style-name="ce35" office:value-type="float" office:value="157" calcext:value-type="float">
            <text:p>157</text:p>
          </table:table-cell>
          <table:table-cell table:style-name="ce22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0" calcext:value-type="float">
            <text:p>50</text:p>
          </table:table-cell>
          <table:table-cell table:style-name="ce35"/>
          <table:table-cell table:style-name="ce35" office:value-type="float" office:value="129" calcext:value-type="float">
            <text:p>129</text:p>
          </table:table-cell>
          <table:table-cell table:style-name="ce22" office:value-type="float" office:value="241" calcext:value-type="float">
            <text:p>2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96" calcext:value-type="float">
            <text:p>96</text:p>
          </table:table-cell>
          <table:table-cell table:style-name="ce35" office:value-type="float" office:value="44" calcext:value-type="float">
            <text:p>44</text:p>
          </table:table-cell>
          <table:table-cell table:style-name="ce35"/>
          <table:table-cell table:style-name="ce35" office:value-type="float" office:value="140" calcext:value-type="float">
            <text:p>140</text:p>
          </table:table-cell>
          <table:table-cell table:style-name="ce22" office:value-type="float" office:value="236" calcext:value-type="float">
            <text:p>2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128" calcext:value-type="float">
            <text:p>128</text:p>
          </table:table-cell>
          <table:table-cell table:style-name="ce22" office:value-type="float" office:value="239" calcext:value-type="float">
            <text:p>2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42" calcext:value-type="float">
            <text:p>142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0" calcext:value-type="float">
            <text:p>100</text:p>
          </table:table-cell>
          <table:table-cell table:style-name="ce22" office:value-type="float" office:value="206" calcext:value-type="float">
            <text:p>2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4" calcext:value-type="float">
            <text:p>104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6" calcext:value-type="float">
            <text:p>116</text:p>
          </table:table-cell>
          <table:table-cell table:style-name="ce22" office:value-type="float" office:value="217" calcext:value-type="float">
            <text:p>2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22" office:value-type="float" office:value="216" calcext:value-type="float">
            <text:p>2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9" calcext:value-type="float">
            <text:p>99</text:p>
          </table:table-cell>
          <table:table-cell table:style-name="ce22" office:value-type="float" office:value="186" calcext:value-type="float">
            <text:p>1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12" calcext:value-type="float">
            <text:p>112</text:p>
          </table:table-cell>
          <table:table-cell table:style-name="ce22" office:value-type="float" office:value="217" calcext:value-type="float">
            <text:p>2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9" calcext:value-type="float">
            <text:p>89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8" calcext:value-type="float">
            <text:p>118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3" calcext:value-type="float">
            <text:p>103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4" calcext:value-type="float">
            <text:p>94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8" calcext:value-type="float">
            <text:p>78</text:p>
          </table:table-cell>
          <table:table-cell table:style-name="ce22" office:value-type="float" office:value="159" calcext:value-type="float">
            <text:p>1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0" calcext:value-type="float">
            <text:p>90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1" calcext:value-type="float">
            <text:p>91</text:p>
          </table:table-cell>
          <table:table-cell table:style-name="ce22" office:value-type="float" office:value="168" calcext:value-type="float">
            <text:p>1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8" calcext:value-type="float">
            <text:p>78</text:p>
          </table:table-cell>
          <table:table-cell table:style-name="ce22" office:value-type="float" office:value="153" calcext:value-type="float">
            <text:p>1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89" calcext:value-type="float">
            <text:p>89</text:p>
          </table:table-cell>
          <table:table-cell table:style-name="ce22" office:value-type="float" office:value="165" calcext:value-type="float">
            <text:p>1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7" calcext:value-type="float">
            <text:p>87</text:p>
          </table:table-cell>
          <table:table-cell table:style-name="ce22" office:value-type="float" office:value="169" calcext:value-type="float">
            <text:p>1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6" calcext:value-type="float">
            <text:p>86</text:p>
          </table:table-cell>
          <table:table-cell table:style-name="ce22" office:value-type="float" office:value="154" calcext:value-type="float">
            <text:p>1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8" calcext:value-type="float">
            <text:p>78</text:p>
          </table:table-cell>
          <table:table-cell table:style-name="ce22" office:value-type="float" office:value="154" calcext:value-type="float">
            <text:p>1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17" calcext:value-type="float">
            <text:p>117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98" calcext:value-type="float">
            <text:p>98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/>
          <table:table-cell table:style-name="ce22" office:value-type="string" calcext:value-type="string">
            <text:p>Over te brengen.</text:p>
          </table:table-cell>
          <table:table-cell/>
          <table:table-cell table:style-name="ce29" office:value-type="float" office:value="4747" calcext:value-type="float">
            <text:p>4,747</text:p>
          </table:table-cell>
          <table:table-cell table:style-name="ce36" office:value-type="float" office:value="1405" calcext:value-type="float">
            <text:p>1,405</text:p>
          </table:table-cell>
          <table:table-cell table:style-name="ce35" office:value-type="float" office:value="67" calcext:value-type="float">
            <text:p>67</text:p>
          </table:table-cell>
          <table:table-cell table:style-name="ce36" office:value-type="float" office:value="6219" calcext:value-type="float">
            <text:p>6,219</text:p>
          </table:table-cell>
          <table:table-cell table:style-name="ce36" office:value-type="float" office:value="4536" calcext:value-type="float">
            <text:p>4,536</text:p>
          </table:table-cell>
          <table:table-cell table:style-name="ce36" office:value-type="float" office:value="1513" calcext:value-type="float">
            <text:p>1,513</text:p>
          </table:table-cell>
          <table:table-cell table:style-name="ce35" office:value-type="float" office:value="186" calcext:value-type="float">
            <text:p>186</text:p>
          </table:table-cell>
          <table:table-cell table:style-name="ce36" office:value-type="float" office:value="6235" calcext:value-type="float">
            <text:p>6,235</text:p>
          </table:table-cell>
          <table:table-cell table:style-name="ce45" office:value-type="float" office:value="12454" calcext:value-type="float">
            <text:p>12,4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6" calcext:value-type="float">
            <text:p>66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8" calcext:value-type="float">
            <text:p>68</text:p>
          </table:table-cell>
          <table:table-cell table:style-name="ce22" office:value-type="float" office:value="139" calcext:value-type="float">
            <text:p>1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75" calcext:value-type="float">
            <text:p>75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66" calcext:value-type="float">
            <text:p>66</text:p>
          </table:table-cell>
          <table:table-cell table:style-name="ce22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2" calcext:value-type="float">
            <text:p>82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1" calcext:value-type="float">
            <text:p>71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5" calcext:value-type="float">
            <text:p>65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7" calcext:value-type="float">
            <text:p>47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9" calcext:value-type="float">
            <text:p>69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4" calcext:value-type="float">
            <text:p>44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8" calcext:value-type="float">
            <text:p>48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" calcext:value-type="float">
            <text:p>42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9" calcext:value-type="float">
            <text:p>39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7" calcext:value-type="float">
            <text:p>47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2" calcext:value-type="float">
            <text:p>32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35" office:value-type="float" office:value="9" calcext:value-type="float">
            <text:p>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2" calcext:value-type="float">
            <text:p>22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7" calcext:value-type="float">
            <text:p>37</text:p>
          </table:table-cell>
          <table:table-cell table:style-name="ce22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4" calcext:value-type="float">
            <text:p>34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3" calcext:value-type="float">
            <text:p>23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3" calcext:value-type="float">
            <text:p>43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9" calcext:value-type="float">
            <text:p>29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5" calcext:value-type="float">
            <text:p>25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172" calcext:value-type="float">
            <text:p>11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8" calcext:value-type="float">
            <text:p>18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/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BREDA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9" office:value-type="float" office:value="4847" calcext:value-type="float">
            <text:p>4,847</text:p>
          </table:table-cell>
          <table:table-cell table:style-name="ce36" office:value-type="float" office:value="2055" calcext:value-type="float">
            <text:p>2,055</text:p>
          </table:table-cell>
          <table:table-cell table:style-name="ce35" office:value-type="float" office:value="282" calcext:value-type="float">
            <text:p>282</text:p>
          </table:table-cell>
          <table:table-cell table:style-name="ce36" office:value-type="float" office:value="7184" calcext:value-type="float">
            <text:p>7,184</text:p>
          </table:table-cell>
          <table:table-cell table:style-name="ce36" office:value-type="float" office:value="4809" calcext:value-type="float">
            <text:p>4,809</text:p>
          </table:table-cell>
          <table:table-cell table:style-name="ce36" office:value-type="float" office:value="2066" calcext:value-type="float">
            <text:p>2,066</text:p>
          </table:table-cell>
          <table:table-cell table:style-name="ce35" office:value-type="float" office:value="684" calcext:value-type="float">
            <text:p>684</text:p>
          </table:table-cell>
          <table:table-cell table:style-name="ce36" office:value-type="float" office:value="7559" calcext:value-type="float">
            <text:p>7,559</text:p>
          </table:table-cell>
          <table:table-cell table:style-name="ce45" office:value-type="float" office:value="14743" calcext:value-type="float">
            <text:p>14,7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7" office:value-type="float" office:value="870" calcext:value-type="float">
            <text:p>870</text:p>
          </table:table-cell>
          <table:table-cell table:style-name="ce35" table:number-columns-repeated="2"/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861" calcext:value-type="float">
            <text:p>861</text:p>
          </table:table-cell>
          <table:table-cell table:style-name="ce35" table:number-columns-repeated="2"/>
          <table:table-cell table:style-name="ce35" office:value-type="float" office:value="861" calcext:value-type="float">
            <text:p>861</text:p>
          </table:table-cell>
          <table:table-cell table:style-name="ce45" office:value-type="float" office:value="1731" calcext:value-type="float">
            <text:p>1,7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7" office:value-type="float" office:value="782" calcext:value-type="float">
            <text:p>782</text:p>
          </table:table-cell>
          <table:table-cell table:style-name="ce35" table:number-columns-repeated="2"/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770" calcext:value-type="float">
            <text:p>770</text:p>
          </table:table-cell>
          <table:table-cell table:style-name="ce35" table:number-columns-repeated="2"/>
          <table:table-cell table:style-name="ce35" office:value-type="float" office:value="770" calcext:value-type="float">
            <text:p>770</text:p>
          </table:table-cell>
          <table:table-cell table:style-name="ce45" office:value-type="float" office:value="1552" calcext:value-type="float">
            <text:p>1,5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7" office:value-type="float" office:value="807" calcext:value-type="float">
            <text:p>807</text:p>
          </table:table-cell>
          <table:table-cell table:style-name="ce35" table:number-columns-repeated="2"/>
          <table:table-cell table:style-name="ce35" office:value-type="float" office:value="807" calcext:value-type="float">
            <text:p>807</text:p>
          </table:table-cell>
          <table:table-cell table:style-name="ce35" office:value-type="float" office:value="826" calcext:value-type="float">
            <text:p>826</text:p>
          </table:table-cell>
          <table:table-cell table:style-name="ce35" table:number-columns-repeated="2"/>
          <table:table-cell table:style-name="ce35" office:value-type="float" office:value="826" calcext:value-type="float">
            <text:p>826</text:p>
          </table:table-cell>
          <table:table-cell table:style-name="ce45" office:value-type="float" office:value="1633" calcext:value-type="float">
            <text:p>1,6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7" office:value-type="float" office:value="738" calcext:value-type="float">
            <text:p>738</text:p>
          </table:table-cell>
          <table:table-cell table:style-name="ce35" table:number-columns-repeated="2"/>
          <table:table-cell table:style-name="ce35" office:value-type="float" office:value="738" calcext:value-type="float">
            <text:p>738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table:number-columns-repeated="2"/>
          <table:table-cell table:style-name="ce35" office:value-type="float" office:value="731" calcext:value-type="float">
            <text:p>731</text:p>
          </table:table-cell>
          <table:table-cell table:style-name="ce45" office:value-type="float" office:value="1469" calcext:value-type="float">
            <text:p>1,4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7" office:value-type="float" office:value="864" calcext:value-type="float">
            <text:p>864</text:p>
          </table:table-cell>
          <table:table-cell table:style-name="ce35" table:number-columns-repeated="2"/>
          <table:table-cell table:style-name="ce35" office:value-type="float" office:value="864" calcext:value-type="float">
            <text:p>864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table:number-columns-repeated="2"/>
          <table:table-cell table:style-name="ce35" office:value-type="float" office:value="825" calcext:value-type="float">
            <text:p>825</text:p>
          </table:table-cell>
          <table:table-cell table:style-name="ce45" office:value-type="float" office:value="1689" calcext:value-type="float">
            <text:p>1,6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7" office:value-type="float" office:value="890" calcext:value-type="float">
            <text:p>890</text:p>
          </table:table-cell>
          <table:table-cell table:style-name="ce35" table:number-columns-repeated="2"/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869" calcext:value-type="float">
            <text:p>869</text:p>
          </table:table-cell>
          <table:table-cell table:style-name="ce35" table:number-columns-repeated="2"/>
          <table:table-cell table:style-name="ce35" office:value-type="float" office:value="869" calcext:value-type="float">
            <text:p>869</text:p>
          </table:table-cell>
          <table:table-cell table:style-name="ce45" office:value-type="float" office:value="1759" calcext:value-type="float">
            <text:p>1,7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7" office:value-type="float" office:value="817" calcext:value-type="float">
            <text:p>817</text:p>
          </table:table-cell>
          <table:table-cell table:style-name="ce35" table:number-columns-repeated="2"/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824" calcext:value-type="float">
            <text:p>824</text:p>
          </table:table-cell>
          <table:table-cell table:style-name="ce35" table:number-columns-repeated="2"/>
          <table:table-cell table:style-name="ce35" office:value-type="float" office:value="824" calcext:value-type="float">
            <text:p>824</text:p>
          </table:table-cell>
          <table:table-cell table:style-name="ce45" office:value-type="float" office:value="1641" calcext:value-type="float">
            <text:p>1,6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7" office:value-type="float" office:value="933" calcext:value-type="float">
            <text:p>933</text:p>
          </table:table-cell>
          <table:table-cell table:style-name="ce35" table:number-columns-repeated="2"/>
          <table:table-cell table:style-name="ce35" office:value-type="float" office:value="933" calcext:value-type="float">
            <text:p>933</text:p>
          </table:table-cell>
          <table:table-cell table:style-name="ce35" office:value-type="float" office:value="822" calcext:value-type="float">
            <text:p>822</text:p>
          </table:table-cell>
          <table:table-cell table:style-name="ce35" table:number-columns-repeated="2"/>
          <table:table-cell table:style-name="ce35" office:value-type="float" office:value="822" calcext:value-type="float">
            <text:p>822</text:p>
          </table:table-cell>
          <table:table-cell table:style-name="ce45" office:value-type="float" office:value="1755" calcext:value-type="float">
            <text:p>1,7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7" office:value-type="float" office:value="835" calcext:value-type="float">
            <text:p>835</text:p>
          </table:table-cell>
          <table:table-cell table:style-name="ce35" table:number-columns-repeated="2"/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table:number-columns-repeated="2"/>
          <table:table-cell table:style-name="ce35" office:value-type="float" office:value="825" calcext:value-type="float">
            <text:p>825</text:p>
          </table:table-cell>
          <table:table-cell table:style-name="ce45" office:value-type="float" office:value="1660" calcext:value-type="float">
            <text:p>1,6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7" office:value-type="float" office:value="827" calcext:value-type="float">
            <text:p>827</text:p>
          </table:table-cell>
          <table:table-cell table:style-name="ce35" table:number-columns-repeated="2"/>
          <table:table-cell table:style-name="ce35" office:value-type="float" office:value="827" calcext:value-type="float">
            <text:p>827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table:number-columns-repeated="2"/>
          <table:table-cell table:style-name="ce35" office:value-type="float" office:value="858" calcext:value-type="float">
            <text:p>858</text:p>
          </table:table-cell>
          <table:table-cell table:style-name="ce45" office:value-type="float" office:value="1685" calcext:value-type="float">
            <text:p>1,6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7" office:value-type="float" office:value="850" calcext:value-type="float">
            <text:p>850</text:p>
          </table:table-cell>
          <table:table-cell table:style-name="ce35" table:number-columns-repeated="2"/>
          <table:table-cell table:style-name="ce35" office:value-type="float" office:value="850" calcext:value-type="float">
            <text:p>850</text:p>
          </table:table-cell>
          <table:table-cell table:style-name="ce35" office:value-type="float" office:value="821" calcext:value-type="float">
            <text:p>821</text:p>
          </table:table-cell>
          <table:table-cell table:style-name="ce35" table:number-columns-repeated="2"/>
          <table:table-cell table:style-name="ce35" office:value-type="float" office:value="821" calcext:value-type="float">
            <text:p>821</text:p>
          </table:table-cell>
          <table:table-cell table:style-name="ce45" office:value-type="float" office:value="1671" calcext:value-type="float">
            <text:p>1,6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7" office:value-type="float" office:value="846" calcext:value-type="float">
            <text:p>846</text:p>
          </table:table-cell>
          <table:table-cell table:style-name="ce35" table:number-columns-repeated="2"/>
          <table:table-cell table:style-name="ce35" office:value-type="float" office:value="846" calcext:value-type="float">
            <text:p>846</text:p>
          </table:table-cell>
          <table:table-cell table:style-name="ce35" office:value-type="float" office:value="828" calcext:value-type="float">
            <text:p>828</text:p>
          </table:table-cell>
          <table:table-cell table:style-name="ce35" table:number-columns-repeated="2"/>
          <table:table-cell table:style-name="ce35" office:value-type="float" office:value="828" calcext:value-type="float">
            <text:p>828</text:p>
          </table:table-cell>
          <table:table-cell table:style-name="ce45" office:value-type="float" office:value="1674" calcext:value-type="float">
            <text:p>1,6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7" office:value-type="float" office:value="822" calcext:value-type="float">
            <text:p>822</text:p>
          </table:table-cell>
          <table:table-cell table:style-name="ce35" table:number-columns-repeated="2"/>
          <table:table-cell table:style-name="ce35" office:value-type="float" office:value="822" calcext:value-type="float">
            <text:p>822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table:number-columns-repeated="2"/>
          <table:table-cell table:style-name="ce35" office:value-type="float" office:value="820" calcext:value-type="float">
            <text:p>820</text:p>
          </table:table-cell>
          <table:table-cell table:style-name="ce45" office:value-type="float" office:value="1642" calcext:value-type="float">
            <text:p>1,6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7" office:value-type="float" office:value="830" calcext:value-type="float">
            <text:p>830</text:p>
          </table:table-cell>
          <table:table-cell table:style-name="ce35" table:number-columns-repeated="2"/>
          <table:table-cell table:style-name="ce35" office:value-type="float" office:value="830" calcext:value-type="float">
            <text:p>830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table:number-columns-repeated="2"/>
          <table:table-cell table:style-name="ce35" office:value-type="float" office:value="760" calcext:value-type="float">
            <text:p>760</text:p>
          </table:table-cell>
          <table:table-cell table:style-name="ce45" office:value-type="float" office:value="1590" calcext:value-type="float">
            <text:p>1,5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7" office:value-type="float" office:value="838" calcext:value-type="float">
            <text:p>838</text:p>
          </table:table-cell>
          <table:table-cell table:style-name="ce35" table:number-columns-repeated="2"/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56" calcext:value-type="float">
            <text:p>756</text:p>
          </table:table-cell>
          <table:table-cell table:style-name="ce35" table:number-columns-repeated="2"/>
          <table:table-cell table:style-name="ce35" office:value-type="float" office:value="756" calcext:value-type="float">
            <text:p>756</text:p>
          </table:table-cell>
          <table:table-cell table:style-name="ce45" office:value-type="float" office:value="1594" calcext:value-type="float">
            <text:p>1,5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7" office:value-type="float" office:value="777" calcext:value-type="float">
            <text:p>777</text:p>
          </table:table-cell>
          <table:table-cell table:style-name="ce35" table:number-columns-repeated="2"/>
          <table:table-cell table:style-name="ce35" office:value-type="float" office:value="777" calcext:value-type="float">
            <text:p>777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table:number-columns-repeated="2"/>
          <table:table-cell table:style-name="ce35" office:value-type="float" office:value="676" calcext:value-type="float">
            <text:p>676</text:p>
          </table:table-cell>
          <table:table-cell table:style-name="ce45" office:value-type="float" office:value="1453" calcext:value-type="float">
            <text:p>1,4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7" office:value-type="float" office:value="690" calcext:value-type="float">
            <text:p>690</text:p>
          </table:table-cell>
          <table:table-cell table:style-name="ce35" table:number-columns-repeated="2"/>
          <table:table-cell table:style-name="ce35" office:value-type="float" office:value="690" calcext:value-type="float">
            <text:p>690</text:p>
          </table:table-cell>
          <table:table-cell table:style-name="ce35" office:value-type="float" office:value="758" calcext:value-type="float">
            <text:p>75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759" calcext:value-type="float">
            <text:p>759</text:p>
          </table:table-cell>
          <table:table-cell table:style-name="ce45" office:value-type="float" office:value="1449" calcext:value-type="float">
            <text:p>1,4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7" office:value-type="float" office:value="616" calcext:value-type="float">
            <text:p>616</text:p>
          </table:table-cell>
          <table:table-cell table:style-name="ce35" table:number-columns-repeated="2"/>
          <table:table-cell table:style-name="ce35" office:value-type="float" office:value="616" calcext:value-type="float">
            <text:p>616</text:p>
          </table:table-cell>
          <table:table-cell table:style-name="ce35" office:value-type="float" office:value="710" calcext:value-type="float">
            <text:p>710</text:p>
          </table:table-cell>
          <table:table-cell table:style-name="ce35" table:number-columns-repeated="2"/>
          <table:table-cell table:style-name="ce35" office:value-type="float" office:value="710" calcext:value-type="float">
            <text:p>710</text:p>
          </table:table-cell>
          <table:table-cell table:style-name="ce45" office:value-type="float" office:value="1326" calcext:value-type="float">
            <text:p>1,3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7" office:value-type="float" office:value="616" calcext:value-type="float">
            <text:p>616</text:p>
          </table:table-cell>
          <table:table-cell table:style-name="ce35" table:number-columns-repeated="2"/>
          <table:table-cell table:style-name="ce35" office:value-type="float" office:value="616" calcext:value-type="float">
            <text:p>616</text:p>
          </table:table-cell>
          <table:table-cell table:style-name="ce35" office:value-type="float" office:value="630" calcext:value-type="float">
            <text:p>630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633" calcext:value-type="float">
            <text:p>633</text:p>
          </table:table-cell>
          <table:table-cell table:style-name="ce45" office:value-type="float" office:value="1249" calcext:value-type="float">
            <text:p>1,2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7" office:value-type="float" office:value="786" calcext:value-type="float">
            <text:p>786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791" calcext:value-type="float">
            <text:p>791</text:p>
          </table:table-cell>
          <table:table-cell table:style-name="ce35" office:value-type="float" office:value="719" calcext:value-type="float">
            <text:p>719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724" calcext:value-type="float">
            <text:p>724</text:p>
          </table:table-cell>
          <table:table-cell table:style-name="ce45" office:value-type="float" office:value="1515" calcext:value-type="float">
            <text:p>1,5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7" office:value-type="float" office:value="815" calcext:value-type="float">
            <text:p>8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5" office:value-type="float" office:value="746" calcext:value-type="float">
            <text:p>746</text:p>
          </table:table-cell>
          <table:table-cell table:style-name="ce45" office:value-type="float" office:value="1566" calcext:value-type="float">
            <text:p>1,5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797" calcext:value-type="float">
            <text:p>797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630" calcext:value-type="float">
            <text:p>630</text:p>
          </table:table-cell>
          <table:table-cell table:style-name="ce35" office:value-type="float" office:value="47" calcext:value-type="float">
            <text:p>47</text:p>
          </table:table-cell>
          <table:table-cell table:style-name="ce35"/>
          <table:table-cell table:style-name="ce35" office:value-type="float" office:value="677" calcext:value-type="float">
            <text:p>677</text:p>
          </table:table-cell>
          <table:table-cell table:style-name="ce45" office:value-type="float" office:value="1480" calcext:value-type="float">
            <text:p>1,4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775" calcext:value-type="float">
            <text:p>775</text:p>
          </table:table-cell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5" office:value-type="float" office:value="792" calcext:value-type="float">
            <text:p>792</text:p>
          </table:table-cell>
          <table:table-cell table:style-name="ce35" office:value-type="float" office:value="649" calcext:value-type="float">
            <text:p>649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09" calcext:value-type="float">
            <text:p>709</text:p>
          </table:table-cell>
          <table:table-cell table:style-name="ce45" office:value-type="float" office:value="1501" calcext:value-type="float">
            <text:p>1,5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822" calcext:value-type="float">
            <text:p>822</text:p>
          </table:table-cell>
          <table:table-cell table:style-name="ce35" office:value-type="float" office:value="46" calcext:value-type="float">
            <text:p>46</text:p>
          </table:table-cell>
          <table:table-cell table:style-name="ce35"/>
          <table:table-cell table:style-name="ce35" office:value-type="float" office:value="868" calcext:value-type="float">
            <text:p>868</text:p>
          </table:table-cell>
          <table:table-cell table:style-name="ce35" office:value-type="float" office:value="695" calcext:value-type="float">
            <text:p>695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00" calcext:value-type="float">
            <text:p>800</text:p>
          </table:table-cell>
          <table:table-cell table:style-name="ce45" office:value-type="float" office:value="1668" calcext:value-type="float">
            <text:p>1,6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768" calcext:value-type="float">
            <text:p>768</text:p>
          </table:table-cell>
          <table:table-cell table:style-name="ce35" office:value-type="float" office:value="65" calcext:value-type="float">
            <text:p>65</text:p>
          </table:table-cell>
          <table:table-cell table:style-name="ce35"/>
          <table:table-cell table:style-name="ce35" office:value-type="float" office:value="833" calcext:value-type="float">
            <text:p>833</text:p>
          </table:table-cell>
          <table:table-cell table:style-name="ce35" office:value-type="float" office:value="649" calcext:value-type="float">
            <text:p>649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73" calcext:value-type="float">
            <text:p>773</text:p>
          </table:table-cell>
          <table:table-cell table:style-name="ce45" office:value-type="float" office:value="1606" calcext:value-type="float">
            <text:p>1,6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707" calcext:value-type="float">
            <text:p>707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50" calcext:value-type="float">
            <text:p>750</text:p>
          </table:table-cell>
          <table:table-cell table:style-name="ce45" office:value-type="float" office:value="1585" calcext:value-type="float">
            <text:p>1,5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560" calcext:value-type="float">
            <text:p>560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710" calcext:value-type="float">
            <text:p>710</text:p>
          </table:table-cell>
          <table:table-cell table:style-name="ce35" office:value-type="float" office:value="537" calcext:value-type="float">
            <text:p>537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54" calcext:value-type="float">
            <text:p>754</text:p>
          </table:table-cell>
          <table:table-cell table:style-name="ce45" office:value-type="float" office:value="1464" calcext:value-type="float">
            <text:p>1,4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482" calcext:value-type="float">
            <text:p>482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52" calcext:value-type="float">
            <text:p>652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71" calcext:value-type="float">
            <text:p>671</text:p>
          </table:table-cell>
          <table:table-cell table:style-name="ce45" office:value-type="float" office:value="1323" calcext:value-type="float">
            <text:p>1,3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414" calcext:value-type="float">
            <text:p>414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96" calcext:value-type="float">
            <text:p>696</text:p>
          </table:table-cell>
          <table:table-cell table:style-name="ce45" office:value-type="float" office:value="1291" calcext:value-type="float">
            <text:p>1,2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394" calcext:value-type="float">
            <text:p>394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05" calcext:value-type="float">
            <text:p>605</text:p>
          </table:table-cell>
          <table:table-cell table:style-name="ce35" office:value-type="float" office:value="364" calcext:value-type="float">
            <text:p>364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37" calcext:value-type="float">
            <text:p>637</text:p>
          </table:table-cell>
          <table:table-cell table:style-name="ce45" office:value-type="float" office:value="1242" calcext:value-type="float">
            <text:p>1,2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380" calcext:value-type="float">
            <text:p>380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25" calcext:value-type="float">
            <text:p>625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693" calcext:value-type="float">
            <text:p>693</text:p>
          </table:table-cell>
          <table:table-cell table:style-name="ce45" office:value-type="float" office:value="1318" calcext:value-type="float">
            <text:p>1,3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321" calcext:value-type="float">
            <text:p>321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60" calcext:value-type="float">
            <text:p>560</text:p>
          </table:table-cell>
          <table:table-cell table:style-name="ce45" office:value-type="float" office:value="1141" calcext:value-type="float">
            <text:p>1,1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253" calcext:value-type="float">
            <text:p>253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585" calcext:value-type="float">
            <text:p>585</text:p>
          </table:table-cell>
          <table:table-cell table:style-name="ce45" office:value-type="float" office:value="1120" calcext:value-type="float">
            <text:p>1,1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241" calcext:value-type="float">
            <text:p>24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59" calcext:value-type="float">
            <text:p>659</text:p>
          </table:table-cell>
          <table:table-cell table:style-name="ce45" office:value-type="float" office:value="1249" calcext:value-type="float">
            <text:p>1,2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341" calcext:value-type="float">
            <text:p>34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80" calcext:value-type="float">
            <text:p>580</text:p>
          </table:table-cell>
          <table:table-cell table:style-name="ce45" office:value-type="float" office:value="1156" calcext:value-type="float">
            <text:p>1,1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187" calcext:value-type="float">
            <text:p>187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82" calcext:value-type="float">
            <text:p>582</text:p>
          </table:table-cell>
          <table:table-cell table:style-name="ce45" office:value-type="float" office:value="1113" calcext:value-type="float">
            <text:p>1,1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171" calcext:value-type="float">
            <text:p>171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19" calcext:value-type="float">
            <text:p>519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605" calcext:value-type="float">
            <text:p>605</text:p>
          </table:table-cell>
          <table:table-cell table:style-name="ce45" office:value-type="float" office:value="1124" calcext:value-type="float">
            <text:p>1,1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276" calcext:value-type="float">
            <text:p>27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60" calcext:value-type="float">
            <text:p>460</text:p>
          </table:table-cell>
          <table:table-cell table:style-name="ce22" office:value-type="float" office:value="972" calcext:value-type="float">
            <text:p>9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19" calcext:value-type="float">
            <text:p>519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74" calcext:value-type="float">
            <text:p>574</text:p>
          </table:table-cell>
          <table:table-cell table:style-name="ce45" office:value-type="float" office:value="1093" calcext:value-type="float">
            <text:p>1,09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14" calcext:value-type="float">
            <text:p>514</text:p>
          </table:table-cell>
          <table:table-cell table:style-name="ce45" office:value-type="float" office:value="1014" calcext:value-type="float">
            <text:p>1,0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144" calcext:value-type="float">
            <text:p>144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4" calcext:value-type="float">
            <text:p>534</text:p>
          </table:table-cell>
          <table:table-cell table:style-name="ce45" office:value-type="float" office:value="1039" calcext:value-type="float">
            <text:p>1,0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78" calcext:value-type="float">
            <text:p>37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38" calcext:value-type="float">
            <text:p>438</text:p>
          </table:table-cell>
          <table:table-cell table:style-name="ce22" office:value-type="float" office:value="816" calcext:value-type="float">
            <text:p>8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32" calcext:value-type="float">
            <text:p>432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504" calcext:value-type="float">
            <text:p>504</text:p>
          </table:table-cell>
          <table:table-cell table:style-name="ce22" office:value-type="float" office:value="936" calcext:value-type="float">
            <text:p>9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35" office:value-type="float" office:value="332" calcext:value-type="float">
            <text:p>33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4" calcext:value-type="float">
            <text:p>464</text:p>
          </table:table-cell>
          <table:table-cell table:style-name="ce22" office:value-type="float" office:value="892" calcext:value-type="float">
            <text:p>8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39" calcext:value-type="float">
            <text:p>439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331" calcext:value-type="float">
            <text:p>33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79" calcext:value-type="float">
            <text:p>479</text:p>
          </table:table-cell>
          <table:table-cell table:style-name="ce22" office:value-type="float" office:value="918" calcext:value-type="float">
            <text:p>9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73" calcext:value-type="float">
            <text:p>473</text:p>
          </table:table-cell>
          <table:table-cell table:style-name="ce22" office:value-type="float" office:value="935" calcext:value-type="float">
            <text:p>9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476" calcext:value-type="float">
            <text:p>476</text:p>
          </table:table-cell>
          <table:table-cell table:style-name="ce22" office:value-type="float" office:value="886" calcext:value-type="float">
            <text:p>8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9" calcext:value-type="float">
            <text:p>42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318" calcext:value-type="float">
            <text:p>318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476" calcext:value-type="float">
            <text:p>476</text:p>
          </table:table-cell>
          <table:table-cell table:style-name="ce22" office:value-type="float" office:value="905" calcext:value-type="float">
            <text:p>9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4" calcext:value-type="float">
            <text:p>42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479" calcext:value-type="float">
            <text:p>479</text:p>
          </table:table-cell>
          <table:table-cell table:style-name="ce22" office:value-type="float" office:value="903" calcext:value-type="float">
            <text:p>9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502" calcext:value-type="float">
            <text:p>502</text:p>
          </table:table-cell>
          <table:table-cell table:style-name="ce22" office:value-type="float" office:value="952" calcext:value-type="float">
            <text:p>9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32" calcext:value-type="float">
            <text:p>43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541" calcext:value-type="float">
            <text:p>541</text:p>
          </table:table-cell>
          <table:table-cell table:style-name="ce22" office:value-type="float" office:value="973" calcext:value-type="float">
            <text:p>9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/>
          <table:table-cell table:style-name="ce22" office:value-type="string" calcext:value-type="string">
            <text:p>Over te brengen.</text:p>
          </table:table-cell>
          <table:table-cell/>
          <table:table-cell table:style-name="ce29" office:value-type="float" office:value="25669" calcext:value-type="float">
            <text:p>25,669</text:p>
          </table:table-cell>
          <table:table-cell table:style-name="ce36" office:value-type="float" office:value="7790" calcext:value-type="float">
            <text:p>7,790</text:p>
          </table:table-cell>
          <table:table-cell table:style-name="ce35" office:value-type="float" office:value="370" calcext:value-type="float">
            <text:p>370</text:p>
          </table:table-cell>
          <table:table-cell table:style-name="ce36" office:value-type="float" office:value="33829" calcext:value-type="float">
            <text:p>33,829</text:p>
          </table:table-cell>
          <table:table-cell table:style-name="ce36" office:value-type="float" office:value="24899" calcext:value-type="float">
            <text:p>24,899</text:p>
          </table:table-cell>
          <table:table-cell table:style-name="ce36" office:value-type="float" office:value="8283" calcext:value-type="float">
            <text:p>8,283</text:p>
          </table:table-cell>
          <table:table-cell table:style-name="ce35" office:value-type="float" office:value="907" calcext:value-type="float">
            <text:p>907</text:p>
          </table:table-cell>
          <table:table-cell table:style-name="ce36" office:value-type="float" office:value="34089" calcext:value-type="float">
            <text:p>34,089</text:p>
          </table:table-cell>
          <table:table-cell table:style-name="ce45" office:value-type="float" office:value="67918" calcext:value-type="float">
            <text:p>67,9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383" calcext:value-type="float">
            <text:p>383</text:p>
          </table:table-cell>
          <table:table-cell table:style-name="ce22" office:value-type="float" office:value="748" calcext:value-type="float">
            <text:p>74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412" calcext:value-type="float">
            <text:p>412</text:p>
          </table:table-cell>
          <table:table-cell table:style-name="ce22" office:value-type="float" office:value="766" calcext:value-type="float">
            <text:p>7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38" calcext:value-type="float">
            <text:p>438</text:p>
          </table:table-cell>
          <table:table-cell table:style-name="ce22" office:value-type="float" office:value="767" calcext:value-type="float">
            <text:p>7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325" calcext:value-type="float">
            <text:p>325</text:p>
          </table:table-cell>
          <table:table-cell table:style-name="ce22" office:value-type="float" office:value="621" calcext:value-type="float">
            <text:p>6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362" calcext:value-type="float">
            <text:p>362</text:p>
          </table:table-cell>
          <table:table-cell table:style-name="ce22" office:value-type="float" office:value="668" calcext:value-type="float">
            <text:p>6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341" calcext:value-type="float">
            <text:p>341</text:p>
          </table:table-cell>
          <table:table-cell table:style-name="ce22" office:value-type="float" office:value="613" calcext:value-type="float">
            <text:p>6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333" calcext:value-type="float">
            <text:p>333</text:p>
          </table:table-cell>
          <table:table-cell table:style-name="ce22" office:value-type="float" office:value="591" calcext:value-type="float">
            <text:p>5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92" calcext:value-type="float">
            <text:p>292</text:p>
          </table:table-cell>
          <table:table-cell table:style-name="ce22" office:value-type="float" office:value="531" calcext:value-type="float">
            <text:p>5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349" calcext:value-type="float">
            <text:p>349</text:p>
          </table:table-cell>
          <table:table-cell table:style-name="ce22" office:value-type="float" office:value="589" calcext:value-type="float">
            <text:p>5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323" calcext:value-type="float">
            <text:p>323</text:p>
          </table:table-cell>
          <table:table-cell table:style-name="ce22" office:value-type="float" office:value="532" calcext:value-type="float">
            <text:p>5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82" calcext:value-type="float">
            <text:p>282</text:p>
          </table:table-cell>
          <table:table-cell table:style-name="ce22" office:value-type="float" office:value="506" calcext:value-type="float">
            <text:p>5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292" calcext:value-type="float">
            <text:p>292</text:p>
          </table:table-cell>
          <table:table-cell table:style-name="ce22" office:value-type="float" office:value="503" calcext:value-type="float">
            <text:p>5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241" calcext:value-type="float">
            <text:p>241</text:p>
          </table:table-cell>
          <table:table-cell table:style-name="ce22" office:value-type="float" office:value="416" calcext:value-type="float">
            <text:p>4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31" calcext:value-type="float">
            <text:p>231</text:p>
          </table:table-cell>
          <table:table-cell table:style-name="ce22" office:value-type="float" office:value="388" calcext:value-type="float">
            <text:p>3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19" calcext:value-type="float">
            <text:p>219</text:p>
          </table:table-cell>
          <table:table-cell table:style-name="ce22" office:value-type="float" office:value="357" calcext:value-type="float">
            <text:p>3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10" calcext:value-type="float">
            <text:p>210</text:p>
          </table:table-cell>
          <table:table-cell table:style-name="ce22" office:value-type="float" office:value="367" calcext:value-type="float">
            <text:p>3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92" calcext:value-type="float">
            <text:p>192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52" calcext:value-type="float">
            <text:p>152</text:p>
          </table:table-cell>
          <table:table-cell table:style-name="ce22" office:value-type="float" office:value="259" calcext:value-type="float">
            <text:p>2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89" calcext:value-type="float">
            <text:p>189</text:p>
          </table:table-cell>
          <table:table-cell table:style-name="ce22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82" calcext:value-type="float">
            <text:p>182</text:p>
          </table:table-cell>
          <table:table-cell table:style-name="ce22" office:value-type="float" office:value="280" calcext:value-type="float">
            <text:p>2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08" calcext:value-type="float">
            <text:p>108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72" calcext:value-type="float">
            <text:p>172</text:p>
          </table:table-cell>
          <table:table-cell table:style-name="ce22" office:value-type="float" office:value="272" calcext:value-type="float">
            <text:p>2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27" calcext:value-type="float">
            <text:p>127</text:p>
          </table:table-cell>
          <table:table-cell table:style-name="ce22" office:value-type="float" office:value="223" calcext:value-type="float">
            <text:p>2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2" table:style-name="ce35" office:value-type="float" office:value="25" calcext:value-type="float">
            <text:p>2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09" calcext:value-type="float">
            <text:p>109</text:p>
          </table:table-cell>
          <table:table-cell table:style-name="ce22" office:value-type="float" office:value="186" calcext:value-type="float">
            <text:p>1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12" calcext:value-type="float">
            <text:p>112</text:p>
          </table:table-cell>
          <table:table-cell table:style-name="ce22" office:value-type="float" office:value="191" calcext:value-type="float">
            <text:p>1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88" calcext:value-type="float">
            <text:p>88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35" office:value-type="float" office:value="24" calcext:value-type="float">
            <text:p>24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02" calcext:value-type="float">
            <text:p>102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6" calcext:value-type="float">
            <text:p>66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68" calcext:value-type="float">
            <text:p>68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2" calcext:value-type="float">
            <text:p>72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4" calcext:value-type="float">
            <text:p>44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2" calcext:value-type="float">
            <text:p>32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35" office:value-type="float" office:value="13" calcext:value-type="float">
            <text:p>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3" calcext:value-type="float">
            <text:p>33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0" calcext:value-type="float">
            <text:p>40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7" calcext:value-type="float">
            <text:p>17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2" table:style-name="ce35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41" office:value-type="string" calcext:value-type="string">
            <text:p>4\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TIEN STEDEN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9" office:value-type="float" office:value="26272" calcext:value-type="float">
            <text:p>26,272</text:p>
          </table:table-cell>
          <table:table-cell table:style-name="ce36" office:value-type="float" office:value="11323" calcext:value-type="float">
            <text:p>11,323</text:p>
          </table:table-cell>
          <table:table-cell table:style-name="ce36" office:value-type="float" office:value="1484" calcext:value-type="float">
            <text:p>1,484</text:p>
          </table:table-cell>
          <table:table-cell table:style-name="ce36" office:value-type="float" office:value="39079" calcext:value-type="float">
            <text:p>39,079</text:p>
          </table:table-cell>
          <table:table-cell table:style-name="ce36" office:value-type="float" office:value="26255" calcext:value-type="float">
            <text:p>26,255</text:p>
          </table:table-cell>
          <table:table-cell table:style-name="ce36" office:value-type="float" office:value="11349" calcext:value-type="float">
            <text:p>11,349</text:p>
          </table:table-cell>
          <table:table-cell table:style-name="ce36" office:value-type="float" office:value="3499" calcext:value-type="float">
            <text:p>3,499</text:p>
          </table:table-cell>
          <table:table-cell table:style-name="ce36" office:value-type="float" office:value="41104" calcext:value-type="float">
            <text:p>41,104</text:p>
          </table:table-cell>
          <table:table-cell table:style-name="ce45" office:value-type="float" office:value="80183" calcext:value-type="float">
            <text:p>80,1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29" office:value-type="float" office:value="3634" calcext:value-type="float">
            <text:p>3,634</text:p>
          </table:table-cell>
          <table:table-cell table:style-name="ce35" table:number-columns-repeated="2"/>
          <table:table-cell table:style-name="ce36" office:value-type="float" office:value="3634" calcext:value-type="float">
            <text:p>3,634</text:p>
          </table:table-cell>
          <table:table-cell table:style-name="ce36" office:value-type="float" office:value="3520" calcext:value-type="float">
            <text:p>3,520</text:p>
          </table:table-cell>
          <table:table-cell table:style-name="ce35" table:number-columns-repeated="2"/>
          <table:table-cell table:style-name="ce36" office:value-type="float" office:value="3520" calcext:value-type="float">
            <text:p>3,520</text:p>
          </table:table-cell>
          <table:table-cell table:style-name="ce45" office:value-type="float" office:value="7154" calcext:value-type="float">
            <text:p>7,1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29" office:value-type="float" office:value="3016" calcext:value-type="float">
            <text:p>3,016</text:p>
          </table:table-cell>
          <table:table-cell table:style-name="ce35" table:number-columns-repeated="2"/>
          <table:table-cell table:style-name="ce36" office:value-type="float" office:value="3016" calcext:value-type="float">
            <text:p>3,016</text:p>
          </table:table-cell>
          <table:table-cell table:style-name="ce36" office:value-type="float" office:value="3001" calcext:value-type="float">
            <text:p>3,001</text:p>
          </table:table-cell>
          <table:table-cell table:style-name="ce35" table:number-columns-repeated="2"/>
          <table:table-cell table:style-name="ce36" office:value-type="float" office:value="3001" calcext:value-type="float">
            <text:p>3,001</text:p>
          </table:table-cell>
          <table:table-cell table:style-name="ce45" office:value-type="float" office:value="6017" calcext:value-type="float">
            <text:p>6,0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29" office:value-type="float" office:value="3098" calcext:value-type="float">
            <text:p>3,098</text:p>
          </table:table-cell>
          <table:table-cell table:style-name="ce35" table:number-columns-repeated="2"/>
          <table:table-cell table:style-name="ce36" office:value-type="float" office:value="3098" calcext:value-type="float">
            <text:p>3,098</text:p>
          </table:table-cell>
          <table:table-cell table:style-name="ce36" office:value-type="float" office:value="3036" calcext:value-type="float">
            <text:p>3,036</text:p>
          </table:table-cell>
          <table:table-cell table:style-name="ce35" table:number-columns-repeated="2"/>
          <table:table-cell table:style-name="ce36" office:value-type="float" office:value="3036" calcext:value-type="float">
            <text:p>3,036</text:p>
          </table:table-cell>
          <table:table-cell table:style-name="ce45" office:value-type="float" office:value="6134" calcext:value-type="float">
            <text:p>6,1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29" office:value-type="float" office:value="3090" calcext:value-type="float">
            <text:p>3,090</text:p>
          </table:table-cell>
          <table:table-cell table:style-name="ce35" table:number-columns-repeated="2"/>
          <table:table-cell table:style-name="ce36" office:value-type="float" office:value="3090" calcext:value-type="float">
            <text:p>3,090</text:p>
          </table:table-cell>
          <table:table-cell table:style-name="ce36" office:value-type="float" office:value="2980" calcext:value-type="float">
            <text:p>2,980</text:p>
          </table:table-cell>
          <table:table-cell table:style-name="ce35" table:number-columns-repeated="2"/>
          <table:table-cell table:style-name="ce36" office:value-type="float" office:value="2980" calcext:value-type="float">
            <text:p>2,980</text:p>
          </table:table-cell>
          <table:table-cell table:style-name="ce45" office:value-type="float" office:value="6070" calcext:value-type="float">
            <text:p>6,0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29" office:value-type="float" office:value="3408" calcext:value-type="float">
            <text:p>3,408</text:p>
          </table:table-cell>
          <table:table-cell table:style-name="ce35" table:number-columns-repeated="2"/>
          <table:table-cell table:style-name="ce36" office:value-type="float" office:value="3408" calcext:value-type="float">
            <text:p>3,408</text:p>
          </table:table-cell>
          <table:table-cell table:style-name="ce36" office:value-type="float" office:value="3365" calcext:value-type="float">
            <text:p>3,365</text:p>
          </table:table-cell>
          <table:table-cell table:style-name="ce35" table:number-columns-repeated="2"/>
          <table:table-cell table:style-name="ce36" office:value-type="float" office:value="3365" calcext:value-type="float">
            <text:p>3,365</text:p>
          </table:table-cell>
          <table:table-cell table:style-name="ce45" office:value-type="float" office:value="6773" calcext:value-type="float">
            <text:p>6,7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29" office:value-type="float" office:value="3595" calcext:value-type="float">
            <text:p>3,595</text:p>
          </table:table-cell>
          <table:table-cell table:style-name="ce35" table:number-columns-repeated="2"/>
          <table:table-cell table:style-name="ce36" office:value-type="float" office:value="3595" calcext:value-type="float">
            <text:p>3,595</text:p>
          </table:table-cell>
          <table:table-cell table:style-name="ce36" office:value-type="float" office:value="3466" calcext:value-type="float">
            <text:p>3,466</text:p>
          </table:table-cell>
          <table:table-cell table:style-name="ce35" table:number-columns-repeated="2"/>
          <table:table-cell table:style-name="ce36" office:value-type="float" office:value="3466" calcext:value-type="float">
            <text:p>3,466</text:p>
          </table:table-cell>
          <table:table-cell table:style-name="ce45" office:value-type="float" office:value="7061" calcext:value-type="float">
            <text:p>7,0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29" office:value-type="float" office:value="3523" calcext:value-type="float">
            <text:p>3,523</text:p>
          </table:table-cell>
          <table:table-cell table:style-name="ce35" table:number-columns-repeated="2"/>
          <table:table-cell table:style-name="ce36" office:value-type="float" office:value="3523" calcext:value-type="float">
            <text:p>3,523</text:p>
          </table:table-cell>
          <table:table-cell table:style-name="ce36" office:value-type="float" office:value="3282" calcext:value-type="float">
            <text:p>3,282</text:p>
          </table:table-cell>
          <table:table-cell table:style-name="ce35" table:number-columns-repeated="2"/>
          <table:table-cell table:style-name="ce36" office:value-type="float" office:value="3282" calcext:value-type="float">
            <text:p>3,282</text:p>
          </table:table-cell>
          <table:table-cell table:style-name="ce45" office:value-type="float" office:value="6805" calcext:value-type="float">
            <text:p>6,8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29" office:value-type="float" office:value="3565" calcext:value-type="float">
            <text:p>3,565</text:p>
          </table:table-cell>
          <table:table-cell table:style-name="ce35" table:number-columns-repeated="2"/>
          <table:table-cell table:style-name="ce36" office:value-type="float" office:value="3565" calcext:value-type="float">
            <text:p>3,565</text:p>
          </table:table-cell>
          <table:table-cell table:style-name="ce36" office:value-type="float" office:value="3447" calcext:value-type="float">
            <text:p>3,447</text:p>
          </table:table-cell>
          <table:table-cell table:style-name="ce35" table:number-columns-repeated="2"/>
          <table:table-cell table:style-name="ce36" office:value-type="float" office:value="3447" calcext:value-type="float">
            <text:p>3,447</text:p>
          </table:table-cell>
          <table:table-cell table:style-name="ce45" office:value-type="float" office:value="7012" calcext:value-type="float">
            <text:p>7,0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29" office:value-type="float" office:value="3535" calcext:value-type="float">
            <text:p>3,535</text:p>
          </table:table-cell>
          <table:table-cell table:style-name="ce35" table:number-columns-repeated="2"/>
          <table:table-cell table:style-name="ce36" office:value-type="float" office:value="3535" calcext:value-type="float">
            <text:p>3,535</text:p>
          </table:table-cell>
          <table:table-cell table:style-name="ce36" office:value-type="float" office:value="3427" calcext:value-type="float">
            <text:p>3,427</text:p>
          </table:table-cell>
          <table:table-cell table:style-name="ce35" table:number-columns-repeated="2"/>
          <table:table-cell table:style-name="ce36" office:value-type="float" office:value="3427" calcext:value-type="float">
            <text:p>3,427</text:p>
          </table:table-cell>
          <table:table-cell table:style-name="ce45" office:value-type="float" office:value="6962" calcext:value-type="float">
            <text:p>6,9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29" office:value-type="float" office:value="3601" calcext:value-type="float">
            <text:p>3,601</text:p>
          </table:table-cell>
          <table:table-cell table:style-name="ce35" table:number-columns-repeated="2"/>
          <table:table-cell table:style-name="ce36" office:value-type="float" office:value="3601" calcext:value-type="float">
            <text:p>3,601</text:p>
          </table:table-cell>
          <table:table-cell table:style-name="ce36" office:value-type="float" office:value="3302" calcext:value-type="float">
            <text:p>3,302</text:p>
          </table:table-cell>
          <table:table-cell table:style-name="ce35" table:number-columns-repeated="2"/>
          <table:table-cell table:style-name="ce36" office:value-type="float" office:value="3302" calcext:value-type="float">
            <text:p>3,302</text:p>
          </table:table-cell>
          <table:table-cell table:style-name="ce45" office:value-type="float" office:value="6903" calcext:value-type="float">
            <text:p>6,9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29" office:value-type="float" office:value="3561" calcext:value-type="float">
            <text:p>3,561</text:p>
          </table:table-cell>
          <table:table-cell table:style-name="ce35" table:number-columns-repeated="2"/>
          <table:table-cell table:style-name="ce36" office:value-type="float" office:value="3561" calcext:value-type="float">
            <text:p>3,561</text:p>
          </table:table-cell>
          <table:table-cell table:style-name="ce36" office:value-type="float" office:value="3470" calcext:value-type="float">
            <text:p>3,470</text:p>
          </table:table-cell>
          <table:table-cell table:style-name="ce35" table:number-columns-repeated="2"/>
          <table:table-cell table:style-name="ce36" office:value-type="float" office:value="3470" calcext:value-type="float">
            <text:p>3,470</text:p>
          </table:table-cell>
          <table:table-cell table:style-name="ce45" office:value-type="float" office:value="7031" calcext:value-type="float">
            <text:p>7,0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29" office:value-type="float" office:value="3439" calcext:value-type="float">
            <text:p>3,439</text:p>
          </table:table-cell>
          <table:table-cell table:style-name="ce35" table:number-columns-repeated="2"/>
          <table:table-cell table:style-name="ce36" office:value-type="float" office:value="3439" calcext:value-type="float">
            <text:p>3,439</text:p>
          </table:table-cell>
          <table:table-cell table:style-name="ce36" office:value-type="float" office:value="3431" calcext:value-type="float">
            <text:p>3,431</text:p>
          </table:table-cell>
          <table:table-cell table:style-name="ce35" table:number-columns-repeated="2"/>
          <table:table-cell table:style-name="ce36" office:value-type="float" office:value="3431" calcext:value-type="float">
            <text:p>3,431</text:p>
          </table:table-cell>
          <table:table-cell table:style-name="ce45" office:value-type="float" office:value="6870" calcext:value-type="float">
            <text:p>6,8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29" office:value-type="float" office:value="3475" calcext:value-type="float">
            <text:p>3,475</text:p>
          </table:table-cell>
          <table:table-cell table:style-name="ce35" table:number-columns-repeated="2"/>
          <table:table-cell table:style-name="ce36" office:value-type="float" office:value="3475" calcext:value-type="float">
            <text:p>3,475</text:p>
          </table:table-cell>
          <table:table-cell table:style-name="ce36" office:value-type="float" office:value="3405" calcext:value-type="float">
            <text:p>3,405</text:p>
          </table:table-cell>
          <table:table-cell table:style-name="ce35" table:number-columns-repeated="2"/>
          <table:table-cell table:style-name="ce36" office:value-type="float" office:value="3405" calcext:value-type="float">
            <text:p>3,405</text:p>
          </table:table-cell>
          <table:table-cell table:style-name="ce45" office:value-type="float" office:value="6880" calcext:value-type="float">
            <text:p>6,8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29" office:value-type="float" office:value="3557" calcext:value-type="float">
            <text:p>3,557</text:p>
          </table:table-cell>
          <table:table-cell table:style-name="ce35" table:number-columns-repeated="2"/>
          <table:table-cell table:style-name="ce36" office:value-type="float" office:value="3557" calcext:value-type="float">
            <text:p>3,557</text:p>
          </table:table-cell>
          <table:table-cell table:style-name="ce36" office:value-type="float" office:value="3326" calcext:value-type="float">
            <text:p>3,326</text:p>
          </table:table-cell>
          <table:table-cell table:style-name="ce35" table:number-columns-repeated="2"/>
          <table:table-cell table:style-name="ce36" office:value-type="float" office:value="3326" calcext:value-type="float">
            <text:p>3,326</text:p>
          </table:table-cell>
          <table:table-cell table:style-name="ce45" office:value-type="float" office:value="6883" calcext:value-type="float">
            <text:p>6,8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29" office:value-type="float" office:value="3628" calcext:value-type="float">
            <text:p>3,628</text:p>
          </table:table-cell>
          <table:table-cell table:style-name="ce35" table:number-columns-repeated="2"/>
          <table:table-cell table:style-name="ce36" office:value-type="float" office:value="3628" calcext:value-type="float">
            <text:p>3,628</text:p>
          </table:table-cell>
          <table:table-cell table:style-name="ce36" office:value-type="float" office:value="3419" calcext:value-type="float">
            <text:p>3,419</text:p>
          </table:table-cell>
          <table:table-cell table:style-name="ce35" table:number-columns-repeated="2"/>
          <table:table-cell table:style-name="ce36" office:value-type="float" office:value="3419" calcext:value-type="float">
            <text:p>3,419</text:p>
          </table:table-cell>
          <table:table-cell table:style-name="ce45" office:value-type="float" office:value="7047" calcext:value-type="float">
            <text:p>7,04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29" office:value-type="float" office:value="3168" calcext:value-type="float">
            <text:p>3,168</text:p>
          </table:table-cell>
          <table:table-cell table:style-name="ce35" table:number-columns-repeated="2"/>
          <table:table-cell table:style-name="ce36" office:value-type="float" office:value="3168" calcext:value-type="float">
            <text:p>3,168</text:p>
          </table:table-cell>
          <table:table-cell table:style-name="ce36" office:value-type="float" office:value="2983" calcext:value-type="float">
            <text:p>2,98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6" office:value-type="float" office:value="2984" calcext:value-type="float">
            <text:p>2,984</text:p>
          </table:table-cell>
          <table:table-cell table:style-name="ce45" office:value-type="float" office:value="6152" calcext:value-type="float">
            <text:p>6,1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29" office:value-type="float" office:value="3191" calcext:value-type="float">
            <text:p>3,191</text:p>
          </table:table-cell>
          <table:table-cell table:style-name="ce35" table:number-columns-repeated="2"/>
          <table:table-cell table:style-name="ce36" office:value-type="float" office:value="3191" calcext:value-type="float">
            <text:p>3,191</text:p>
          </table:table-cell>
          <table:table-cell table:style-name="ce36" office:value-type="float" office:value="3012" calcext:value-type="float">
            <text:p>3,012</text:p>
          </table:table-cell>
          <table:table-cell table:style-name="ce35" table:number-columns-repeated="2"/>
          <table:table-cell table:style-name="ce36" office:value-type="float" office:value="3012" calcext:value-type="float">
            <text:p>3,012</text:p>
          </table:table-cell>
          <table:table-cell table:style-name="ce45" office:value-type="float" office:value="6203" calcext:value-type="float">
            <text:p>6,2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29" office:value-type="float" office:value="2658" calcext:value-type="float">
            <text:p>2,658</text:p>
          </table:table-cell>
          <table:table-cell table:style-name="ce35" table:number-columns-repeated="2"/>
          <table:table-cell table:style-name="ce36" office:value-type="float" office:value="2658" calcext:value-type="float">
            <text:p>2,658</text:p>
          </table:table-cell>
          <table:table-cell table:style-name="ce36" office:value-type="float" office:value="2641" calcext:value-type="float">
            <text:p>2,641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6" office:value-type="float" office:value="2644" calcext:value-type="float">
            <text:p>2,644</text:p>
          </table:table-cell>
          <table:table-cell table:style-name="ce45" office:value-type="float" office:value="5302" calcext:value-type="float">
            <text:p>5,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29" office:value-type="float" office:value="2611" calcext:value-type="float">
            <text:p>2,611</text:p>
          </table:table-cell>
          <table:table-cell table:style-name="ce35" table:number-columns-repeated="2"/>
          <table:table-cell table:style-name="ce36" office:value-type="float" office:value="2611" calcext:value-type="float">
            <text:p>2,611</text:p>
          </table:table-cell>
          <table:table-cell table:style-name="ce36" office:value-type="float" office:value="2524" calcext:value-type="float">
            <text:p>2,524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6" office:value-type="float" office:value="2534" calcext:value-type="float">
            <text:p>2,534</text:p>
          </table:table-cell>
          <table:table-cell table:style-name="ce45" office:value-type="float" office:value="5145" calcext:value-type="float">
            <text:p>5,1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29" office:value-type="float" office:value="2596" calcext:value-type="float">
            <text:p>2,596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6" office:value-type="float" office:value="2604" calcext:value-type="float">
            <text:p>2,604</text:p>
          </table:table-cell>
          <table:table-cell table:style-name="ce36" office:value-type="float" office:value="2646" calcext:value-type="float">
            <text:p>2,646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2675" calcext:value-type="float">
            <text:p>2,675</text:p>
          </table:table-cell>
          <table:table-cell table:style-name="ce45" office:value-type="float" office:value="5279" calcext:value-type="float">
            <text:p>5,2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29" office:value-type="float" office:value="2729" calcext:value-type="float">
            <text:p>2,729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6" office:value-type="float" office:value="2738" calcext:value-type="float">
            <text:p>2,738</text:p>
          </table:table-cell>
          <table:table-cell table:style-name="ce36" office:value-type="float" office:value="2798" calcext:value-type="float">
            <text:p>2,798</text:p>
          </table:table-cell>
          <table:table-cell table:style-name="ce35" office:value-type="float" office:value="53" calcext:value-type="float">
            <text:p>53</text:p>
          </table:table-cell>
          <table:table-cell table:style-name="ce35"/>
          <table:table-cell table:style-name="ce36" office:value-type="float" office:value="2851" calcext:value-type="float">
            <text:p>2,851</text:p>
          </table:table-cell>
          <table:table-cell table:style-name="ce45" office:value-type="float" office:value="5589" calcext:value-type="float">
            <text:p>5,5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29" office:value-type="float" office:value="2533" calcext:value-type="float">
            <text:p>2,53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2550" calcext:value-type="float">
            <text:p>2,550</text:p>
          </table:table-cell>
          <table:table-cell table:style-name="ce36" office:value-type="float" office:value="2492" calcext:value-type="float">
            <text:p>2,492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2578" calcext:value-type="float">
            <text:p>2,578</text:p>
          </table:table-cell>
          <table:table-cell table:style-name="ce45" office:value-type="float" office:value="5128" calcext:value-type="float">
            <text:p>5,1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29" office:value-type="float" office:value="2610" calcext:value-type="float">
            <text:p>2,61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2654" calcext:value-type="float">
            <text:p>2,654</text:p>
          </table:table-cell>
          <table:table-cell table:style-name="ce36" office:value-type="float" office:value="2639" calcext:value-type="float">
            <text:p>2,639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2816" calcext:value-type="float">
            <text:p>2,816</text:p>
          </table:table-cell>
          <table:table-cell table:style-name="ce45" office:value-type="float" office:value="5470" calcext:value-type="float">
            <text:p>5,4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29" office:value-type="float" office:value="2888" calcext:value-type="float">
            <text:p>2,888</text:p>
          </table:table-cell>
          <table:table-cell table:style-name="ce35" office:value-type="float" office:value="108" calcext:value-type="float">
            <text:p>108</text:p>
          </table:table-cell>
          <table:table-cell table:style-name="ce35"/>
          <table:table-cell table:style-name="ce36" office:value-type="float" office:value="2996" calcext:value-type="float">
            <text:p>2,996</text:p>
          </table:table-cell>
          <table:table-cell table:style-name="ce36" office:value-type="float" office:value="2585" calcext:value-type="float">
            <text:p>2,585</text:p>
          </table:table-cell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2855" calcext:value-type="float">
            <text:p>2,855</text:p>
          </table:table-cell>
          <table:table-cell table:style-name="ce45" office:value-type="float" office:value="5851" calcext:value-type="float">
            <text:p>5,8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29" office:value-type="float" office:value="2658" calcext:value-type="float">
            <text:p>2,658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2860" calcext:value-type="float">
            <text:p>2,860</text:p>
          </table:table-cell>
          <table:table-cell table:style-name="ce36" office:value-type="float" office:value="2525" calcext:value-type="float">
            <text:p>2,525</text:p>
          </table:table-cell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2917" calcext:value-type="float">
            <text:p>2,917</text:p>
          </table:table-cell>
          <table:table-cell table:style-name="ce45" office:value-type="float" office:value="5777" calcext:value-type="float">
            <text:p>5,7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29" office:value-type="float" office:value="2580" calcext:value-type="float">
            <text:p>2,580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2907" calcext:value-type="float">
            <text:p>2,907</text:p>
          </table:table-cell>
          <table:table-cell table:style-name="ce36" office:value-type="float" office:value="2261" calcext:value-type="float">
            <text:p>2,261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2800" calcext:value-type="float">
            <text:p>2,800</text:p>
          </table:table-cell>
          <table:table-cell table:style-name="ce45" office:value-type="float" office:value="5707" calcext:value-type="float">
            <text:p>5,7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29" office:value-type="float" office:value="2178" calcext:value-type="float">
            <text:p>2,178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559" calcext:value-type="float">
            <text:p>2,559</text:p>
          </table:table-cell>
          <table:table-cell table:style-name="ce36" office:value-type="float" office:value="2056" calcext:value-type="float">
            <text:p>2,056</text:p>
          </table:table-cell>
          <table:table-cell table:style-name="ce35" office:value-type="float" office:value="602" calcext:value-type="float">
            <text:p>602</text:p>
          </table:table-cell>
          <table:table-cell table:style-name="ce35" office:value-type="float" office:value="18" calcext:value-type="float">
            <text:p>18</text:p>
          </table:table-cell>
          <table:table-cell table:style-name="ce36" office:value-type="float" office:value="2676" calcext:value-type="float">
            <text:p>2,676</text:p>
          </table:table-cell>
          <table:table-cell table:style-name="ce45" office:value-type="float" office:value="5235" calcext:value-type="float">
            <text:p>5,2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29" office:value-type="float" office:value="2062" calcext:value-type="float">
            <text:p>2,062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53" calcext:value-type="float">
            <text:p>2,553</text:p>
          </table:table-cell>
          <table:table-cell table:style-name="ce36" office:value-type="float" office:value="1726" calcext:value-type="float">
            <text:p>1,726</text:p>
          </table:table-cell>
          <table:table-cell table:style-name="ce35" office:value-type="float" office:value="783" calcext:value-type="float">
            <text:p>783</text:p>
          </table:table-cell>
          <table:table-cell table:style-name="ce35" office:value-type="float" office:value="18" calcext:value-type="float">
            <text:p>18</text:p>
          </table:table-cell>
          <table:table-cell table:style-name="ce36" office:value-type="float" office:value="2527" calcext:value-type="float">
            <text:p>2,527</text:p>
          </table:table-cell>
          <table:table-cell table:style-name="ce45" office:value-type="float" office:value="5080" calcext:value-type="float">
            <text:p>5,0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29" office:value-type="float" office:value="1776" calcext:value-type="float">
            <text:p>1,776</text:p>
          </table:table-cell>
          <table:table-cell table:style-name="ce35" office:value-type="float" office:value="623" calcext:value-type="float">
            <text:p>623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409" calcext:value-type="float">
            <text:p>2,409</text:p>
          </table:table-cell>
          <table:table-cell table:style-name="ce36" office:value-type="float" office:value="1683" calcext:value-type="float">
            <text:p>1,683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2532" calcext:value-type="float">
            <text:p>2,532</text:p>
          </table:table-cell>
          <table:table-cell table:style-name="ce45" office:value-type="float" office:value="4941" calcext:value-type="float">
            <text:p>4,9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29" office:value-type="float" office:value="1558" calcext:value-type="float">
            <text:p>1,558</text:p>
          </table:table-cell>
          <table:table-cell table:style-name="ce35" office:value-type="float" office:value="625" calcext:value-type="float">
            <text:p>625</text:p>
          </table:table-cell>
          <table:table-cell table:style-name="ce35" office:value-type="float" office:value="12" calcext:value-type="float">
            <text:p>12</text:p>
          </table:table-cell>
          <table:table-cell table:style-name="ce36" office:value-type="float" office:value="2195" calcext:value-type="float">
            <text:p>2,195</text:p>
          </table:table-cell>
          <table:table-cell table:style-name="ce36" office:value-type="float" office:value="1306" calcext:value-type="float">
            <text:p>1,306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195" calcext:value-type="float">
            <text:p>2,195</text:p>
          </table:table-cell>
          <table:table-cell table:style-name="ce45" office:value-type="float" office:value="4390" calcext:value-type="float">
            <text:p>4,3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29" office:value-type="float" office:value="1692" calcext:value-type="float">
            <text:p>1,692</text:p>
          </table:table-cell>
          <table:table-cell table:style-name="ce35" office:value-type="float" office:value="894" calcext:value-type="float">
            <text:p>894</text:p>
          </table:table-cell>
          <table:table-cell table:style-name="ce35" office:value-type="float" office:value="23" calcext:value-type="float">
            <text:p>23</text:p>
          </table:table-cell>
          <table:table-cell table:style-name="ce36" office:value-type="float" office:value="2609" calcext:value-type="float">
            <text:p>2,609</text:p>
          </table:table-cell>
          <table:table-cell table:style-name="ce36" office:value-type="float" office:value="1364" calcext:value-type="float">
            <text:p>1,364</text:p>
          </table:table-cell>
          <table:table-cell table:style-name="ce36" office:value-type="float" office:value="1135" calcext:value-type="float">
            <text:p>1,135</text:p>
          </table:table-cell>
          <table:table-cell table:style-name="ce35" office:value-type="float" office:value="37" calcext:value-type="float">
            <text:p>37</text:p>
          </table:table-cell>
          <table:table-cell table:style-name="ce36" office:value-type="float" office:value="2536" calcext:value-type="float">
            <text:p>2,536</text:p>
          </table:table-cell>
          <table:table-cell table:style-name="ce45" office:value-type="float" office:value="5145" calcext:value-type="float">
            <text:p>5,1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29" office:value-type="float" office:value="1202" calcext:value-type="float">
            <text:p>1,202</text:p>
          </table:table-cell>
          <table:table-cell table:style-name="ce35" office:value-type="float" office:value="829" calcext:value-type="float">
            <text:p>829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2048" calcext:value-type="float">
            <text:p>2,048</text:p>
          </table:table-cell>
          <table:table-cell table:style-name="ce35" office:value-type="float" office:value="913" calcext:value-type="float">
            <text:p>913</text:p>
          </table:table-cell>
          <table:table-cell table:style-name="ce36" office:value-type="float" office:value="1048" calcext:value-type="float">
            <text:p>1,048</text:p>
          </table:table-cell>
          <table:table-cell table:style-name="ce35" office:value-type="float" office:value="34" calcext:value-type="float">
            <text:p>34</text:p>
          </table:table-cell>
          <table:table-cell table:style-name="ce36" office:value-type="float" office:value="1995" calcext:value-type="float">
            <text:p>1,995</text:p>
          </table:table-cell>
          <table:table-cell table:style-name="ce45" office:value-type="float" office:value="4043" calcext:value-type="float">
            <text:p>4,0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29" office:value-type="float" office:value="1076" calcext:value-type="float">
            <text:p>1,076</text:p>
          </table:table-cell>
          <table:table-cell table:style-name="ce35" office:value-type="float" office:value="962" calcext:value-type="float">
            <text:p>962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58" calcext:value-type="float">
            <text:p>2,058</text:p>
          </table:table-cell>
          <table:table-cell table:style-name="ce36" office:value-type="float" office:value="1021" calcext:value-type="float">
            <text:p>1,021</text:p>
          </table:table-cell>
          <table:table-cell table:style-name="ce36" office:value-type="float" office:value="1109" calcext:value-type="float">
            <text:p>1,109</text:p>
          </table:table-cell>
          <table:table-cell table:style-name="ce35" office:value-type="float" office:value="35" calcext:value-type="float">
            <text:p>35</text:p>
          </table:table-cell>
          <table:table-cell table:style-name="ce36" office:value-type="float" office:value="2165" calcext:value-type="float">
            <text:p>2,165</text:p>
          </table:table-cell>
          <table:table-cell table:style-name="ce45" office:value-type="float" office:value="4223" calcext:value-type="float">
            <text:p>4,2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29" office:value-type="float" office:value="1240" calcext:value-type="float">
            <text:p>1,240</text:p>
          </table:table-cell>
          <table:table-cell table:style-name="ce36" office:value-type="float" office:value="1181" calcext:value-type="float">
            <text:p>1,181</text:p>
          </table:table-cell>
          <table:table-cell table:style-name="ce35" office:value-type="float" office:value="37" calcext:value-type="float">
            <text:p>37</text:p>
          </table:table-cell>
          <table:table-cell table:style-name="ce36" office:value-type="float" office:value="2458" calcext:value-type="float">
            <text:p>2,458</text:p>
          </table:table-cell>
          <table:table-cell table:style-name="ce36" office:value-type="float" office:value="1078" calcext:value-type="float">
            <text:p>1,078</text:p>
          </table:table-cell>
          <table:table-cell table:style-name="ce36" office:value-type="float" office:value="1466" calcext:value-type="float">
            <text:p>1,466</text:p>
          </table:table-cell>
          <table:table-cell table:style-name="ce35" office:value-type="float" office:value="71" calcext:value-type="float">
            <text:p>71</text:p>
          </table:table-cell>
          <table:table-cell table:style-name="ce36" office:value-type="float" office:value="2615" calcext:value-type="float">
            <text:p>2,615</text:p>
          </table:table-cell>
          <table:table-cell table:style-name="ce45" office:value-type="float" office:value="5073" calcext:value-type="float">
            <text:p>5,0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29" office:value-type="float" office:value="1071" calcext:value-type="float">
            <text:p>1,071</text:p>
          </table:table-cell>
          <table:table-cell table:style-name="ce36" office:value-type="float" office:value="1172" calcext:value-type="float">
            <text:p>1,172</text:p>
          </table:table-cell>
          <table:table-cell table:style-name="ce35" office:value-type="float" office:value="29" calcext:value-type="float">
            <text:p>29</text:p>
          </table:table-cell>
          <table:table-cell table:style-name="ce36" office:value-type="float" office:value="2272" calcext:value-type="float">
            <text:p>2,272</text:p>
          </table:table-cell>
          <table:table-cell table:style-name="ce35" office:value-type="float" office:value="829" calcext:value-type="float">
            <text:p>829</text:p>
          </table:table-cell>
          <table:table-cell table:style-name="ce36" office:value-type="float" office:value="1277" calcext:value-type="float">
            <text:p>1,277</text:p>
          </table:table-cell>
          <table:table-cell table:style-name="ce35" office:value-type="float" office:value="49" calcext:value-type="float">
            <text:p>49</text:p>
          </table:table-cell>
          <table:table-cell table:style-name="ce36" office:value-type="float" office:value="2155" calcext:value-type="float">
            <text:p>2,155</text:p>
          </table:table-cell>
          <table:table-cell table:style-name="ce45" office:value-type="float" office:value="4427" calcext:value-type="float">
            <text:p>4,4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829" calcext:value-type="float">
            <text:p>829</text:p>
          </table:table-cell>
          <table:table-cell table:style-name="ce36" office:value-type="float" office:value="1198" calcext:value-type="float">
            <text:p>1,198</text:p>
          </table:table-cell>
          <table:table-cell table:style-name="ce35" office:value-type="float" office:value="43" calcext:value-type="float">
            <text:p>43</text:p>
          </table:table-cell>
          <table:table-cell table:style-name="ce36" office:value-type="float" office:value="2070" calcext:value-type="float">
            <text:p>2,070</text:p>
          </table:table-cell>
          <table:table-cell table:style-name="ce35" office:value-type="float" office:value="718" calcext:value-type="float">
            <text:p>718</text:p>
          </table:table-cell>
          <table:table-cell table:style-name="ce36" office:value-type="float" office:value="1395" calcext:value-type="float">
            <text:p>1,395</text:p>
          </table:table-cell>
          <table:table-cell table:style-name="ce35" office:value-type="float" office:value="69" calcext:value-type="float">
            <text:p>69</text:p>
          </table:table-cell>
          <table:table-cell table:style-name="ce36" office:value-type="float" office:value="2182" calcext:value-type="float">
            <text:p>2,182</text:p>
          </table:table-cell>
          <table:table-cell table:style-name="ce45" office:value-type="float" office:value="4252" calcext:value-type="float">
            <text:p>4,2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786" calcext:value-type="float">
            <text:p>786</text:p>
          </table:table-cell>
          <table:table-cell table:style-name="ce36" office:value-type="float" office:value="1256" calcext:value-type="float">
            <text:p>1,256</text:p>
          </table:table-cell>
          <table:table-cell table:style-name="ce35" office:value-type="float" office:value="44" calcext:value-type="float">
            <text:p>44</text:p>
          </table:table-cell>
          <table:table-cell table:style-name="ce36" office:value-type="float" office:value="2086" calcext:value-type="float">
            <text:p>2,086</text:p>
          </table:table-cell>
          <table:table-cell table:style-name="ce35" office:value-type="float" office:value="638" calcext:value-type="float">
            <text:p>638</text:p>
          </table:table-cell>
          <table:table-cell table:style-name="ce36" office:value-type="float" office:value="1325" calcext:value-type="float">
            <text:p>1,325</text:p>
          </table:table-cell>
          <table:table-cell table:style-name="ce35" office:value-type="float" office:value="76" calcext:value-type="float">
            <text:p>76</text:p>
          </table:table-cell>
          <table:table-cell table:style-name="ce36" office:value-type="float" office:value="2039" calcext:value-type="float">
            <text:p>2,039</text:p>
          </table:table-cell>
          <table:table-cell table:style-name="ce45" office:value-type="float" office:value="4125" calcext:value-type="float">
            <text:p>4,1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617" calcext:value-type="float">
            <text:p>617</text:p>
          </table:table-cell>
          <table:table-cell table:style-name="ce36" office:value-type="float" office:value="1227" calcext:value-type="float">
            <text:p>1,227</text:p>
          </table:table-cell>
          <table:table-cell table:style-name="ce35" office:value-type="float" office:value="54" calcext:value-type="float">
            <text:p>54</text:p>
          </table:table-cell>
          <table:table-cell table:style-name="ce36" office:value-type="float" office:value="1898" calcext:value-type="float">
            <text:p>1,898</text:p>
          </table:table-cell>
          <table:table-cell table:style-name="ce35" office:value-type="float" office:value="532" calcext:value-type="float">
            <text:p>532</text:p>
          </table:table-cell>
          <table:table-cell table:style-name="ce36" office:value-type="float" office:value="1270" calcext:value-type="float">
            <text:p>1,270</text:p>
          </table:table-cell>
          <table:table-cell table:style-name="ce35" office:value-type="float" office:value="82" calcext:value-type="float">
            <text:p>82</text:p>
          </table:table-cell>
          <table:table-cell table:style-name="ce36" office:value-type="float" office:value="1884" calcext:value-type="float">
            <text:p>1,884</text:p>
          </table:table-cell>
          <table:table-cell table:style-name="ce45" office:value-type="float" office:value="3782" calcext:value-type="float">
            <text:p>3,7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600" calcext:value-type="float">
            <text:p>600</text:p>
          </table:table-cell>
          <table:table-cell table:style-name="ce36" office:value-type="float" office:value="1391" calcext:value-type="float">
            <text:p>1,391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61" calcext:value-type="float">
            <text:p>2,061</text:p>
          </table:table-cell>
          <table:table-cell table:style-name="ce35" office:value-type="float" office:value="553" calcext:value-type="float">
            <text:p>553</text:p>
          </table:table-cell>
          <table:table-cell table:style-name="ce36" office:value-type="float" office:value="1383" calcext:value-type="float">
            <text:p>1,383</text:p>
          </table:table-cell>
          <table:table-cell table:style-name="ce35" office:value-type="float" office:value="98" calcext:value-type="float">
            <text:p>98</text:p>
          </table:table-cell>
          <table:table-cell table:style-name="ce36" office:value-type="float" office:value="2034" calcext:value-type="float">
            <text:p>2,034</text:p>
          </table:table-cell>
          <table:table-cell table:style-name="ce45" office:value-type="float" office:value="4095" calcext:value-type="float">
            <text:p>4,0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527" calcext:value-type="float">
            <text:p>527</text:p>
          </table:table-cell>
          <table:table-cell table:style-name="ce36" office:value-type="float" office:value="1257" calcext:value-type="float">
            <text:p>1,257</text:p>
          </table:table-cell>
          <table:table-cell table:style-name="ce35" office:value-type="float" office:value="49" calcext:value-type="float">
            <text:p>49</text:p>
          </table:table-cell>
          <table:table-cell table:style-name="ce36" office:value-type="float" office:value="1833" calcext:value-type="float">
            <text:p>1,833</text:p>
          </table:table-cell>
          <table:table-cell table:style-name="ce35" office:value-type="float" office:value="465" calcext:value-type="float">
            <text:p>465</text:p>
          </table:table-cell>
          <table:table-cell table:style-name="ce36" office:value-type="float" office:value="1304" calcext:value-type="float">
            <text:p>1,304</text:p>
          </table:table-cell>
          <table:table-cell table:style-name="ce35" office:value-type="float" office:value="110" calcext:value-type="float">
            <text:p>110</text:p>
          </table:table-cell>
          <table:table-cell table:style-name="ce36" office:value-type="float" office:value="1879" calcext:value-type="float">
            <text:p>1,879</text:p>
          </table:table-cell>
          <table:table-cell table:style-name="ce45" office:value-type="float" office:value="3712" calcext:value-type="float">
            <text:p>3,7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555" calcext:value-type="float">
            <text:p>555</text:p>
          </table:table-cell>
          <table:table-cell table:style-name="ce36" office:value-type="float" office:value="1423" calcext:value-type="float">
            <text:p>1,423</text:p>
          </table:table-cell>
          <table:table-cell table:style-name="ce35" office:value-type="float" office:value="84" calcext:value-type="float">
            <text:p>84</text:p>
          </table:table-cell>
          <table:table-cell table:style-name="ce36" office:value-type="float" office:value="2062" calcext:value-type="float">
            <text:p>2,062</text:p>
          </table:table-cell>
          <table:table-cell table:style-name="ce35" office:value-type="float" office:value="527" calcext:value-type="float">
            <text:p>527</text:p>
          </table:table-cell>
          <table:table-cell table:style-name="ce36" office:value-type="float" office:value="1449" calcext:value-type="float">
            <text:p>1,449</text:p>
          </table:table-cell>
          <table:table-cell table:style-name="ce35" office:value-type="float" office:value="140" calcext:value-type="float">
            <text:p>140</text:p>
          </table:table-cell>
          <table:table-cell table:style-name="ce36" office:value-type="float" office:value="2116" calcext:value-type="float">
            <text:p>2,116</text:p>
          </table:table-cell>
          <table:table-cell table:style-name="ce45" office:value-type="float" office:value="4178" calcext:value-type="float">
            <text:p>4,1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419" calcext:value-type="float">
            <text:p>419</text:p>
          </table:table-cell>
          <table:table-cell table:style-name="ce36" office:value-type="float" office:value="1163" calcext:value-type="float">
            <text:p>1,163</text:p>
          </table:table-cell>
          <table:table-cell table:style-name="ce35" office:value-type="float" office:value="65" calcext:value-type="float">
            <text:p>65</text:p>
          </table:table-cell>
          <table:table-cell table:style-name="ce36" office:value-type="float" office:value="1647" calcext:value-type="float">
            <text:p>1,647</text:p>
          </table:table-cell>
          <table:table-cell table:style-name="ce35" office:value-type="float" office:value="333" calcext:value-type="float">
            <text:p>333</text:p>
          </table:table-cell>
          <table:table-cell table:style-name="ce36" office:value-type="float" office:value="1162" calcext:value-type="float">
            <text:p>1,162</text:p>
          </table:table-cell>
          <table:table-cell table:style-name="ce35" office:value-type="float" office:value="104" calcext:value-type="float">
            <text:p>104</text:p>
          </table:table-cell>
          <table:table-cell table:style-name="ce36" office:value-type="float" office:value="1599" calcext:value-type="float">
            <text:p>1,599</text:p>
          </table:table-cell>
          <table:table-cell table:style-name="ce45" office:value-type="float" office:value="3246" calcext:value-type="float">
            <text:p>3,2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411" calcext:value-type="float">
            <text:p>411</text:p>
          </table:table-cell>
          <table:table-cell table:style-name="ce36" office:value-type="float" office:value="1316" calcext:value-type="float">
            <text:p>1,316</text:p>
          </table:table-cell>
          <table:table-cell table:style-name="ce35" office:value-type="float" office:value="94" calcext:value-type="float">
            <text:p>94</text:p>
          </table:table-cell>
          <table:table-cell table:style-name="ce36" office:value-type="float" office:value="1821" calcext:value-type="float">
            <text:p>1,821</text:p>
          </table:table-cell>
          <table:table-cell table:style-name="ce35" office:value-type="float" office:value="402" calcext:value-type="float">
            <text:p>402</text:p>
          </table:table-cell>
          <table:table-cell table:style-name="ce36" office:value-type="float" office:value="1304" calcext:value-type="float">
            <text:p>1,304</text:p>
          </table:table-cell>
          <table:table-cell table:style-name="ce35" office:value-type="float" office:value="120" calcext:value-type="float">
            <text:p>120</text:p>
          </table:table-cell>
          <table:table-cell table:style-name="ce36" office:value-type="float" office:value="1826" calcext:value-type="float">
            <text:p>1,826</text:p>
          </table:table-cell>
          <table:table-cell table:style-name="ce45" office:value-type="float" office:value="3647" calcext:value-type="float">
            <text:p>3,64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378" calcext:value-type="float">
            <text:p>378</text:p>
          </table:table-cell>
          <table:table-cell table:style-name="ce36" office:value-type="float" office:value="1231" calcext:value-type="float">
            <text:p>1,231</text:p>
          </table:table-cell>
          <table:table-cell table:style-name="ce35" office:value-type="float" office:value="80" calcext:value-type="float">
            <text:p>80</text:p>
          </table:table-cell>
          <table:table-cell table:style-name="ce36" office:value-type="float" office:value="1689" calcext:value-type="float">
            <text:p>1,689</text:p>
          </table:table-cell>
          <table:table-cell table:style-name="ce35" office:value-type="float" office:value="343" calcext:value-type="float">
            <text:p>343</text:p>
          </table:table-cell>
          <table:table-cell table:style-name="ce36" office:value-type="float" office:value="1296" calcext:value-type="float">
            <text:p>1,296</text:p>
          </table:table-cell>
          <table:table-cell table:style-name="ce35" office:value-type="float" office:value="141" calcext:value-type="float">
            <text:p>141</text:p>
          </table:table-cell>
          <table:table-cell table:style-name="ce36" office:value-type="float" office:value="1780" calcext:value-type="float">
            <text:p>1,780</text:p>
          </table:table-cell>
          <table:table-cell table:style-name="ce45" office:value-type="float" office:value="3469" calcext:value-type="float">
            <text:p>3,4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369" calcext:value-type="float">
            <text:p>369</text:p>
          </table:table-cell>
          <table:table-cell table:style-name="ce36" office:value-type="float" office:value="1338" calcext:value-type="float">
            <text:p>1,338</text:p>
          </table:table-cell>
          <table:table-cell table:style-name="ce35" office:value-type="float" office:value="105" calcext:value-type="float">
            <text:p>105</text:p>
          </table:table-cell>
          <table:table-cell table:style-name="ce36" office:value-type="float" office:value="1812" calcext:value-type="float">
            <text:p>1,812</text:p>
          </table:table-cell>
          <table:table-cell table:style-name="ce35" office:value-type="float" office:value="384" calcext:value-type="float">
            <text:p>384</text:p>
          </table:table-cell>
          <table:table-cell table:style-name="ce36" office:value-type="float" office:value="1285" calcext:value-type="float">
            <text:p>1,285</text:p>
          </table:table-cell>
          <table:table-cell table:style-name="ce35" office:value-type="float" office:value="158" calcext:value-type="float">
            <text:p>158</text:p>
          </table:table-cell>
          <table:table-cell table:style-name="ce36" office:value-type="float" office:value="1827" calcext:value-type="float">
            <text:p>1,827</text:p>
          </table:table-cell>
          <table:table-cell table:style-name="ce45" office:value-type="float" office:value="3639" calcext:value-type="float">
            <text:p>3,6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387" calcext:value-type="float">
            <text:p>387</text:p>
          </table:table-cell>
          <table:table-cell table:style-name="ce36" office:value-type="float" office:value="1259" calcext:value-type="float">
            <text:p>1,259</text:p>
          </table:table-cell>
          <table:table-cell table:style-name="ce35" office:value-type="float" office:value="98" calcext:value-type="float">
            <text:p>98</text:p>
          </table:table-cell>
          <table:table-cell table:style-name="ce36" office:value-type="float" office:value="1744" calcext:value-type="float">
            <text:p>1,744</text:p>
          </table:table-cell>
          <table:table-cell table:style-name="ce35" office:value-type="float" office:value="341" calcext:value-type="float">
            <text:p>341</text:p>
          </table:table-cell>
          <table:table-cell table:style-name="ce36" office:value-type="float" office:value="1280" calcext:value-type="float">
            <text:p>1,280</text:p>
          </table:table-cell>
          <table:table-cell table:style-name="ce35" office:value-type="float" office:value="160" calcext:value-type="float">
            <text:p>160</text:p>
          </table:table-cell>
          <table:table-cell table:style-name="ce36" office:value-type="float" office:value="1781" calcext:value-type="float">
            <text:p>1,781</text:p>
          </table:table-cell>
          <table:table-cell table:style-name="ce45" office:value-type="float" office:value="3525" calcext:value-type="float">
            <text:p>3,5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340" calcext:value-type="float">
            <text:p>340</text:p>
          </table:table-cell>
          <table:table-cell table:style-name="ce36" office:value-type="float" office:value="1311" calcext:value-type="float">
            <text:p>1,311</text:p>
          </table:table-cell>
          <table:table-cell table:style-name="ce35" office:value-type="float" office:value="99" calcext:value-type="float">
            <text:p>99</text:p>
          </table:table-cell>
          <table:table-cell table:style-name="ce36" office:value-type="float" office:value="1750" calcext:value-type="float">
            <text:p>1,750</text:p>
          </table:table-cell>
          <table:table-cell table:style-name="ce35" office:value-type="float" office:value="329" calcext:value-type="float">
            <text:p>329</text:p>
          </table:table-cell>
          <table:table-cell table:style-name="ce36" office:value-type="float" office:value="1191" calcext:value-type="float">
            <text:p>1,191</text:p>
          </table:table-cell>
          <table:table-cell table:style-name="ce35" office:value-type="float" office:value="189" calcext:value-type="float">
            <text:p>189</text:p>
          </table:table-cell>
          <table:table-cell table:style-name="ce36" office:value-type="float" office:value="1709" calcext:value-type="float">
            <text:p>1,709</text:p>
          </table:table-cell>
          <table:table-cell table:style-name="ce45" office:value-type="float" office:value="3459" calcext:value-type="float">
            <text:p>3,4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349" calcext:value-type="float">
            <text:p>349</text:p>
          </table:table-cell>
          <table:table-cell table:style-name="ce36" office:value-type="float" office:value="1310" calcext:value-type="float">
            <text:p>1,310</text:p>
          </table:table-cell>
          <table:table-cell table:style-name="ce35" office:value-type="float" office:value="108" calcext:value-type="float">
            <text:p>108</text:p>
          </table:table-cell>
          <table:table-cell table:style-name="ce36" office:value-type="float" office:value="1767" calcext:value-type="float">
            <text:p>1,767</text:p>
          </table:table-cell>
          <table:table-cell table:style-name="ce35" office:value-type="float" office:value="301" calcext:value-type="float">
            <text:p>301</text:p>
          </table:table-cell>
          <table:table-cell table:style-name="ce36" office:value-type="float" office:value="1196" calcext:value-type="float">
            <text:p>1,196</text:p>
          </table:table-cell>
          <table:table-cell table:style-name="ce35" office:value-type="float" office:value="205" calcext:value-type="float">
            <text:p>205</text:p>
          </table:table-cell>
          <table:table-cell table:style-name="ce36" office:value-type="float" office:value="1702" calcext:value-type="float">
            <text:p>1,702</text:p>
          </table:table-cell>
          <table:table-cell table:style-name="ce45" office:value-type="float" office:value="3469" calcext:value-type="float">
            <text:p>3,4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333" calcext:value-type="float">
            <text:p>333</text:p>
          </table:table-cell>
          <table:table-cell table:style-name="ce36" office:value-type="float" office:value="1399" calcext:value-type="float">
            <text:p>1,399</text:p>
          </table:table-cell>
          <table:table-cell table:style-name="ce35" office:value-type="float" office:value="120" calcext:value-type="float">
            <text:p>120</text:p>
          </table:table-cell>
          <table:table-cell table:style-name="ce36" office:value-type="float" office:value="1852" calcext:value-type="float">
            <text:p>1,852</text:p>
          </table:table-cell>
          <table:table-cell table:style-name="ce35" office:value-type="float" office:value="329" calcext:value-type="float">
            <text:p>329</text:p>
          </table:table-cell>
          <table:table-cell table:style-name="ce36" office:value-type="float" office:value="1232" calcext:value-type="float">
            <text:p>1,232</text:p>
          </table:table-cell>
          <table:table-cell table:style-name="ce35" office:value-type="float" office:value="235" calcext:value-type="float">
            <text:p>235</text:p>
          </table:table-cell>
          <table:table-cell table:style-name="ce36" office:value-type="float" office:value="1796" calcext:value-type="float">
            <text:p>1,796</text:p>
          </table:table-cell>
          <table:table-cell table:style-name="ce45" office:value-type="float" office:value="3648" calcext:value-type="float">
            <text:p>3,64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306" calcext:value-type="float">
            <text:p>306</text:p>
          </table:table-cell>
          <table:table-cell table:style-name="ce36" office:value-type="float" office:value="1345" calcext:value-type="float">
            <text:p>1,345</text:p>
          </table:table-cell>
          <table:table-cell table:style-name="ce35" office:value-type="float" office:value="154" calcext:value-type="float">
            <text:p>154</text:p>
          </table:table-cell>
          <table:table-cell table:style-name="ce36" office:value-type="float" office:value="1805" calcext:value-type="float">
            <text:p>1,805</text:p>
          </table:table-cell>
          <table:table-cell table:style-name="ce35" office:value-type="float" office:value="340" calcext:value-type="float">
            <text:p>340</text:p>
          </table:table-cell>
          <table:table-cell table:style-name="ce36" office:value-type="float" office:value="1223" calcext:value-type="float">
            <text:p>1,223</text:p>
          </table:table-cell>
          <table:table-cell table:style-name="ce35" office:value-type="float" office:value="250" calcext:value-type="float">
            <text:p>250</text:p>
          </table:table-cell>
          <table:table-cell table:style-name="ce36" office:value-type="float" office:value="1813" calcext:value-type="float">
            <text:p>1,813</text:p>
          </table:table-cell>
          <table:table-cell table:style-name="ce45" office:value-type="float" office:value="3618" calcext:value-type="float">
            <text:p>3,6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36" office:value-type="float" office:value="1367" calcext:value-type="float">
            <text:p>1,367</text:p>
          </table:table-cell>
          <table:table-cell table:style-name="ce35" office:value-type="float" office:value="178" calcext:value-type="float">
            <text:p>178</text:p>
          </table:table-cell>
          <table:table-cell table:style-name="ce36" office:value-type="float" office:value="1860" calcext:value-type="float">
            <text:p>1,860</text:p>
          </table:table-cell>
          <table:table-cell table:style-name="ce35" office:value-type="float" office:value="334" calcext:value-type="float">
            <text:p>334</text:p>
          </table:table-cell>
          <table:table-cell table:style-name="ce36" office:value-type="float" office:value="1234" calcext:value-type="float">
            <text:p>1,234</text:p>
          </table:table-cell>
          <table:table-cell table:style-name="ce35" office:value-type="float" office:value="306" calcext:value-type="float">
            <text:p>306</text:p>
          </table:table-cell>
          <table:table-cell table:style-name="ce36" office:value-type="float" office:value="1874" calcext:value-type="float">
            <text:p>1,874</text:p>
          </table:table-cell>
          <table:table-cell table:style-name="ce45" office:value-type="float" office:value="3734" calcext:value-type="float">
            <text:p>3,7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/>
          <table:table-cell table:style-name="ce22" office:value-type="string" calcext:value-type="string">
            <text:p>Over te brengen.</text:p>
          </table:table-cell>
          <table:table-cell/>
          <table:table-cell table:style-name="ce29" office:value-type="float" office:value="103323" calcext:value-type="float">
            <text:p>103,323</text:p>
          </table:table-cell>
          <table:table-cell table:style-name="ce36" office:value-type="float" office:value="28644" calcext:value-type="float">
            <text:p>28,644</text:p>
          </table:table-cell>
          <table:table-cell table:style-name="ce36" office:value-type="float" office:value="1613" calcext:value-type="float">
            <text:p>1,613</text:p>
          </table:table-cell>
          <table:table-cell table:style-name="ce36" office:value-type="float" office:value="133580" calcext:value-type="float">
            <text:p>133,580</text:p>
          </table:table-cell>
          <table:table-cell table:style-name="ce36" office:value-type="float" office:value="97828" calcext:value-type="float">
            <text:p>97,828</text:p>
          </table:table-cell>
          <table:table-cell table:style-name="ce36" office:value-type="float" office:value="31174" calcext:value-type="float">
            <text:p>31,174</text:p>
          </table:table-cell>
          <table:table-cell table:style-name="ce36" office:value-type="float" office:value="2778" calcext:value-type="float">
            <text:p>2,778</text:p>
          </table:table-cell>
          <table:table-cell table:style-name="ce36" office:value-type="float" office:value="131780" calcext:value-type="float">
            <text:p>131,780</text:p>
          </table:table-cell>
          <table:table-cell table:style-name="ce45" office:value-type="float" office:value="265360" calcext:value-type="float">
            <text:p>265,3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252" calcext:value-type="float">
            <text:p>252</text:p>
          </table:table-cell>
          <table:table-cell table:style-name="ce36" office:value-type="float" office:value="1144" calcext:value-type="float">
            <text:p>1,144</text:p>
          </table:table-cell>
          <table:table-cell table:style-name="ce35" office:value-type="float" office:value="169" calcext:value-type="float">
            <text:p>169</text:p>
          </table:table-cell>
          <table:table-cell table:style-name="ce36" office:value-type="float" office:value="1565" calcext:value-type="float">
            <text:p>1,565</text:p>
          </table:table-cell>
          <table:table-cell table:style-name="ce35" office:value-type="float" office:value="251" calcext:value-type="float">
            <text:p>251</text:p>
          </table:table-cell>
          <table:table-cell table:style-name="ce36" office:value-type="float" office:value="1001" calcext:value-type="float">
            <text:p>1,001</text:p>
          </table:table-cell>
          <table:table-cell table:style-name="ce35" office:value-type="float" office:value="250" calcext:value-type="float">
            <text:p>250</text:p>
          </table:table-cell>
          <table:table-cell table:style-name="ce36" office:value-type="float" office:value="1502" calcext:value-type="float">
            <text:p>1,502</text:p>
          </table:table-cell>
          <table:table-cell table:style-name="ce45" office:value-type="float" office:value="3067" calcext:value-type="float">
            <text:p>3,0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239" calcext:value-type="float">
            <text:p>239</text:p>
          </table:table-cell>
          <table:table-cell table:style-name="ce36" office:value-type="float" office:value="1172" calcext:value-type="float">
            <text:p>1,172</text:p>
          </table:table-cell>
          <table:table-cell table:style-name="ce35" office:value-type="float" office:value="157" calcext:value-type="float">
            <text:p>157</text:p>
          </table:table-cell>
          <table:table-cell table:style-name="ce36" office:value-type="float" office:value="1568" calcext:value-type="float">
            <text:p>1,568</text:p>
          </table:table-cell>
          <table:table-cell table:style-name="ce35" office:value-type="float" office:value="262" calcext:value-type="float">
            <text:p>262</text:p>
          </table:table-cell>
          <table:table-cell table:style-name="ce36" office:value-type="float" office:value="1029" calcext:value-type="float">
            <text:p>1,029</text:p>
          </table:table-cell>
          <table:table-cell table:style-name="ce35" office:value-type="float" office:value="285" calcext:value-type="float">
            <text:p>285</text:p>
          </table:table-cell>
          <table:table-cell table:style-name="ce36" office:value-type="float" office:value="1576" calcext:value-type="float">
            <text:p>1,576</text:p>
          </table:table-cell>
          <table:table-cell table:style-name="ce45" office:value-type="float" office:value="3144" calcext:value-type="float">
            <text:p>3,1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216" calcext:value-type="float">
            <text:p>216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168" calcext:value-type="float">
            <text:p>168</text:p>
          </table:table-cell>
          <table:table-cell table:style-name="ce36" office:value-type="float" office:value="1375" calcext:value-type="float">
            <text:p>1,375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261" calcext:value-type="float">
            <text:p>261</text:p>
          </table:table-cell>
          <table:table-cell table:style-name="ce36" office:value-type="float" office:value="1424" calcext:value-type="float">
            <text:p>1,424</text:p>
          </table:table-cell>
          <table:table-cell table:style-name="ce45" office:value-type="float" office:value="2799" calcext:value-type="float">
            <text:p>2,7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143" calcext:value-type="float">
            <text:p>143</text:p>
          </table:table-cell>
          <table:table-cell table:style-name="ce36" office:value-type="float" office:value="1222" calcext:value-type="float">
            <text:p>1,222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848" calcext:value-type="float">
            <text:p>848</text:p>
          </table:table-cell>
          <table:table-cell table:style-name="ce35" office:value-type="float" office:value="283" calcext:value-type="float">
            <text:p>283</text:p>
          </table:table-cell>
          <table:table-cell table:style-name="ce36" office:value-type="float" office:value="1389" calcext:value-type="float">
            <text:p>1,389</text:p>
          </table:table-cell>
          <table:table-cell table:style-name="ce45" office:value-type="float" office:value="2611" calcext:value-type="float">
            <text:p>2,6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234" calcext:value-type="float">
            <text:p>234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163" calcext:value-type="float">
            <text:p>163</text:p>
          </table:table-cell>
          <table:table-cell table:style-name="ce36" office:value-type="float" office:value="1274" calcext:value-type="float">
            <text:p>1,274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20" calcext:value-type="float">
            <text:p>320</text:p>
          </table:table-cell>
          <table:table-cell table:style-name="ce36" office:value-type="float" office:value="1392" calcext:value-type="float">
            <text:p>1,392</text:p>
          </table:table-cell>
          <table:table-cell table:style-name="ce45" office:value-type="float" office:value="2666" calcext:value-type="float">
            <text:p>2,6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866" calcext:value-type="float">
            <text:p>866</text:p>
          </table:table-cell>
          <table:table-cell table:style-name="ce35" office:value-type="float" office:value="165" calcext:value-type="float">
            <text:p>165</text:p>
          </table:table-cell>
          <table:table-cell table:style-name="ce36" office:value-type="float" office:value="1226" calcext:value-type="float">
            <text:p>1,226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800" calcext:value-type="float">
            <text:p>800</text:p>
          </table:table-cell>
          <table:table-cell table:style-name="ce35" office:value-type="float" office:value="315" calcext:value-type="float">
            <text:p>315</text:p>
          </table:table-cell>
          <table:table-cell table:style-name="ce36" office:value-type="float" office:value="1331" calcext:value-type="float">
            <text:p>1,331</text:p>
          </table:table-cell>
          <table:table-cell table:style-name="ce45" office:value-type="float" office:value="2557" calcext:value-type="float">
            <text:p>2,5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154" calcext:value-type="float">
            <text:p>154</text:p>
          </table:table-cell>
          <table:table-cell table:style-name="ce35" office:value-type="float" office:value="822" calcext:value-type="float">
            <text:p>822</text:p>
          </table:table-cell>
          <table:table-cell table:style-name="ce35" office:value-type="float" office:value="138" calcext:value-type="float">
            <text:p>138</text:p>
          </table:table-cell>
          <table:table-cell table:style-name="ce36" office:value-type="float" office:value="1114" calcext:value-type="float">
            <text:p>1,114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712" calcext:value-type="float">
            <text:p>712</text:p>
          </table:table-cell>
          <table:table-cell table:style-name="ce35" office:value-type="float" office:value="304" calcext:value-type="float">
            <text:p>304</text:p>
          </table:table-cell>
          <table:table-cell table:style-name="ce36" office:value-type="float" office:value="1190" calcext:value-type="float">
            <text:p>1,190</text:p>
          </table:table-cell>
          <table:table-cell table:style-name="ce45" office:value-type="float" office:value="2304" calcext:value-type="float">
            <text:p>2,3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166" calcext:value-type="float">
            <text:p>166</text:p>
          </table:table-cell>
          <table:table-cell table:style-name="ce36" office:value-type="float" office:value="1104" calcext:value-type="float">
            <text:p>1,104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695" calcext:value-type="float">
            <text:p>695</text:p>
          </table:table-cell>
          <table:table-cell table:style-name="ce35" office:value-type="float" office:value="303" calcext:value-type="float">
            <text:p>303</text:p>
          </table:table-cell>
          <table:table-cell table:style-name="ce36" office:value-type="float" office:value="1187" calcext:value-type="float">
            <text:p>1,187</text:p>
          </table:table-cell>
          <table:table-cell table:style-name="ce45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989" calcext:value-type="float">
            <text:p>989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40" calcext:value-type="float">
            <text:p>640</text:p>
          </table:table-cell>
          <table:table-cell table:style-name="ce35" office:value-type="float" office:value="350" calcext:value-type="float">
            <text:p>350</text:p>
          </table:table-cell>
          <table:table-cell table:style-name="ce36" office:value-type="float" office:value="1167" calcext:value-type="float">
            <text:p>1,167</text:p>
          </table:table-cell>
          <table:table-cell table:style-name="ce45" office:value-type="float" office:value="2156" calcext:value-type="float">
            <text:p>2,1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972" calcext:value-type="float">
            <text:p>972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419" calcext:value-type="float">
            <text:p>419</text:p>
          </table:table-cell>
          <table:table-cell table:style-name="ce36" office:value-type="float" office:value="1256" calcext:value-type="float">
            <text:p>1,256</text:p>
          </table:table-cell>
          <table:table-cell table:style-name="ce45" office:value-type="float" office:value="2228" calcext:value-type="float">
            <text:p>2,2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149" calcext:value-type="float">
            <text:p>149</text:p>
          </table:table-cell>
          <table:table-cell table:style-name="ce35" office:value-type="float" office:value="640" calcext:value-type="float">
            <text:p>640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999" calcext:value-type="float">
            <text:p>999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94" calcext:value-type="float">
            <text:p>594</text:p>
          </table:table-cell>
          <table:table-cell table:style-name="ce35" office:value-type="float" office:value="393" calcext:value-type="float">
            <text:p>393</text:p>
          </table:table-cell>
          <table:table-cell table:style-name="ce36" office:value-type="float" office:value="1155" calcext:value-type="float">
            <text:p>1,155</text:p>
          </table:table-cell>
          <table:table-cell table:style-name="ce45" office:value-type="float" office:value="2154" calcext:value-type="float">
            <text:p>2,1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141" calcext:value-type="float">
            <text:p>141</text:p>
          </table:table-cell>
          <table:table-cell table:style-name="ce35" office:value-type="float" office:value="733" calcext:value-type="float">
            <text:p>733</text:p>
          </table:table-cell>
          <table:table-cell table:style-name="ce35" office:value-type="float" office:value="244" calcext:value-type="float">
            <text:p>244</text:p>
          </table:table-cell>
          <table:table-cell table:style-name="ce36" office:value-type="float" office:value="1118" calcext:value-type="float">
            <text:p>1,118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382" calcext:value-type="float">
            <text:p>382</text:p>
          </table:table-cell>
          <table:table-cell table:style-name="ce36" office:value-type="float" office:value="1056" calcext:value-type="float">
            <text:p>1,056</text:p>
          </table:table-cell>
          <table:table-cell table:style-name="ce45" office:value-type="float" office:value="2174" calcext:value-type="float">
            <text:p>2,1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121" calcext:value-type="float">
            <text:p>121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994" calcext:value-type="float">
            <text:p>994</text:p>
          </table:table-cell>
          <table:table-cell table:style-name="ce45" office:value-type="float" office:value="1875" calcext:value-type="float">
            <text:p>1,8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122" calcext:value-type="float">
            <text:p>122</text:p>
          </table:table-cell>
          <table:table-cell table:style-name="ce35" office:value-type="float" office:value="488" calcext:value-type="float">
            <text:p>488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809" calcext:value-type="float">
            <text:p>809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962" calcext:value-type="float">
            <text:p>962</text:p>
          </table:table-cell>
          <table:table-cell table:style-name="ce45" office:value-type="float" office:value="1771" calcext:value-type="float">
            <text:p>1,7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795" calcext:value-type="float">
            <text:p>79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900" calcext:value-type="float">
            <text:p>900</text:p>
          </table:table-cell>
          <table:table-cell table:style-name="ce45" office:value-type="float" office:value="1695" calcext:value-type="float">
            <text:p>1,6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94" calcext:value-type="float">
            <text:p>94</text:p>
          </table:table-cell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755" calcext:value-type="float">
            <text:p>75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378" calcext:value-type="float">
            <text:p>378</text:p>
          </table:table-cell>
          <table:table-cell table:style-name="ce35" office:value-type="float" office:value="820" calcext:value-type="float">
            <text:p>820</text:p>
          </table:table-cell>
          <table:table-cell table:style-name="ce45" office:value-type="float" office:value="1575" calcext:value-type="float">
            <text:p>1,5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631" calcext:value-type="float">
            <text:p>631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734" calcext:value-type="float">
            <text:p>734</text:p>
          </table:table-cell>
          <table:table-cell table:style-name="ce45" office:value-type="float" office:value="1365" calcext:value-type="float">
            <text:p>1,3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546" calcext:value-type="float">
            <text:p>546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652" calcext:value-type="float">
            <text:p>652</text:p>
          </table:table-cell>
          <table:table-cell table:style-name="ce45" office:value-type="float" office:value="1198" calcext:value-type="float">
            <text:p>1,1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646" calcext:value-type="float">
            <text:p>64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707" calcext:value-type="float">
            <text:p>707</text:p>
          </table:table-cell>
          <table:table-cell table:style-name="ce45" office:value-type="float" office:value="1353" calcext:value-type="float">
            <text:p>1,3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614" calcext:value-type="float">
            <text:p>614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719" calcext:value-type="float">
            <text:p>719</text:p>
          </table:table-cell>
          <table:table-cell table:style-name="ce45" office:value-type="float" office:value="1333" calcext:value-type="float">
            <text:p>1,3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276" calcext:value-type="float">
            <text:p>276</text:p>
          </table:table-cell>
          <table:table-cell table:style-name="ce35" office:value-type="float" office:value="505" calcext:value-type="float">
            <text:p>505</text:p>
          </table:table-cell>
          <table:table-cell table:style-name="ce22" office:value-type="float" office:value="932" calcext:value-type="float">
            <text:p>9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554" calcext:value-type="float">
            <text:p>554</text:p>
          </table:table-cell>
          <table:table-cell table:style-name="ce45" office:value-type="float" office:value="1114" calcext:value-type="float">
            <text:p>1,1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449" calcext:value-type="float">
            <text:p>449</text:p>
          </table:table-cell>
          <table:table-cell table:style-name="ce22" office:value-type="float" office:value="885" calcext:value-type="float">
            <text:p>8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429" calcext:value-type="float">
            <text:p>429</text:p>
          </table:table-cell>
          <table:table-cell table:style-name="ce22" office:value-type="float" office:value="846" calcext:value-type="float">
            <text:p>8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373" calcext:value-type="float">
            <text:p>373</text:p>
          </table:table-cell>
          <table:table-cell table:style-name="ce22" office:value-type="float" office:value="731" calcext:value-type="float">
            <text:p>7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324" calcext:value-type="float">
            <text:p>324</text:p>
          </table:table-cell>
          <table:table-cell table:style-name="ce22" office:value-type="float" office:value="622" calcext:value-type="float">
            <text:p>6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274" calcext:value-type="float">
            <text:p>274</text:p>
          </table:table-cell>
          <table:table-cell table:style-name="ce22" office:value-type="float" office:value="570" calcext:value-type="float">
            <text:p>5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218" calcext:value-type="float">
            <text:p>218</text:p>
          </table:table-cell>
          <table:table-cell table:style-name="ce22" office:value-type="float" office:value="438" calcext:value-type="float">
            <text:p>43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61" calcext:value-type="float">
            <text:p>261</text:p>
          </table:table-cell>
          <table:table-cell table:style-name="ce22" office:value-type="float" office:value="502" calcext:value-type="float">
            <text:p>5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230" calcext:value-type="float">
            <text:p>230</text:p>
          </table:table-cell>
          <table:table-cell table:style-name="ce22" office:value-type="float" office:value="433" calcext:value-type="float">
            <text:p>4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39" calcext:value-type="float">
            <text:p>139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13" calcext:value-type="float">
            <text:p>113</text:p>
          </table:table-cell>
          <table:table-cell table:style-name="ce22" office:value-type="float" office:value="235" calcext:value-type="float">
            <text:p>2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15" calcext:value-type="float">
            <text:p>115</text:p>
          </table:table-cell>
          <table:table-cell table:style-name="ce22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85" calcext:value-type="float">
            <text:p>85</text:p>
          </table:table-cell>
          <table:table-cell table:number-columns-repeated="2" table:style-name="ce35" office:value-type="float" office:value="9" calcext:value-type="float">
            <text:p>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90" calcext:value-type="float">
            <text:p>90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85" calcext:value-type="float">
            <text:p>85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0" calcext:value-type="float">
            <text:p>50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9" calcext:value-type="float">
            <text:p>59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" calcext:value-type="float">
            <text:p>24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8" calcext:value-type="float">
            <text:p>28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2" table:style-name="ce35" office:value-type="float" office:value="4" calcext:value-type="float">
            <text:p>4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VIJF EN ZEVENTIG GEMEENTEN TEN PLATTEN LANDE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9" office:value-type="float" office:value="106905" calcext:value-type="float">
            <text:p>106,905</text:p>
          </table:table-cell>
          <table:table-cell table:style-name="ce36" office:value-type="float" office:value="43839" calcext:value-type="float">
            <text:p>43,839</text:p>
          </table:table-cell>
          <table:table-cell table:style-name="ce36" office:value-type="float" office:value="7216" calcext:value-type="float">
            <text:p>7,216</text:p>
          </table:table-cell>
          <table:table-cell table:style-name="ce36" office:value-type="float" office:value="157960" calcext:value-type="float">
            <text:p>157,960</text:p>
          </table:table-cell>
          <table:table-cell table:style-name="ce36" office:value-type="float" office:value="101871" calcext:value-type="float">
            <text:p>101,871</text:p>
          </table:table-cell>
          <table:table-cell table:style-name="ce36" office:value-type="float" office:value="43919" calcext:value-type="float">
            <text:p>43,919</text:p>
          </table:table-cell>
          <table:table-cell table:style-name="ce36" office:value-type="float" office:value="12487" calcext:value-type="float">
            <text:p>12,487</text:p>
          </table:table-cell>
          <table:table-cell table:style-name="ce36" office:value-type="float" office:value="158277" calcext:value-type="float">
            <text:p>158,277</text:p>
          </table:table-cell>
          <table:table-cell table:style-name="ce45" office:value-type="float" office:value="316237" calcext:value-type="float">
            <text:p>316,23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29" office:value-type="float" office:value="4504" calcext:value-type="float">
            <text:p>4,504</text:p>
          </table:table-cell>
          <table:table-cell table:style-name="ce35" table:number-columns-repeated="2"/>
          <table:table-cell table:style-name="ce36" office:value-type="float" office:value="4504" calcext:value-type="float">
            <text:p>4,504</text:p>
          </table:table-cell>
          <table:table-cell table:style-name="ce36" office:value-type="float" office:value="4381" calcext:value-type="float">
            <text:p>4,381</text:p>
          </table:table-cell>
          <table:table-cell table:style-name="ce35" table:number-columns-repeated="2"/>
          <table:table-cell table:style-name="ce36" office:value-type="float" office:value="4381" calcext:value-type="float">
            <text:p>4,381</text:p>
          </table:table-cell>
          <table:table-cell table:style-name="ce45" office:value-type="float" office:value="8885" calcext:value-type="float">
            <text:p>8,8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29" office:value-type="float" office:value="3798" calcext:value-type="float">
            <text:p>3,798</text:p>
          </table:table-cell>
          <table:table-cell table:style-name="ce35" table:number-columns-repeated="2"/>
          <table:table-cell table:style-name="ce36" office:value-type="float" office:value="3798" calcext:value-type="float">
            <text:p>3,798</text:p>
          </table:table-cell>
          <table:table-cell table:style-name="ce36" office:value-type="float" office:value="3771" calcext:value-type="float">
            <text:p>3,771</text:p>
          </table:table-cell>
          <table:table-cell table:style-name="ce35" table:number-columns-repeated="2"/>
          <table:table-cell table:style-name="ce36" office:value-type="float" office:value="3771" calcext:value-type="float">
            <text:p>3,771</text:p>
          </table:table-cell>
          <table:table-cell table:style-name="ce45" office:value-type="float" office:value="7569" calcext:value-type="float">
            <text:p>7,5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29" office:value-type="float" office:value="3905" calcext:value-type="float">
            <text:p>3,905</text:p>
          </table:table-cell>
          <table:table-cell table:style-name="ce35" table:number-columns-repeated="2"/>
          <table:table-cell table:style-name="ce36" office:value-type="float" office:value="3905" calcext:value-type="float">
            <text:p>3,905</text:p>
          </table:table-cell>
          <table:table-cell table:style-name="ce36" office:value-type="float" office:value="3862" calcext:value-type="float">
            <text:p>3,862</text:p>
          </table:table-cell>
          <table:table-cell table:style-name="ce35" table:number-columns-repeated="2"/>
          <table:table-cell table:style-name="ce36" office:value-type="float" office:value="3862" calcext:value-type="float">
            <text:p>3,862</text:p>
          </table:table-cell>
          <table:table-cell table:style-name="ce45" office:value-type="float" office:value="7767" calcext:value-type="float">
            <text:p>7,7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29" office:value-type="float" office:value="3828" calcext:value-type="float">
            <text:p>3,828</text:p>
          </table:table-cell>
          <table:table-cell table:style-name="ce35" table:number-columns-repeated="2"/>
          <table:table-cell table:style-name="ce36" office:value-type="float" office:value="3828" calcext:value-type="float">
            <text:p>3,828</text:p>
          </table:table-cell>
          <table:table-cell table:style-name="ce36" office:value-type="float" office:value="3711" calcext:value-type="float">
            <text:p>3,711</text:p>
          </table:table-cell>
          <table:table-cell table:style-name="ce35" table:number-columns-repeated="2"/>
          <table:table-cell table:style-name="ce36" office:value-type="float" office:value="3711" calcext:value-type="float">
            <text:p>3,711</text:p>
          </table:table-cell>
          <table:table-cell table:style-name="ce45" office:value-type="float" office:value="7539" calcext:value-type="float">
            <text:p>7,5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29" office:value-type="float" office:value="4272" calcext:value-type="float">
            <text:p>4,272</text:p>
          </table:table-cell>
          <table:table-cell table:style-name="ce35" table:number-columns-repeated="2"/>
          <table:table-cell table:style-name="ce36" office:value-type="float" office:value="4272" calcext:value-type="float">
            <text:p>4,272</text:p>
          </table:table-cell>
          <table:table-cell table:style-name="ce36" office:value-type="float" office:value="4190" calcext:value-type="float">
            <text:p>4,190</text:p>
          </table:table-cell>
          <table:table-cell table:style-name="ce35" table:number-columns-repeated="2"/>
          <table:table-cell table:style-name="ce36" office:value-type="float" office:value="4190" calcext:value-type="float">
            <text:p>4,190</text:p>
          </table:table-cell>
          <table:table-cell table:style-name="ce45" office:value-type="float" office:value="8462" calcext:value-type="float">
            <text:p>8,4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29" office:value-type="float" office:value="4485" calcext:value-type="float">
            <text:p>4,485</text:p>
          </table:table-cell>
          <table:table-cell table:style-name="ce35" table:number-columns-repeated="2"/>
          <table:table-cell table:style-name="ce36" office:value-type="float" office:value="4485" calcext:value-type="float">
            <text:p>4,485</text:p>
          </table:table-cell>
          <table:table-cell table:style-name="ce36" office:value-type="float" office:value="4335" calcext:value-type="float">
            <text:p>4,335</text:p>
          </table:table-cell>
          <table:table-cell table:style-name="ce35" table:number-columns-repeated="2"/>
          <table:table-cell table:style-name="ce36" office:value-type="float" office:value="4335" calcext:value-type="float">
            <text:p>4,335</text:p>
          </table:table-cell>
          <table:table-cell table:style-name="ce45" office:value-type="float" office:value="8820" calcext:value-type="float">
            <text:p>8,8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29" office:value-type="float" office:value="4340" calcext:value-type="float">
            <text:p>4,340</text:p>
          </table:table-cell>
          <table:table-cell table:style-name="ce35" table:number-columns-repeated="2"/>
          <table:table-cell table:style-name="ce36" office:value-type="float" office:value="4340" calcext:value-type="float">
            <text:p>4,340</text:p>
          </table:table-cell>
          <table:table-cell table:style-name="ce36" office:value-type="float" office:value="4106" calcext:value-type="float">
            <text:p>4,106</text:p>
          </table:table-cell>
          <table:table-cell table:style-name="ce35" table:number-columns-repeated="2"/>
          <table:table-cell table:style-name="ce36" office:value-type="float" office:value="4106" calcext:value-type="float">
            <text:p>4,106</text:p>
          </table:table-cell>
          <table:table-cell table:style-name="ce45" office:value-type="float" office:value="8446" calcext:value-type="float">
            <text:p>8,4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29" office:value-type="float" office:value="4498" calcext:value-type="float">
            <text:p>4,498</text:p>
          </table:table-cell>
          <table:table-cell table:style-name="ce35" table:number-columns-repeated="2"/>
          <table:table-cell table:style-name="ce36" office:value-type="float" office:value="4498" calcext:value-type="float">
            <text:p>4,498</text:p>
          </table:table-cell>
          <table:table-cell table:style-name="ce36" office:value-type="float" office:value="4269" calcext:value-type="float">
            <text:p>4,269</text:p>
          </table:table-cell>
          <table:table-cell table:style-name="ce35" table:number-columns-repeated="2"/>
          <table:table-cell table:style-name="ce36" office:value-type="float" office:value="4269" calcext:value-type="float">
            <text:p>4,269</text:p>
          </table:table-cell>
          <table:table-cell table:style-name="ce45" office:value-type="float" office:value="8767" calcext:value-type="float">
            <text:p>8,7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29" office:value-type="float" office:value="4370" calcext:value-type="float">
            <text:p>4,370</text:p>
          </table:table-cell>
          <table:table-cell table:style-name="ce35" table:number-columns-repeated="2"/>
          <table:table-cell table:style-name="ce36" office:value-type="float" office:value="4370" calcext:value-type="float">
            <text:p>4,370</text:p>
          </table:table-cell>
          <table:table-cell table:style-name="ce36" office:value-type="float" office:value="4252" calcext:value-type="float">
            <text:p>4,252</text:p>
          </table:table-cell>
          <table:table-cell table:style-name="ce35" table:number-columns-repeated="2"/>
          <table:table-cell table:style-name="ce36" office:value-type="float" office:value="4252" calcext:value-type="float">
            <text:p>4,252</text:p>
          </table:table-cell>
          <table:table-cell table:style-name="ce45" office:value-type="float" office:value="8622" calcext:value-type="float">
            <text:p>8,6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29" office:value-type="float" office:value="4428" calcext:value-type="float">
            <text:p>4,428</text:p>
          </table:table-cell>
          <table:table-cell table:style-name="ce35" table:number-columns-repeated="2"/>
          <table:table-cell table:style-name="ce36" office:value-type="float" office:value="4428" calcext:value-type="float">
            <text:p>4,428</text:p>
          </table:table-cell>
          <table:table-cell table:style-name="ce36" office:value-type="float" office:value="4160" calcext:value-type="float">
            <text:p>4,160</text:p>
          </table:table-cell>
          <table:table-cell table:style-name="ce35" table:number-columns-repeated="2"/>
          <table:table-cell table:style-name="ce36" office:value-type="float" office:value="4160" calcext:value-type="float">
            <text:p>4,160</text:p>
          </table:table-cell>
          <table:table-cell table:style-name="ce45" office:value-type="float" office:value="8588" calcext:value-type="float">
            <text:p>8,5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29" office:value-type="float" office:value="4411" calcext:value-type="float">
            <text:p>4,411</text:p>
          </table:table-cell>
          <table:table-cell table:style-name="ce35" table:number-columns-repeated="2"/>
          <table:table-cell table:style-name="ce36" office:value-type="float" office:value="4411" calcext:value-type="float">
            <text:p>4,411</text:p>
          </table:table-cell>
          <table:table-cell table:style-name="ce36" office:value-type="float" office:value="4291" calcext:value-type="float">
            <text:p>4,291</text:p>
          </table:table-cell>
          <table:table-cell table:style-name="ce35" table:number-columns-repeated="2"/>
          <table:table-cell table:style-name="ce36" office:value-type="float" office:value="4291" calcext:value-type="float">
            <text:p>4,291</text:p>
          </table:table-cell>
          <table:table-cell table:style-name="ce45" office:value-type="float" office:value="8702" calcext:value-type="float">
            <text:p>8,7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29" office:value-type="float" office:value="4285" calcext:value-type="float">
            <text:p>4,285</text:p>
          </table:table-cell>
          <table:table-cell table:style-name="ce35" table:number-columns-repeated="2"/>
          <table:table-cell table:style-name="ce36" office:value-type="float" office:value="4285" calcext:value-type="float">
            <text:p>4,285</text:p>
          </table:table-cell>
          <table:table-cell table:style-name="ce36" office:value-type="float" office:value="4259" calcext:value-type="float">
            <text:p>4,259</text:p>
          </table:table-cell>
          <table:table-cell table:style-name="ce35" table:number-columns-repeated="2"/>
          <table:table-cell table:style-name="ce36" office:value-type="float" office:value="4259" calcext:value-type="float">
            <text:p>4,259</text:p>
          </table:table-cell>
          <table:table-cell table:style-name="ce45" office:value-type="float" office:value="8544" calcext:value-type="float">
            <text:p>8,5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29" office:value-type="float" office:value="4297" calcext:value-type="float">
            <text:p>4,297</text:p>
          </table:table-cell>
          <table:table-cell table:style-name="ce35" table:number-columns-repeated="2"/>
          <table:table-cell table:style-name="ce36" office:value-type="float" office:value="4297" calcext:value-type="float">
            <text:p>4,297</text:p>
          </table:table-cell>
          <table:table-cell table:style-name="ce36" office:value-type="float" office:value="4225" calcext:value-type="float">
            <text:p>4,225</text:p>
          </table:table-cell>
          <table:table-cell table:style-name="ce35" table:number-columns-repeated="2"/>
          <table:table-cell table:style-name="ce36" office:value-type="float" office:value="4225" calcext:value-type="float">
            <text:p>4,225</text:p>
          </table:table-cell>
          <table:table-cell table:style-name="ce45" office:value-type="float" office:value="8522" calcext:value-type="float">
            <text:p>8,5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29" office:value-type="float" office:value="4387" calcext:value-type="float">
            <text:p>4,387</text:p>
          </table:table-cell>
          <table:table-cell table:style-name="ce35" table:number-columns-repeated="2"/>
          <table:table-cell table:style-name="ce36" office:value-type="float" office:value="4387" calcext:value-type="float">
            <text:p>4,387</text:p>
          </table:table-cell>
          <table:table-cell table:style-name="ce36" office:value-type="float" office:value="4086" calcext:value-type="float">
            <text:p>4,086</text:p>
          </table:table-cell>
          <table:table-cell table:style-name="ce35" table:number-columns-repeated="2"/>
          <table:table-cell table:style-name="ce36" office:value-type="float" office:value="4086" calcext:value-type="float">
            <text:p>4,086</text:p>
          </table:table-cell>
          <table:table-cell table:style-name="ce45" office:value-type="float" office:value="8473" calcext:value-type="float">
            <text:p>8,4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29" office:value-type="float" office:value="4466" calcext:value-type="float">
            <text:p>4,466</text:p>
          </table:table-cell>
          <table:table-cell table:style-name="ce35" table:number-columns-repeated="2"/>
          <table:table-cell table:style-name="ce36" office:value-type="float" office:value="4466" calcext:value-type="float">
            <text:p>4,466</text:p>
          </table:table-cell>
          <table:table-cell table:style-name="ce36" office:value-type="float" office:value="4175" calcext:value-type="float">
            <text:p>4,175</text:p>
          </table:table-cell>
          <table:table-cell table:style-name="ce35" table:number-columns-repeated="2"/>
          <table:table-cell table:style-name="ce36" office:value-type="float" office:value="4175" calcext:value-type="float">
            <text:p>4,175</text:p>
          </table:table-cell>
          <table:table-cell table:style-name="ce45" office:value-type="float" office:value="8641" calcext:value-type="float">
            <text:p>8,6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29" office:value-type="float" office:value="3945" calcext:value-type="float">
            <text:p>3,945</text:p>
          </table:table-cell>
          <table:table-cell table:style-name="ce35" table:number-columns-repeated="2"/>
          <table:table-cell table:style-name="ce36" office:value-type="float" office:value="3945" calcext:value-type="float">
            <text:p>3,945</text:p>
          </table:table-cell>
          <table:table-cell table:style-name="ce36" office:value-type="float" office:value="3659" calcext:value-type="float">
            <text:p>3,65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6" office:value-type="float" office:value="3660" calcext:value-type="float">
            <text:p>3,660</text:p>
          </table:table-cell>
          <table:table-cell table:style-name="ce45" office:value-type="float" office:value="7605" calcext:value-type="float">
            <text:p>7,6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29" office:value-type="float" office:value="3881" calcext:value-type="float">
            <text:p>3,881</text:p>
          </table:table-cell>
          <table:table-cell table:style-name="ce35" table:number-columns-repeated="2"/>
          <table:table-cell table:style-name="ce36" office:value-type="float" office:value="3881" calcext:value-type="float">
            <text:p>3,881</text:p>
          </table:table-cell>
          <table:table-cell table:style-name="ce36" office:value-type="float" office:value="3770" calcext:value-type="float">
            <text:p>3,77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6" office:value-type="float" office:value="3771" calcext:value-type="float">
            <text:p>3,771</text:p>
          </table:table-cell>
          <table:table-cell table:style-name="ce45" office:value-type="float" office:value="7652" calcext:value-type="float">
            <text:p>7,6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29" office:value-type="float" office:value="3274" calcext:value-type="float">
            <text:p>3,274</text:p>
          </table:table-cell>
          <table:table-cell table:style-name="ce35" table:number-columns-repeated="2"/>
          <table:table-cell table:style-name="ce36" office:value-type="float" office:value="3274" calcext:value-type="float">
            <text:p>3,274</text:p>
          </table:table-cell>
          <table:table-cell table:style-name="ce36" office:value-type="float" office:value="3351" calcext:value-type="float">
            <text:p>3,351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6" office:value-type="float" office:value="3354" calcext:value-type="float">
            <text:p>3,354</text:p>
          </table:table-cell>
          <table:table-cell table:style-name="ce45" office:value-type="float" office:value="6628" calcext:value-type="float">
            <text:p>6,6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29" office:value-type="float" office:value="3227" calcext:value-type="float">
            <text:p>3,227</text:p>
          </table:table-cell>
          <table:table-cell table:style-name="ce35" table:number-columns-repeated="2"/>
          <table:table-cell table:style-name="ce36" office:value-type="float" office:value="3227" calcext:value-type="float">
            <text:p>3,227</text:p>
          </table:table-cell>
          <table:table-cell table:style-name="ce36" office:value-type="float" office:value="3154" calcext:value-type="float">
            <text:p>3,154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6" office:value-type="float" office:value="3167" calcext:value-type="float">
            <text:p>3,167</text:p>
          </table:table-cell>
          <table:table-cell table:style-name="ce45" office:value-type="float" office:value="6394" calcext:value-type="float">
            <text:p>6,3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29" office:value-type="float" office:value="3382" calcext:value-type="float">
            <text:p>3,382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6" office:value-type="float" office:value="3395" calcext:value-type="float">
            <text:p>3,395</text:p>
          </table:table-cell>
          <table:table-cell table:style-name="ce36" office:value-type="float" office:value="3365" calcext:value-type="float">
            <text:p>3,36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3399" calcext:value-type="float">
            <text:p>3,399</text:p>
          </table:table-cell>
          <table:table-cell table:style-name="ce45" office:value-type="float" office:value="6794" calcext:value-type="float">
            <text:p>6,7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29" office:value-type="float" office:value="3544" calcext:value-type="float">
            <text:p>3,54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3558" calcext:value-type="float">
            <text:p>3,558</text:p>
          </table:table-cell>
          <table:table-cell table:style-name="ce36" office:value-type="float" office:value="3526" calcext:value-type="float">
            <text:p>3,526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6" office:value-type="float" office:value="3597" calcext:value-type="float">
            <text:p>3,597</text:p>
          </table:table-cell>
          <table:table-cell table:style-name="ce45" office:value-type="float" office:value="7155" calcext:value-type="float">
            <text:p>7,1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29" office:value-type="float" office:value="3330" calcext:value-type="float">
            <text:p>3,33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3353" calcext:value-type="float">
            <text:p>3,353</text:p>
          </table:table-cell>
          <table:table-cell table:style-name="ce36" office:value-type="float" office:value="3122" calcext:value-type="float">
            <text:p>3,12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3255" calcext:value-type="float">
            <text:p>3,255</text:p>
          </table:table-cell>
          <table:table-cell table:style-name="ce45" office:value-type="float" office:value="6608" calcext:value-type="float">
            <text:p>6,6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29" office:value-type="float" office:value="3385" calcext:value-type="float">
            <text:p>3,38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3446" calcext:value-type="float">
            <text:p>3,446</text:p>
          </table:table-cell>
          <table:table-cell table:style-name="ce36" office:value-type="float" office:value="3288" calcext:value-type="float">
            <text:p>3,288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3525" calcext:value-type="float">
            <text:p>3,525</text:p>
          </table:table-cell>
          <table:table-cell table:style-name="ce45" office:value-type="float" office:value="6971" calcext:value-type="float">
            <text:p>6,9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29" office:value-type="float" office:value="3710" calcext:value-type="float">
            <text:p>3,710</text:p>
          </table:table-cell>
          <table:table-cell table:style-name="ce35" office:value-type="float" office:value="154" calcext:value-type="float">
            <text:p>154</text:p>
          </table:table-cell>
          <table:table-cell table:style-name="ce35"/>
          <table:table-cell table:style-name="ce36" office:value-type="float" office:value="3864" calcext:value-type="float">
            <text:p>3,864</text:p>
          </table:table-cell>
          <table:table-cell table:style-name="ce36" office:value-type="float" office:value="3280" calcext:value-type="float">
            <text:p>3,280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3655" calcext:value-type="float">
            <text:p>3,655</text:p>
          </table:table-cell>
          <table:table-cell table:style-name="ce45" office:value-type="float" office:value="7519" calcext:value-type="float">
            <text:p>7,5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29" office:value-type="float" office:value="3426" calcext:value-type="float">
            <text:p>3,426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3693" calcext:value-type="float">
            <text:p>3,693</text:p>
          </table:table-cell>
          <table:table-cell table:style-name="ce36" office:value-type="float" office:value="3174" calcext:value-type="float">
            <text:p>3,174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3690" calcext:value-type="float">
            <text:p>3,690</text:p>
          </table:table-cell>
          <table:table-cell table:style-name="ce45" office:value-type="float" office:value="7383" calcext:value-type="float">
            <text:p>7,3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29" office:value-type="float" office:value="3287" calcext:value-type="float">
            <text:p>3,287</text:p>
          </table:table-cell>
          <table:table-cell table:style-name="ce35" office:value-type="float" office:value="452" calcext:value-type="float">
            <text:p>452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3742" calcext:value-type="float">
            <text:p>3,742</text:p>
          </table:table-cell>
          <table:table-cell table:style-name="ce36" office:value-type="float" office:value="2837" calcext:value-type="float">
            <text:p>2,837</text:p>
          </table:table-cell>
          <table:table-cell table:style-name="ce35" office:value-type="float" office:value="696" calcext:value-type="float">
            <text:p>696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3550" calcext:value-type="float">
            <text:p>3,550</text:p>
          </table:table-cell>
          <table:table-cell table:style-name="ce45" office:value-type="float" office:value="7292" calcext:value-type="float">
            <text:p>7,2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29" office:value-type="float" office:value="2738" calcext:value-type="float">
            <text:p>2,738</text:p>
          </table:table-cell>
          <table:table-cell table:style-name="ce35" office:value-type="float" office:value="520" calcext:value-type="float">
            <text:p>520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3269" calcext:value-type="float">
            <text:p>3,269</text:p>
          </table:table-cell>
          <table:table-cell table:style-name="ce36" office:value-type="float" office:value="2593" calcext:value-type="float">
            <text:p>2,593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3430" calcext:value-type="float">
            <text:p>3,430</text:p>
          </table:table-cell>
          <table:table-cell table:style-name="ce45" office:value-type="float" office:value="6699" calcext:value-type="float">
            <text:p>6,6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29" office:value-type="float" office:value="2544" calcext:value-type="float">
            <text:p>2,544</text:p>
          </table:table-cell>
          <table:table-cell table:style-name="ce35" office:value-type="float" office:value="648" calcext:value-type="float">
            <text:p>648</text:p>
          </table:table-cell>
          <table:table-cell table:style-name="ce35" office:value-type="float" office:value="13" calcext:value-type="float">
            <text:p>13</text:p>
          </table:table-cell>
          <table:table-cell table:style-name="ce36" office:value-type="float" office:value="3205" calcext:value-type="float">
            <text:p>3,205</text:p>
          </table:table-cell>
          <table:table-cell table:style-name="ce36" office:value-type="float" office:value="2183" calcext:value-type="float">
            <text:p>2,183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19" calcext:value-type="float">
            <text:p>19</text:p>
          </table:table-cell>
          <table:table-cell table:style-name="ce36" office:value-type="float" office:value="3198" calcext:value-type="float">
            <text:p>3,198</text:p>
          </table:table-cell>
          <table:table-cell table:style-name="ce45" office:value-type="float" office:value="6403" calcext:value-type="float">
            <text:p>6,4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29" office:value-type="float" office:value="2190" calcext:value-type="float">
            <text:p>2,190</text:p>
          </table:table-cell>
          <table:table-cell table:style-name="ce35" office:value-type="float" office:value="801" calcext:value-type="float">
            <text:p>801</text:p>
          </table:table-cell>
          <table:table-cell table:style-name="ce35" office:value-type="float" office:value="13" calcext:value-type="float">
            <text:p>13</text:p>
          </table:table-cell>
          <table:table-cell table:style-name="ce36" office:value-type="float" office:value="3004" calcext:value-type="float">
            <text:p>3,004</text:p>
          </table:table-cell>
          <table:table-cell table:style-name="ce36" office:value-type="float" office:value="2143" calcext:value-type="float">
            <text:p>2,143</text:p>
          </table:table-cell>
          <table:table-cell table:style-name="ce36" office:value-type="float" office:value="1060" calcext:value-type="float">
            <text:p>1,06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3228" calcext:value-type="float">
            <text:p>3,228</text:p>
          </table:table-cell>
          <table:table-cell table:style-name="ce45" office:value-type="float" office:value="6232" calcext:value-type="float">
            <text:p>6,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29" office:value-type="float" office:value="1952" calcext:value-type="float">
            <text:p>1,952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14" calcext:value-type="float">
            <text:p>14</text:p>
          </table:table-cell>
          <table:table-cell table:style-name="ce36" office:value-type="float" office:value="2800" calcext:value-type="float">
            <text:p>2,800</text:p>
          </table:table-cell>
          <table:table-cell table:style-name="ce36" office:value-type="float" office:value="1670" calcext:value-type="float">
            <text:p>1,670</text:p>
          </table:table-cell>
          <table:table-cell table:style-name="ce36" office:value-type="float" office:value="1125" calcext:value-type="float">
            <text:p>1,125</text:p>
          </table:table-cell>
          <table:table-cell table:style-name="ce35" office:value-type="float" office:value="37" calcext:value-type="float">
            <text:p>37</text:p>
          </table:table-cell>
          <table:table-cell table:style-name="ce36" office:value-type="float" office:value="2832" calcext:value-type="float">
            <text:p>2,832</text:p>
          </table:table-cell>
          <table:table-cell table:style-name="ce45" office:value-type="float" office:value="5632" calcext:value-type="float">
            <text:p>5,6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29" office:value-type="float" office:value="2072" calcext:value-type="float">
            <text:p>2,072</text:p>
          </table:table-cell>
          <table:table-cell table:style-name="ce36" office:value-type="float" office:value="1136" calcext:value-type="float">
            <text:p>1,136</text:p>
          </table:table-cell>
          <table:table-cell table:style-name="ce35" office:value-type="float" office:value="26" calcext:value-type="float">
            <text:p>26</text:p>
          </table:table-cell>
          <table:table-cell table:style-name="ce36" office:value-type="float" office:value="3234" calcext:value-type="float">
            <text:p>3,234</text:p>
          </table:table-cell>
          <table:table-cell table:style-name="ce36" office:value-type="float" office:value="1740" calcext:value-type="float">
            <text:p>1,740</text:p>
          </table:table-cell>
          <table:table-cell table:style-name="ce36" office:value-type="float" office:value="1438" calcext:value-type="float">
            <text:p>1,438</text:p>
          </table:table-cell>
          <table:table-cell table:style-name="ce35" office:value-type="float" office:value="51" calcext:value-type="float">
            <text:p>51</text:p>
          </table:table-cell>
          <table:table-cell table:style-name="ce36" office:value-type="float" office:value="3229" calcext:value-type="float">
            <text:p>3,229</text:p>
          </table:table-cell>
          <table:table-cell table:style-name="ce45" office:value-type="float" office:value="6463" calcext:value-type="float">
            <text:p>6,4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29" office:value-type="float" office:value="1523" calcext:value-type="float">
            <text:p>1,523</text:p>
          </table:table-cell>
          <table:table-cell table:style-name="ce36" office:value-type="float" office:value="1082" calcext:value-type="float">
            <text:p>1,082</text:p>
          </table:table-cell>
          <table:table-cell table:style-name="ce35" office:value-type="float" office:value="24" calcext:value-type="float">
            <text:p>24</text:p>
          </table:table-cell>
          <table:table-cell table:style-name="ce36" office:value-type="float" office:value="2629" calcext:value-type="float">
            <text:p>2,629</text:p>
          </table:table-cell>
          <table:table-cell table:style-name="ce36" office:value-type="float" office:value="1164" calcext:value-type="float">
            <text:p>1,164</text:p>
          </table:table-cell>
          <table:table-cell table:style-name="ce36" office:value-type="float" office:value="1348" calcext:value-type="float">
            <text:p>1,348</text:p>
          </table:table-cell>
          <table:table-cell table:style-name="ce35" office:value-type="float" office:value="43" calcext:value-type="float">
            <text:p>43</text:p>
          </table:table-cell>
          <table:table-cell table:style-name="ce36" office:value-type="float" office:value="2555" calcext:value-type="float">
            <text:p>2,555</text:p>
          </table:table-cell>
          <table:table-cell table:style-name="ce45" office:value-type="float" office:value="5184" calcext:value-type="float">
            <text:p>5,1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29" office:value-type="float" office:value="1329" calcext:value-type="float">
            <text:p>1,329</text:p>
          </table:table-cell>
          <table:table-cell table:style-name="ce36" office:value-type="float" office:value="1232" calcext:value-type="float">
            <text:p>1,232</text:p>
          </table:table-cell>
          <table:table-cell table:style-name="ce35" office:value-type="float" office:value="32" calcext:value-type="float">
            <text:p>32</text:p>
          </table:table-cell>
          <table:table-cell table:style-name="ce36" office:value-type="float" office:value="2593" calcext:value-type="float">
            <text:p>2,593</text:p>
          </table:table-cell>
          <table:table-cell table:style-name="ce36" office:value-type="float" office:value="1272" calcext:value-type="float">
            <text:p>1,272</text:p>
          </table:table-cell>
          <table:table-cell table:style-name="ce36" office:value-type="float" office:value="1428" calcext:value-type="float">
            <text:p>1,428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2750" calcext:value-type="float">
            <text:p>2,750</text:p>
          </table:table-cell>
          <table:table-cell table:style-name="ce45" office:value-type="float" office:value="5343" calcext:value-type="float">
            <text:p>5,3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29" office:value-type="float" office:value="1481" calcext:value-type="float">
            <text:p>1,481</text:p>
          </table:table-cell>
          <table:table-cell table:style-name="ce36" office:value-type="float" office:value="1524" calcext:value-type="float">
            <text:p>1,524</text:p>
          </table:table-cell>
          <table:table-cell table:style-name="ce35" office:value-type="float" office:value="43" calcext:value-type="float">
            <text:p>43</text:p>
          </table:table-cell>
          <table:table-cell table:style-name="ce36" office:value-type="float" office:value="3048" calcext:value-type="float">
            <text:p>3,048</text:p>
          </table:table-cell>
          <table:table-cell table:style-name="ce36" office:value-type="float" office:value="1349" calcext:value-type="float">
            <text:p>1,349</text:p>
          </table:table-cell>
          <table:table-cell table:style-name="ce36" office:value-type="float" office:value="1827" calcext:value-type="float">
            <text:p>1,827</text:p>
          </table:table-cell>
          <table:table-cell table:style-name="ce35" office:value-type="float" office:value="98" calcext:value-type="float">
            <text:p>98</text:p>
          </table:table-cell>
          <table:table-cell table:style-name="ce36" office:value-type="float" office:value="3274" calcext:value-type="float">
            <text:p>3,274</text:p>
          </table:table-cell>
          <table:table-cell table:style-name="ce45" office:value-type="float" office:value="6322" calcext:value-type="float">
            <text:p>6,3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29" office:value-type="float" office:value="1304" calcext:value-type="float">
            <text:p>1,304</text:p>
          </table:table-cell>
          <table:table-cell table:style-name="ce36" office:value-type="float" office:value="1507" calcext:value-type="float">
            <text:p>1,507</text:p>
          </table:table-cell>
          <table:table-cell table:style-name="ce35" office:value-type="float" office:value="37" calcext:value-type="float">
            <text:p>37</text:p>
          </table:table-cell>
          <table:table-cell table:style-name="ce36" office:value-type="float" office:value="2848" calcext:value-type="float">
            <text:p>2,848</text:p>
          </table:table-cell>
          <table:table-cell table:style-name="ce36" office:value-type="float" office:value="1048" calcext:value-type="float">
            <text:p>1,048</text:p>
          </table:table-cell>
          <table:table-cell table:style-name="ce36" office:value-type="float" office:value="1618" calcext:value-type="float">
            <text:p>1,618</text:p>
          </table:table-cell>
          <table:table-cell table:style-name="ce35" office:value-type="float" office:value="69" calcext:value-type="float">
            <text:p>69</text:p>
          </table:table-cell>
          <table:table-cell table:style-name="ce36" office:value-type="float" office:value="2735" calcext:value-type="float">
            <text:p>2,735</text:p>
          </table:table-cell>
          <table:table-cell table:style-name="ce45" office:value-type="float" office:value="5583" calcext:value-type="float">
            <text:p>5,5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29" office:value-type="float" office:value="1016" calcext:value-type="float">
            <text:p>1,016</text:p>
          </table:table-cell>
          <table:table-cell table:style-name="ce36" office:value-type="float" office:value="1536" calcext:value-type="float">
            <text:p>1,536</text:p>
          </table:table-cell>
          <table:table-cell table:style-name="ce35" office:value-type="float" office:value="49" calcext:value-type="float">
            <text:p>49</text:p>
          </table:table-cell>
          <table:table-cell table:style-name="ce36" office:value-type="float" office:value="2601" calcext:value-type="float">
            <text:p>2,601</text:p>
          </table:table-cell>
          <table:table-cell table:style-name="ce35" office:value-type="float" office:value="916" calcext:value-type="float">
            <text:p>916</text:p>
          </table:table-cell>
          <table:table-cell table:style-name="ce36" office:value-type="float" office:value="1757" calcext:value-type="float">
            <text:p>1,757</text:p>
          </table:table-cell>
          <table:table-cell table:style-name="ce35" office:value-type="float" office:value="91" calcext:value-type="float">
            <text:p>91</text:p>
          </table:table-cell>
          <table:table-cell table:style-name="ce36" office:value-type="float" office:value="2764" calcext:value-type="float">
            <text:p>2,764</text:p>
          </table:table-cell>
          <table:table-cell table:style-name="ce45" office:value-type="float" office:value="5365" calcext:value-type="float">
            <text:p>5,3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957" calcext:value-type="float">
            <text:p>957</text:p>
          </table:table-cell>
          <table:table-cell table:style-name="ce36" office:value-type="float" office:value="1593" calcext:value-type="float">
            <text:p>1,593</text:p>
          </table:table-cell>
          <table:table-cell table:style-name="ce35" office:value-type="float" office:value="55" calcext:value-type="float">
            <text:p>55</text:p>
          </table:table-cell>
          <table:table-cell table:style-name="ce36" office:value-type="float" office:value="2605" calcext:value-type="float">
            <text:p>2,605</text:p>
          </table:table-cell>
          <table:table-cell table:style-name="ce35" office:value-type="float" office:value="817" calcext:value-type="float">
            <text:p>817</text:p>
          </table:table-cell>
          <table:table-cell table:style-name="ce36" office:value-type="float" office:value="1710" calcext:value-type="float">
            <text:p>1,710</text:p>
          </table:table-cell>
          <table:table-cell table:style-name="ce35" office:value-type="float" office:value="117" calcext:value-type="float">
            <text:p>117</text:p>
          </table:table-cell>
          <table:table-cell table:style-name="ce36" office:value-type="float" office:value="2644" calcext:value-type="float">
            <text:p>2,644</text:p>
          </table:table-cell>
          <table:table-cell table:style-name="ce45" office:value-type="float" office:value="5249" calcext:value-type="float">
            <text:p>5,2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763" calcext:value-type="float">
            <text:p>763</text:p>
          </table:table-cell>
          <table:table-cell table:style-name="ce36" office:value-type="float" office:value="1579" calcext:value-type="float">
            <text:p>1,579</text:p>
          </table:table-cell>
          <table:table-cell table:style-name="ce35" office:value-type="float" office:value="68" calcext:value-type="float">
            <text:p>68</text:p>
          </table:table-cell>
          <table:table-cell table:style-name="ce36" office:value-type="float" office:value="2410" calcext:value-type="float">
            <text:p>2,410</text:p>
          </table:table-cell>
          <table:table-cell table:style-name="ce35" office:value-type="float" office:value="681" calcext:value-type="float">
            <text:p>681</text:p>
          </table:table-cell>
          <table:table-cell table:style-name="ce36" office:value-type="float" office:value="1546" calcext:value-type="float">
            <text:p>1,546</text:p>
          </table:table-cell>
          <table:table-cell table:style-name="ce35" office:value-type="float" office:value="117" calcext:value-type="float">
            <text:p>117</text:p>
          </table:table-cell>
          <table:table-cell table:style-name="ce36" office:value-type="float" office:value="2344" calcext:value-type="float">
            <text:p>2,344</text:p>
          </table:table-cell>
          <table:table-cell table:style-name="ce45" office:value-type="float" office:value="4754" calcext:value-type="float">
            <text:p>4,7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748" calcext:value-type="float">
            <text:p>748</text:p>
          </table:table-cell>
          <table:table-cell table:style-name="ce36" office:value-type="float" office:value="1749" calcext:value-type="float">
            <text:p>1,749</text:p>
          </table:table-cell>
          <table:table-cell table:style-name="ce35" office:value-type="float" office:value="83" calcext:value-type="float">
            <text:p>83</text:p>
          </table:table-cell>
          <table:table-cell table:style-name="ce36" office:value-type="float" office:value="2580" calcext:value-type="float">
            <text:p>2,580</text:p>
          </table:table-cell>
          <table:table-cell table:style-name="ce35" office:value-type="float" office:value="724" calcext:value-type="float">
            <text:p>724</text:p>
          </table:table-cell>
          <table:table-cell table:style-name="ce36" office:value-type="float" office:value="1751" calcext:value-type="float">
            <text:p>1,751</text:p>
          </table:table-cell>
          <table:table-cell table:style-name="ce35" office:value-type="float" office:value="133" calcext:value-type="float">
            <text:p>133</text:p>
          </table:table-cell>
          <table:table-cell table:style-name="ce36" office:value-type="float" office:value="2608" calcext:value-type="float">
            <text:p>2,608</text:p>
          </table:table-cell>
          <table:table-cell table:style-name="ce45" office:value-type="float" office:value="5188" calcext:value-type="float">
            <text:p>5,1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653" calcext:value-type="float">
            <text:p>653</text:p>
          </table:table-cell>
          <table:table-cell table:style-name="ce36" office:value-type="float" office:value="1616" calcext:value-type="float">
            <text:p>1,616</text:p>
          </table:table-cell>
          <table:table-cell table:style-name="ce35" office:value-type="float" office:value="64" calcext:value-type="float">
            <text:p>64</text:p>
          </table:table-cell>
          <table:table-cell table:style-name="ce36" office:value-type="float" office:value="2333" calcext:value-type="float">
            <text:p>2,333</text:p>
          </table:table-cell>
          <table:table-cell table:style-name="ce35" office:value-type="float" office:value="616" calcext:value-type="float">
            <text:p>616</text:p>
          </table:table-cell>
          <table:table-cell table:style-name="ce36" office:value-type="float" office:value="1630" calcext:value-type="float">
            <text:p>1,630</text:p>
          </table:table-cell>
          <table:table-cell table:style-name="ce35" office:value-type="float" office:value="147" calcext:value-type="float">
            <text:p>147</text:p>
          </table:table-cell>
          <table:table-cell table:style-name="ce36" office:value-type="float" office:value="2393" calcext:value-type="float">
            <text:p>2,393</text:p>
          </table:table-cell>
          <table:table-cell table:style-name="ce45" office:value-type="float" office:value="4726" calcext:value-type="float">
            <text:p>4,7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699" calcext:value-type="float">
            <text:p>699</text:p>
          </table:table-cell>
          <table:table-cell table:style-name="ce36" office:value-type="float" office:value="1770" calcext:value-type="float">
            <text:p>1,770</text:p>
          </table:table-cell>
          <table:table-cell table:style-name="ce35" office:value-type="float" office:value="98" calcext:value-type="float">
            <text:p>98</text:p>
          </table:table-cell>
          <table:table-cell table:style-name="ce36" office:value-type="float" office:value="2567" calcext:value-type="float">
            <text:p>2,567</text:p>
          </table:table-cell>
          <table:table-cell table:style-name="ce35" office:value-type="float" office:value="669" calcext:value-type="float">
            <text:p>669</text:p>
          </table:table-cell>
          <table:table-cell table:style-name="ce36" office:value-type="float" office:value="1796" calcext:value-type="float">
            <text:p>1,796</text:p>
          </table:table-cell>
          <table:table-cell table:style-name="ce35" office:value-type="float" office:value="185" calcext:value-type="float">
            <text:p>185</text:p>
          </table:table-cell>
          <table:table-cell table:style-name="ce36" office:value-type="float" office:value="2650" calcext:value-type="float">
            <text:p>2,650</text:p>
          </table:table-cell>
          <table:table-cell table:style-name="ce45" office:value-type="float" office:value="5217" calcext:value-type="float">
            <text:p>5,2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526" calcext:value-type="float">
            <text:p>526</text:p>
          </table:table-cell>
          <table:table-cell table:style-name="ce36" office:value-type="float" office:value="1421" calcext:value-type="float">
            <text:p>1,421</text:p>
          </table:table-cell>
          <table:table-cell table:style-name="ce35" office:value-type="float" office:value="78" calcext:value-type="float">
            <text:p>78</text:p>
          </table:table-cell>
          <table:table-cell table:style-name="ce36" office:value-type="float" office:value="2025" calcext:value-type="float">
            <text:p>2,025</text:p>
          </table:table-cell>
          <table:table-cell table:style-name="ce35" office:value-type="float" office:value="454" calcext:value-type="float">
            <text:p>454</text:p>
          </table:table-cell>
          <table:table-cell table:style-name="ce36" office:value-type="float" office:value="1446" calcext:value-type="float">
            <text:p>1,446</text:p>
          </table:table-cell>
          <table:table-cell table:style-name="ce35" office:value-type="float" office:value="137" calcext:value-type="float">
            <text:p>137</text:p>
          </table:table-cell>
          <table:table-cell table:style-name="ce36" office:value-type="float" office:value="2037" calcext:value-type="float">
            <text:p>2,037</text:p>
          </table:table-cell>
          <table:table-cell table:style-name="ce45" office:value-type="float" office:value="4062" calcext:value-type="float">
            <text:p>4,0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502" calcext:value-type="float">
            <text:p>502</text:p>
          </table:table-cell>
          <table:table-cell table:style-name="ce36" office:value-type="float" office:value="1636" calcext:value-type="float">
            <text:p>1,636</text:p>
          </table:table-cell>
          <table:table-cell table:style-name="ce35" office:value-type="float" office:value="115" calcext:value-type="float">
            <text:p>115</text:p>
          </table:table-cell>
          <table:table-cell table:style-name="ce36" office:value-type="float" office:value="2253" calcext:value-type="float">
            <text:p>2,253</text:p>
          </table:table-cell>
          <table:table-cell table:style-name="ce35" office:value-type="float" office:value="522" calcext:value-type="float">
            <text:p>522</text:p>
          </table:table-cell>
          <table:table-cell table:style-name="ce36" office:value-type="float" office:value="1657" calcext:value-type="float">
            <text:p>1,657</text:p>
          </table:table-cell>
          <table:table-cell table:style-name="ce35" office:value-type="float" office:value="151" calcext:value-type="float">
            <text:p>151</text:p>
          </table:table-cell>
          <table:table-cell table:style-name="ce36" office:value-type="float" office:value="2330" calcext:value-type="float">
            <text:p>2,330</text:p>
          </table:table-cell>
          <table:table-cell table:style-name="ce45" office:value-type="float" office:value="4583" calcext:value-type="float">
            <text:p>4,5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452" calcext:value-type="float">
            <text:p>452</text:p>
          </table:table-cell>
          <table:table-cell table:style-name="ce36" office:value-type="float" office:value="1563" calcext:value-type="float">
            <text:p>1,563</text:p>
          </table:table-cell>
          <table:table-cell table:style-name="ce35" office:value-type="float" office:value="102" calcext:value-type="float">
            <text:p>102</text:p>
          </table:table-cell>
          <table:table-cell table:style-name="ce36" office:value-type="float" office:value="2117" calcext:value-type="float">
            <text:p>2,117</text:p>
          </table:table-cell>
          <table:table-cell table:style-name="ce35" office:value-type="float" office:value="454" calcext:value-type="float">
            <text:p>454</text:p>
          </table:table-cell>
          <table:table-cell table:style-name="ce36" office:value-type="float" office:value="1611" calcext:value-type="float">
            <text:p>1,611</text:p>
          </table:table-cell>
          <table:table-cell table:style-name="ce35" office:value-type="float" office:value="179" calcext:value-type="float">
            <text:p>179</text:p>
          </table:table-cell>
          <table:table-cell table:style-name="ce36" office:value-type="float" office:value="2244" calcext:value-type="float">
            <text:p>2,244</text:p>
          </table:table-cell>
          <table:table-cell table:style-name="ce45" office:value-type="float" office:value="4361" calcext:value-type="float">
            <text:p>4,3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450" calcext:value-type="float">
            <text:p>450</text:p>
          </table:table-cell>
          <table:table-cell table:style-name="ce36" office:value-type="float" office:value="1672" calcext:value-type="float">
            <text:p>1,672</text:p>
          </table:table-cell>
          <table:table-cell table:style-name="ce35" office:value-type="float" office:value="129" calcext:value-type="float">
            <text:p>129</text:p>
          </table:table-cell>
          <table:table-cell table:style-name="ce36" office:value-type="float" office:value="2251" calcext:value-type="float">
            <text:p>2,251</text:p>
          </table:table-cell>
          <table:table-cell table:style-name="ce35" office:value-type="float" office:value="498" calcext:value-type="float">
            <text:p>498</text:p>
          </table:table-cell>
          <table:table-cell table:style-name="ce36" office:value-type="float" office:value="1616" calcext:value-type="float">
            <text:p>1,616</text:p>
          </table:table-cell>
          <table:table-cell table:style-name="ce35" office:value-type="float" office:value="192" calcext:value-type="float">
            <text:p>192</text:p>
          </table:table-cell>
          <table:table-cell table:style-name="ce36" office:value-type="float" office:value="2306" calcext:value-type="float">
            <text:p>2,306</text:p>
          </table:table-cell>
          <table:table-cell table:style-name="ce45" office:value-type="float" office:value="4557" calcext:value-type="float">
            <text:p>4,5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466" calcext:value-type="float">
            <text:p>466</text:p>
          </table:table-cell>
          <table:table-cell table:style-name="ce36" office:value-type="float" office:value="1624" calcext:value-type="float">
            <text:p>1,624</text:p>
          </table:table-cell>
          <table:table-cell table:style-name="ce35" office:value-type="float" office:value="116" calcext:value-type="float">
            <text:p>116</text:p>
          </table:table-cell>
          <table:table-cell table:style-name="ce36" office:value-type="float" office:value="2206" calcext:value-type="float">
            <text:p>2,206</text:p>
          </table:table-cell>
          <table:table-cell table:style-name="ce35" office:value-type="float" office:value="444" calcext:value-type="float">
            <text:p>444</text:p>
          </table:table-cell>
          <table:table-cell table:style-name="ce36" office:value-type="float" office:value="1603" calcext:value-type="float">
            <text:p>1,603</text:p>
          </table:table-cell>
          <table:table-cell table:style-name="ce35" office:value-type="float" office:value="207" calcext:value-type="float">
            <text:p>207</text:p>
          </table:table-cell>
          <table:table-cell table:style-name="ce36" office:value-type="float" office:value="2254" calcext:value-type="float">
            <text:p>2,254</text:p>
          </table:table-cell>
          <table:table-cell table:style-name="ce45" office:value-type="float" office:value="4460" calcext:value-type="float">
            <text:p>4,4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415" calcext:value-type="float">
            <text:p>415</text:p>
          </table:table-cell>
          <table:table-cell table:style-name="ce36" office:value-type="float" office:value="1628" calcext:value-type="float">
            <text:p>1,628</text:p>
          </table:table-cell>
          <table:table-cell table:style-name="ce35" office:value-type="float" office:value="117" calcext:value-type="float">
            <text:p>117</text:p>
          </table:table-cell>
          <table:table-cell table:style-name="ce36" office:value-type="float" office:value="2160" calcext:value-type="float">
            <text:p>2,160</text:p>
          </table:table-cell>
          <table:table-cell table:style-name="ce35" office:value-type="float" office:value="428" calcext:value-type="float">
            <text:p>428</text:p>
          </table:table-cell>
          <table:table-cell table:style-name="ce36" office:value-type="float" office:value="1501" calcext:value-type="float">
            <text:p>1,501</text:p>
          </table:table-cell>
          <table:table-cell table:style-name="ce35" office:value-type="float" office:value="256" calcext:value-type="float">
            <text:p>256</text:p>
          </table:table-cell>
          <table:table-cell table:style-name="ce36" office:value-type="float" office:value="2185" calcext:value-type="float">
            <text:p>2,185</text:p>
          </table:table-cell>
          <table:table-cell table:style-name="ce45" office:value-type="float" office:value="4345" calcext:value-type="float">
            <text:p>4,3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408" calcext:value-type="float">
            <text:p>408</text:p>
          </table:table-cell>
          <table:table-cell table:style-name="ce36" office:value-type="float" office:value="1646" calcext:value-type="float">
            <text:p>1,646</text:p>
          </table:table-cell>
          <table:table-cell table:style-name="ce35" office:value-type="float" office:value="142" calcext:value-type="float">
            <text:p>142</text:p>
          </table:table-cell>
          <table:table-cell table:style-name="ce36" office:value-type="float" office:value="2196" calcext:value-type="float">
            <text:p>2,196</text:p>
          </table:table-cell>
          <table:table-cell table:style-name="ce35" office:value-type="float" office:value="398" calcext:value-type="float">
            <text:p>398</text:p>
          </table:table-cell>
          <table:table-cell table:style-name="ce36" office:value-type="float" office:value="1514" calcext:value-type="float">
            <text:p>1,514</text:p>
          </table:table-cell>
          <table:table-cell table:style-name="ce35" office:value-type="float" office:value="266" calcext:value-type="float">
            <text:p>266</text:p>
          </table:table-cell>
          <table:table-cell table:style-name="ce36" office:value-type="float" office:value="2178" calcext:value-type="float">
            <text:p>2,178</text:p>
          </table:table-cell>
          <table:table-cell table:style-name="ce45" office:value-type="float" office:value="4374" calcext:value-type="float">
            <text:p>4,3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398" calcext:value-type="float">
            <text:p>398</text:p>
          </table:table-cell>
          <table:table-cell table:style-name="ce36" office:value-type="float" office:value="1735" calcext:value-type="float">
            <text:p>1,735</text:p>
          </table:table-cell>
          <table:table-cell table:style-name="ce35" office:value-type="float" office:value="143" calcext:value-type="float">
            <text:p>143</text:p>
          </table:table-cell>
          <table:table-cell table:style-name="ce36" office:value-type="float" office:value="2276" calcext:value-type="float">
            <text:p>2,276</text:p>
          </table:table-cell>
          <table:table-cell table:style-name="ce35" office:value-type="float" office:value="440" calcext:value-type="float">
            <text:p>440</text:p>
          </table:table-cell>
          <table:table-cell table:style-name="ce36" office:value-type="float" office:value="1540" calcext:value-type="float">
            <text:p>1,540</text:p>
          </table:table-cell>
          <table:table-cell table:style-name="ce35" office:value-type="float" office:value="295" calcext:value-type="float">
            <text:p>295</text:p>
          </table:table-cell>
          <table:table-cell table:style-name="ce36" office:value-type="float" office:value="2275" calcext:value-type="float">
            <text:p>2,275</text:p>
          </table:table-cell>
          <table:table-cell table:style-name="ce45" office:value-type="float" office:value="4551" calcext:value-type="float">
            <text:p>4,5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374" calcext:value-type="float">
            <text:p>374</text:p>
          </table:table-cell>
          <table:table-cell table:style-name="ce36" office:value-type="float" office:value="1698" calcext:value-type="float">
            <text:p>1,698</text:p>
          </table:table-cell>
          <table:table-cell table:style-name="ce35" office:value-type="float" office:value="183" calcext:value-type="float">
            <text:p>183</text:p>
          </table:table-cell>
          <table:table-cell table:style-name="ce36" office:value-type="float" office:value="2255" calcext:value-type="float">
            <text:p>2,255</text:p>
          </table:table-cell>
          <table:table-cell table:style-name="ce35" office:value-type="float" office:value="444" calcext:value-type="float">
            <text:p>444</text:p>
          </table:table-cell>
          <table:table-cell table:style-name="ce36" office:value-type="float" office:value="1524" calcext:value-type="float">
            <text:p>1,524</text:p>
          </table:table-cell>
          <table:table-cell table:style-name="ce35" office:value-type="float" office:value="347" calcext:value-type="float">
            <text:p>347</text:p>
          </table:table-cell>
          <table:table-cell table:style-name="ce36" office:value-type="float" office:value="2315" calcext:value-type="float">
            <text:p>2,315</text:p>
          </table:table-cell>
          <table:table-cell table:style-name="ce45" office:value-type="float" office:value="4570" calcext:value-type="float">
            <text:p>4,5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367" calcext:value-type="float">
            <text:p>367</text:p>
          </table:table-cell>
          <table:table-cell table:style-name="ce36" office:value-type="float" office:value="1706" calcext:value-type="float">
            <text:p>1,706</text:p>
          </table:table-cell>
          <table:table-cell table:style-name="ce35" office:value-type="float" office:value="219" calcext:value-type="float">
            <text:p>219</text:p>
          </table:table-cell>
          <table:table-cell table:style-name="ce36" office:value-type="float" office:value="2292" calcext:value-type="float">
            <text:p>2,292</text:p>
          </table:table-cell>
          <table:table-cell table:style-name="ce35" office:value-type="float" office:value="461" calcext:value-type="float">
            <text:p>461</text:p>
          </table:table-cell>
          <table:table-cell table:style-name="ce36" office:value-type="float" office:value="1542" calcext:value-type="float">
            <text:p>1,542</text:p>
          </table:table-cell>
          <table:table-cell table:style-name="ce35" office:value-type="float" office:value="412" calcext:value-type="float">
            <text:p>412</text:p>
          </table:table-cell>
          <table:table-cell table:style-name="ce36" office:value-type="float" office:value="2415" calcext:value-type="float">
            <text:p>2,415</text:p>
          </table:table-cell>
          <table:table-cell table:style-name="ce45" office:value-type="float" office:value="4707" calcext:value-type="float">
            <text:p>4,7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/>
          <table:table-cell table:style-name="ce22" office:value-type="string" calcext:value-type="string">
            <text:p>Over te brengen.</text:p>
          </table:table-cell>
          <table:table-cell/>
          <table:table-cell table:style-name="ce29" office:value-type="float" office:value="128992" calcext:value-type="float">
            <text:p>128,992</text:p>
          </table:table-cell>
          <table:table-cell table:style-name="ce36" office:value-type="float" office:value="36434" calcext:value-type="float">
            <text:p>36,434</text:p>
          </table:table-cell>
          <table:table-cell table:style-name="ce36" office:value-type="float" office:value="1983" calcext:value-type="float">
            <text:p>1,983</text:p>
          </table:table-cell>
          <table:table-cell table:style-name="ce36" office:value-type="float" office:value="167409" calcext:value-type="float">
            <text:p>167,409</text:p>
          </table:table-cell>
          <table:table-cell table:style-name="ce36" office:value-type="float" office:value="122727" calcext:value-type="float">
            <text:p>122,727</text:p>
          </table:table-cell>
          <table:table-cell table:style-name="ce36" office:value-type="float" office:value="39457" calcext:value-type="float">
            <text:p>39,457</text:p>
          </table:table-cell>
          <table:table-cell table:style-name="ce36" office:value-type="float" office:value="3685" calcext:value-type="float">
            <text:p>3,685</text:p>
          </table:table-cell>
          <table:table-cell table:style-name="ce36" office:value-type="float" office:value="165869" calcext:value-type="float">
            <text:p>165,869</text:p>
          </table:table-cell>
          <table:table-cell table:style-name="ce45" office:value-type="float" office:value="333278" calcext:value-type="float">
            <text:p>333,2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300" calcext:value-type="float">
            <text:p>300</text:p>
          </table:table-cell>
          <table:table-cell table:style-name="ce36" office:value-type="float" office:value="1428" calcext:value-type="float">
            <text:p>1,428</text:p>
          </table:table-cell>
          <table:table-cell table:style-name="ce35" office:value-type="float" office:value="202" calcext:value-type="float">
            <text:p>202</text:p>
          </table:table-cell>
          <table:table-cell table:style-name="ce36" office:value-type="float" office:value="1930" calcext:value-type="float">
            <text:p>1,930</text:p>
          </table:table-cell>
          <table:table-cell table:style-name="ce35" office:value-type="float" office:value="326" calcext:value-type="float">
            <text:p>326</text:p>
          </table:table-cell>
          <table:table-cell table:style-name="ce36" office:value-type="float" office:value="1236" calcext:value-type="float">
            <text:p>1,236</text:p>
          </table:table-cell>
          <table:table-cell table:style-name="ce35" office:value-type="float" office:value="323" calcext:value-type="float">
            <text:p>323</text:p>
          </table:table-cell>
          <table:table-cell table:style-name="ce36" office:value-type="float" office:value="1885" calcext:value-type="float">
            <text:p>1,885</text:p>
          </table:table-cell>
          <table:table-cell table:style-name="ce45" office:value-type="float" office:value="3815" calcext:value-type="float">
            <text:p>3,8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276" calcext:value-type="float">
            <text:p>276</text:p>
          </table:table-cell>
          <table:table-cell table:style-name="ce36" office:value-type="float" office:value="1453" calcext:value-type="float">
            <text:p>1,453</text:p>
          </table:table-cell>
          <table:table-cell table:style-name="ce35" office:value-type="float" office:value="193" calcext:value-type="float">
            <text:p>193</text:p>
          </table:table-cell>
          <table:table-cell table:style-name="ce36" office:value-type="float" office:value="1922" calcext:value-type="float">
            <text:p>1,922</text:p>
          </table:table-cell>
          <table:table-cell table:style-name="ce35" office:value-type="float" office:value="341" calcext:value-type="float">
            <text:p>341</text:p>
          </table:table-cell>
          <table:table-cell table:style-name="ce36" office:value-type="float" office:value="1286" calcext:value-type="float">
            <text:p>1,286</text:p>
          </table:table-cell>
          <table:table-cell table:style-name="ce35" office:value-type="float" office:value="361" calcext:value-type="float">
            <text:p>361</text:p>
          </table:table-cell>
          <table:table-cell table:style-name="ce36" office:value-type="float" office:value="1988" calcext:value-type="float">
            <text:p>1,988</text:p>
          </table:table-cell>
          <table:table-cell table:style-name="ce45" office:value-type="float" office:value="3910" calcext:value-type="float">
            <text:p>3,9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252" calcext:value-type="float">
            <text:p>252</text:p>
          </table:table-cell>
          <table:table-cell table:style-name="ce36" office:value-type="float" office:value="1253" calcext:value-type="float">
            <text:p>1,253</text:p>
          </table:table-cell>
          <table:table-cell table:style-name="ce35" office:value-type="float" office:value="199" calcext:value-type="float">
            <text:p>199</text:p>
          </table:table-cell>
          <table:table-cell table:style-name="ce36" office:value-type="float" office:value="1704" calcext:value-type="float">
            <text:p>1,704</text:p>
          </table:table-cell>
          <table:table-cell table:style-name="ce35" office:value-type="float" office:value="349" calcext:value-type="float">
            <text:p>349</text:p>
          </table:table-cell>
          <table:table-cell table:style-name="ce36" office:value-type="float" office:value="1169" calcext:value-type="float">
            <text:p>1,169</text:p>
          </table:table-cell>
          <table:table-cell table:style-name="ce35" office:value-type="float" office:value="344" calcext:value-type="float">
            <text:p>344</text:p>
          </table:table-cell>
          <table:table-cell table:style-name="ce36" office:value-type="float" office:value="1862" calcext:value-type="float">
            <text:p>1,862</text:p>
          </table:table-cell>
          <table:table-cell table:style-name="ce45" office:value-type="float" office:value="3566" calcext:value-type="float">
            <text:p>3,5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242" calcext:value-type="float">
            <text:p>242</text:p>
          </table:table-cell>
          <table:table-cell table:style-name="ce36" office:value-type="float" office:value="1103" calcext:value-type="float">
            <text:p>1,103</text:p>
          </table:table-cell>
          <table:table-cell table:style-name="ce35" office:value-type="float" office:value="173" calcext:value-type="float">
            <text:p>173</text:p>
          </table:table-cell>
          <table:table-cell table:style-name="ce36" office:value-type="float" office:value="1518" calcext:value-type="float">
            <text:p>1,518</text:p>
          </table:table-cell>
          <table:table-cell table:style-name="ce35" office:value-type="float" office:value="329" calcext:value-type="float">
            <text:p>329</text:p>
          </table:table-cell>
          <table:table-cell table:style-name="ce36" office:value-type="float" office:value="1031" calcext:value-type="float">
            <text:p>1,031</text:p>
          </table:table-cell>
          <table:table-cell table:style-name="ce35" office:value-type="float" office:value="354" calcext:value-type="float">
            <text:p>354</text:p>
          </table:table-cell>
          <table:table-cell table:style-name="ce36" office:value-type="float" office:value="1714" calcext:value-type="float">
            <text:p>1,714</text:p>
          </table:table-cell>
          <table:table-cell table:style-name="ce45" office:value-type="float" office:value="3232" calcext:value-type="float">
            <text:p>3,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279" calcext:value-type="float">
            <text:p>279</text:p>
          </table:table-cell>
          <table:table-cell table:style-name="ce36" office:value-type="float" office:value="1109" calcext:value-type="float">
            <text:p>1,109</text:p>
          </table:table-cell>
          <table:table-cell table:style-name="ce35" office:value-type="float" office:value="192" calcext:value-type="float">
            <text:p>192</text:p>
          </table:table-cell>
          <table:table-cell table:style-name="ce36" office:value-type="float" office:value="1580" calcext:value-type="float">
            <text:p>1,580</text:p>
          </table:table-cell>
          <table:table-cell table:style-name="ce35" office:value-type="float" office:value="302" calcext:value-type="float">
            <text:p>302</text:p>
          </table:table-cell>
          <table:table-cell table:style-name="ce36" office:value-type="float" office:value="1045" calcext:value-type="float">
            <text:p>1,045</text:p>
          </table:table-cell>
          <table:table-cell table:style-name="ce35" office:value-type="float" office:value="407" calcext:value-type="float">
            <text:p>407</text:p>
          </table:table-cell>
          <table:table-cell table:style-name="ce36" office:value-type="float" office:value="1754" calcext:value-type="float">
            <text:p>1,754</text:p>
          </table:table-cell>
          <table:table-cell table:style-name="ce45" office:value-type="float" office:value="3334" calcext:value-type="float">
            <text:p>3,3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224" calcext:value-type="float">
            <text:p>224</text:p>
          </table:table-cell>
          <table:table-cell table:style-name="ce36" office:value-type="float" office:value="1072" calcext:value-type="float">
            <text:p>1,072</text:p>
          </table:table-cell>
          <table:table-cell table:style-name="ce35" office:value-type="float" office:value="202" calcext:value-type="float">
            <text:p>202</text:p>
          </table:table-cell>
          <table:table-cell table:style-name="ce36" office:value-type="float" office:value="1498" calcext:value-type="float">
            <text:p>1,498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986" calcext:value-type="float">
            <text:p>986</text:p>
          </table:table-cell>
          <table:table-cell table:style-name="ce35" office:value-type="float" office:value="403" calcext:value-type="float">
            <text:p>403</text:p>
          </table:table-cell>
          <table:table-cell table:style-name="ce36" office:value-type="float" office:value="1672" calcext:value-type="float">
            <text:p>1,672</text:p>
          </table:table-cell>
          <table:table-cell table:style-name="ce45" office:value-type="float" office:value="3170" calcext:value-type="float">
            <text:p>3,1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012" calcext:value-type="float">
            <text:p>1,012</text:p>
          </table:table-cell>
          <table:table-cell table:style-name="ce35" office:value-type="float" office:value="180" calcext:value-type="float">
            <text:p>180</text:p>
          </table:table-cell>
          <table:table-cell table:style-name="ce36" office:value-type="float" office:value="1372" calcext:value-type="float">
            <text:p>1,372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411" calcext:value-type="float">
            <text:p>411</text:p>
          </table:table-cell>
          <table:table-cell table:style-name="ce36" office:value-type="float" office:value="1523" calcext:value-type="float">
            <text:p>1,523</text:p>
          </table:table-cell>
          <table:table-cell table:style-name="ce45" office:value-type="float" office:value="2895" calcext:value-type="float">
            <text:p>2,8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182" calcext:value-type="float">
            <text:p>182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195" calcext:value-type="float">
            <text:p>195</text:p>
          </table:table-cell>
          <table:table-cell table:style-name="ce36" office:value-type="float" office:value="1343" calcext:value-type="float">
            <text:p>1,343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868" calcext:value-type="float">
            <text:p>868</text:p>
          </table:table-cell>
          <table:table-cell table:style-name="ce35" office:value-type="float" office:value="378" calcext:value-type="float">
            <text:p>378</text:p>
          </table:table-cell>
          <table:table-cell table:style-name="ce36" office:value-type="float" office:value="1479" calcext:value-type="float">
            <text:p>1,479</text:p>
          </table:table-cell>
          <table:table-cell table:style-name="ce45" office:value-type="float" office:value="2822" calcext:value-type="float">
            <text:p>2,8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176" calcext:value-type="float">
            <text:p>176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218" calcext:value-type="float">
            <text:p>218</text:p>
          </table:table-cell>
          <table:table-cell table:style-name="ce36" office:value-type="float" office:value="1229" calcext:value-type="float">
            <text:p>1,229</text:p>
          </table:table-cell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801" calcext:value-type="float">
            <text:p>801</text:p>
          </table:table-cell>
          <table:table-cell table:style-name="ce35" office:value-type="float" office:value="455" calcext:value-type="float">
            <text:p>455</text:p>
          </table:table-cell>
          <table:table-cell table:style-name="ce36" office:value-type="float" office:value="1516" calcext:value-type="float">
            <text:p>1,516</text:p>
          </table:table-cell>
          <table:table-cell table:style-name="ce45" office:value-type="float" office:value="2745" calcext:value-type="float">
            <text:p>2,7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171" calcext:value-type="float">
            <text:p>171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220" calcext:value-type="float">
            <text:p>220</text:p>
          </table:table-cell>
          <table:table-cell table:style-name="ce36" office:value-type="float" office:value="1181" calcext:value-type="float">
            <text:p>1,181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805" calcext:value-type="float">
            <text:p>805</text:p>
          </table:table-cell>
          <table:table-cell table:style-name="ce35" office:value-type="float" office:value="531" calcext:value-type="float">
            <text:p>531</text:p>
          </table:table-cell>
          <table:table-cell table:style-name="ce36" office:value-type="float" office:value="1579" calcext:value-type="float">
            <text:p>1,579</text:p>
          </table:table-cell>
          <table:table-cell table:style-name="ce45" office:value-type="float" office:value="2760" calcext:value-type="float">
            <text:p>2,7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172" calcext:value-type="float">
            <text:p>172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248" calcext:value-type="float">
            <text:p>248</text:p>
          </table:table-cell>
          <table:table-cell table:style-name="ce36" office:value-type="float" office:value="1223" calcext:value-type="float">
            <text:p>1,223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726" calcext:value-type="float">
            <text:p>726</text:p>
          </table:table-cell>
          <table:table-cell table:style-name="ce35" office:value-type="float" office:value="480" calcext:value-type="float">
            <text:p>480</text:p>
          </table:table-cell>
          <table:table-cell table:style-name="ce36" office:value-type="float" office:value="1437" calcext:value-type="float">
            <text:p>1,437</text:p>
          </table:table-cell>
          <table:table-cell table:style-name="ce45" office:value-type="float" office:value="2660" calcext:value-type="float">
            <text:p>2,6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292" calcext:value-type="float">
            <text:p>292</text:p>
          </table:table-cell>
          <table:table-cell table:style-name="ce36" office:value-type="float" office:value="1329" calcext:value-type="float">
            <text:p>1,329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483" calcext:value-type="float">
            <text:p>483</text:p>
          </table:table-cell>
          <table:table-cell table:style-name="ce36" office:value-type="float" office:value="1348" calcext:value-type="float">
            <text:p>1,348</text:p>
          </table:table-cell>
          <table:table-cell table:style-name="ce45" office:value-type="float" office:value="2677" calcext:value-type="float">
            <text:p>2,6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35" office:value-type="float" office:value="661" calcext:value-type="float">
            <text:p>661</text:p>
          </table:table-cell>
          <table:table-cell table:style-name="ce35" office:value-type="float" office:value="250" calcext:value-type="float">
            <text:p>250</text:p>
          </table:table-cell>
          <table:table-cell table:style-name="ce36" office:value-type="float" office:value="1056" calcext:value-type="float">
            <text:p>1,056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509" calcext:value-type="float">
            <text:p>509</text:p>
          </table:table-cell>
          <table:table-cell table:style-name="ce36" office:value-type="float" office:value="1235" calcext:value-type="float">
            <text:p>1,235</text:p>
          </table:table-cell>
          <table:table-cell table:style-name="ce45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495" calcext:value-type="float">
            <text:p>495</text:p>
          </table:table-cell>
          <table:table-cell table:style-name="ce36" office:value-type="float" office:value="1193" calcext:value-type="float">
            <text:p>1,193</text:p>
          </table:table-cell>
          <table:table-cell table:style-name="ce45" office:value-type="float" office:value="2159" calcext:value-type="float">
            <text:p>2,1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35" office:value-type="float" office:value="574" calcext:value-type="float">
            <text:p>574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933" calcext:value-type="float">
            <text:p>933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461" calcext:value-type="float">
            <text:p>461</text:p>
          </table:table-cell>
          <table:table-cell table:style-name="ce35" office:value-type="float" office:value="469" calcext:value-type="float">
            <text:p>469</text:p>
          </table:table-cell>
          <table:table-cell table:style-name="ce36" office:value-type="float" office:value="1119" calcext:value-type="float">
            <text:p>1,119</text:p>
          </table:table-cell>
          <table:table-cell table:style-name="ce45" office:value-type="float" office:value="2052" calcext:value-type="float">
            <text:p>2,0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112" calcext:value-type="float">
            <text:p>112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398" calcext:value-type="float">
            <text:p>398</text:p>
          </table:table-cell>
          <table:table-cell table:style-name="ce35" office:value-type="float" office:value="460" calcext:value-type="float">
            <text:p>460</text:p>
          </table:table-cell>
          <table:table-cell table:style-name="ce36" office:value-type="float" office:value="1030" calcext:value-type="float">
            <text:p>1,030</text:p>
          </table:table-cell>
          <table:table-cell table:style-name="ce45" office:value-type="float" office:value="1942" calcext:value-type="float">
            <text:p>1,9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35" office:value-type="float" office:value="423" calcext:value-type="float">
            <text:p>423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768" calcext:value-type="float">
            <text:p>768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926" calcext:value-type="float">
            <text:p>926</text:p>
          </table:table-cell>
          <table:table-cell table:style-name="ce45" office:value-type="float" office:value="1694" calcext:value-type="float">
            <text:p>1,6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293" calcext:value-type="float">
            <text:p>293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804" calcext:value-type="float">
            <text:p>804</text:p>
          </table:table-cell>
          <table:table-cell table:style-name="ce45" office:value-type="float" office:value="1457" calcext:value-type="float">
            <text:p>1,4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759" calcext:value-type="float">
            <text:p>759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896" calcext:value-type="float">
            <text:p>896</text:p>
          </table:table-cell>
          <table:table-cell table:style-name="ce45" office:value-type="float" office:value="1655" calcext:value-type="float">
            <text:p>1,6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712" calcext:value-type="float">
            <text:p>71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901" calcext:value-type="float">
            <text:p>901</text:p>
          </table:table-cell>
          <table:table-cell table:style-name="ce45" office:value-type="float" office:value="1613" calcext:value-type="float">
            <text:p>1,6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office:value-type="float" office:value="332" calcext:value-type="float">
            <text:p>332</text:p>
          </table:table-cell>
          <table:table-cell table:style-name="ce35" office:value-type="float" office:value="613" calcext:value-type="float">
            <text:p>613</text:p>
          </table:table-cell>
          <table:table-cell table:style-name="ce45" office:value-type="float" office:value="1122" calcext:value-type="float">
            <text:p>1,1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660" calcext:value-type="float">
            <text:p>66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726" calcext:value-type="float">
            <text:p>726</text:p>
          </table:table-cell>
          <table:table-cell table:style-name="ce45" office:value-type="float" office:value="1386" calcext:value-type="float">
            <text:p>1,3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532" calcext:value-type="float">
            <text:p>53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576" calcext:value-type="float">
            <text:p>576</text:p>
          </table:table-cell>
          <table:table-cell table:style-name="ce45" office:value-type="float" office:value="1108" calcext:value-type="float">
            <text:p>1,1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538" calcext:value-type="float">
            <text:p>538</text:p>
          </table:table-cell>
          <table:table-cell table:style-name="ce45" office:value-type="float" office:value="1032" calcext:value-type="float">
            <text:p>1,0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437" calcext:value-type="float">
            <text:p>43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485" calcext:value-type="float">
            <text:p>485</text:p>
          </table:table-cell>
          <table:table-cell table:style-name="ce22" office:value-type="float" office:value="922" calcext:value-type="float">
            <text:p>9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412" calcext:value-type="float">
            <text:p>412</text:p>
          </table:table-cell>
          <table:table-cell table:style-name="ce22" office:value-type="float" office:value="797" calcext:value-type="float">
            <text:p>7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376" calcext:value-type="float">
            <text:p>376</text:p>
          </table:table-cell>
          <table:table-cell table:style-name="ce22" office:value-type="float" office:value="726" calcext:value-type="float">
            <text:p>7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284" calcext:value-type="float">
            <text:p>284</text:p>
          </table:table-cell>
          <table:table-cell table:style-name="ce22" office:value-type="float" office:value="555" calcext:value-type="float">
            <text:p>5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329" calcext:value-type="float">
            <text:p>329</text:p>
          </table:table-cell>
          <table:table-cell table:style-name="ce22" office:value-type="float" office:value="618" calcext:value-type="float">
            <text:p>6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302" calcext:value-type="float">
            <text:p>302</text:p>
          </table:table-cell>
          <table:table-cell table:style-name="ce22" office:value-type="float" office:value="540" calcext:value-type="float">
            <text:p>5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83" calcext:value-type="float">
            <text:p>183</text:p>
          </table:table-cell>
          <table:table-cell table:style-name="ce22" office:value-type="float" office:value="331" calcext:value-type="float">
            <text:p>3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45" calcext:value-type="float">
            <text:p>145</text:p>
          </table:table-cell>
          <table:table-cell table:style-name="ce22" office:value-type="float" office:value="288" calcext:value-type="float">
            <text:p>2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48" calcext:value-type="float">
            <text:p>148</text:p>
          </table:table-cell>
          <table:table-cell table:style-name="ce22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30" calcext:value-type="float">
            <text:p>130</text:p>
          </table:table-cell>
          <table:table-cell table:style-name="ce22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02" calcext:value-type="float">
            <text:p>102</text:p>
          </table:table-cell>
          <table:table-cell table:style-name="ce22" office:value-type="float" office:value="179" calcext:value-type="float">
            <text:p>1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7" calcext:value-type="float">
            <text:p>67</text:p>
          </table:table-cell>
          <table:table-cell table:style-name="ce22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1" calcext:value-type="float">
            <text:p>71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9" calcext:value-type="float">
            <text:p>39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2" calcext:value-type="float">
            <text:p>32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2" table:style-name="ce35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5" calcext:value-type="float">
            <text:p>15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6"/>
          <table:table-cell table:style-name="ce23" office:value-type="string" calcext:value-type="string">
            <text:p>Totaal.</text:p>
          </table:table-cell>
          <table:table-cell/>
          <table:table-cell table:style-name="ce30" office:value-type="float" office:value="133177" calcext:value-type="float">
            <text:p>133,177</text:p>
          </table:table-cell>
          <table:table-cell table:style-name="ce37" office:value-type="float" office:value="55162" calcext:value-type="float">
            <text:p>55,162</text:p>
          </table:table-cell>
          <table:table-cell table:style-name="ce37" office:value-type="float" office:value="8700" calcext:value-type="float">
            <text:p>8,700</text:p>
          </table:table-cell>
          <table:table-cell table:style-name="ce37" office:value-type="float" office:value="197039" calcext:value-type="float">
            <text:p>197,039</text:p>
          </table:table-cell>
          <table:table-cell table:style-name="ce37" office:value-type="float" office:value="128126" calcext:value-type="float">
            <text:p>128,126</text:p>
          </table:table-cell>
          <table:table-cell table:style-name="ce37" office:value-type="float" office:value="55268" calcext:value-type="float">
            <text:p>55,268</text:p>
          </table:table-cell>
          <table:table-cell table:style-name="ce37" office:value-type="float" office:value="15986" calcext:value-type="float">
            <text:p>15,986</text:p>
          </table:table-cell>
          <table:table-cell table:style-name="ce37" office:value-type="float" office:value="199381" calcext:value-type="float">
            <text:p>199,381</text:p>
          </table:table-cell>
          <table:table-cell table:style-name="ce46" office:value-type="float" office:value="396420" calcext:value-type="float">
            <text:p>396,420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4" table:number-columns-repeated="1020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59" table:number-columns-repeated="7"/>
          <table:table-cell table:number-columns-repeated="1014"/>
        </table:table-row>
        <table:table-row table:style-name="ro3">
          <table:table-cell table:style-name="ce61" office:value-type="string" calcext:value-type="string">
            <text:p>Editregel</text:p>
          </table:table-cell>
          <table:table-cell table:style-name="ce61" office:value-type="string" calcext:value-type="string">
            <text:p>Deel telling</text:p>
          </table:table-cell>
          <table:table-cell table:style-name="ce61" office:value-type="string" calcext:value-type="string">
            <text:p>Rolnummer</text:p>
          </table:table-cell>
          <table:table-cell table:style-name="ce59" table:number-columns-repeated="7"/>
          <table:table-cell table:number-columns-repeated="1014"/>
        </table:table-row>
        <table:table-row table:style-name="ro3">
          <table:table-cell table:style-name="ce62" table:number-columns-repeated="3"/>
          <table:table-cell table:style-name="ce60" table:number-columns-repeated="7"/>
          <table:table-cell table:number-columns-repeated="1014"/>
        </table:table-row>
        <table:table-row table:style-name="ro3">
          <table:table-cell table:number-columns-repeated="3"/>
          <table:table-cell table:style-name="ce59" table:number-columns-repeated="7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float" office:value="30242" calcext:value-type="float">
            <text:p>302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1" calcext:value-type="float">
            <text:p>3900450078010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3" calcext:value-type="float">
            <text:p>302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2" calcext:value-type="float">
            <text:p>3900450078010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4" calcext:value-type="float">
            <text:p>302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3" calcext:value-type="float">
            <text:p>3900450078010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5" calcext:value-type="float">
            <text:p>302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4" calcext:value-type="float">
            <text:p>3900450078010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6" calcext:value-type="float">
            <text:p>302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5" calcext:value-type="float">
            <text:p>39004500780100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7" calcext:value-type="float">
            <text:p>302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6" calcext:value-type="float">
            <text:p>39004500780100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8" calcext:value-type="float">
            <text:p>302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7" calcext:value-type="float">
            <text:p>39004500780100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49" calcext:value-type="float">
            <text:p>302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8" calcext:value-type="float">
            <text:p>39004500780100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0" calcext:value-type="float">
            <text:p>302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09" calcext:value-type="float">
            <text:p>39004500780100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1" calcext:value-type="float">
            <text:p>302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0" calcext:value-type="float">
            <text:p>39004500780101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2" calcext:value-type="float">
            <text:p>302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1" calcext:value-type="float">
            <text:p>39004500780101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3" calcext:value-type="float">
            <text:p>302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2" calcext:value-type="float">
            <text:p>39004500780101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4" calcext:value-type="float">
            <text:p>302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3" calcext:value-type="float">
            <text:p>39004500780101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5" calcext:value-type="float">
            <text:p>302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4" calcext:value-type="float">
            <text:p>39004500780101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6" calcext:value-type="float">
            <text:p>302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5" calcext:value-type="float">
            <text:p>39004500780101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7" calcext:value-type="float">
            <text:p>302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6" calcext:value-type="float">
            <text:p>39004500780101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8" calcext:value-type="float">
            <text:p>302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7" calcext:value-type="float">
            <text:p>39004500780101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59" calcext:value-type="float">
            <text:p>302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8" calcext:value-type="float">
            <text:p>39004500780101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0" calcext:value-type="float">
            <text:p>302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19" calcext:value-type="float">
            <text:p>39004500780101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1" calcext:value-type="float">
            <text:p>302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0" calcext:value-type="float">
            <text:p>39004500780102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2" calcext:value-type="float">
            <text:p>3026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1" calcext:value-type="float">
            <text:p>39004500780102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3" calcext:value-type="float">
            <text:p>3026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2" calcext:value-type="float">
            <text:p>39004500780102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4" calcext:value-type="float">
            <text:p>3026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3" calcext:value-type="float">
            <text:p>39004500780102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5" calcext:value-type="float">
            <text:p>3026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4" calcext:value-type="float">
            <text:p>39004500780102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6" calcext:value-type="float">
            <text:p>3026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5" calcext:value-type="float">
            <text:p>39004500780102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7" calcext:value-type="float">
            <text:p>3026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6" calcext:value-type="float">
            <text:p>39004500780102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8" calcext:value-type="float">
            <text:p>3026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7" calcext:value-type="float">
            <text:p>39004500780102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69" calcext:value-type="float">
            <text:p>3026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8" calcext:value-type="float">
            <text:p>39004500780102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0" calcext:value-type="float">
            <text:p>3027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29" calcext:value-type="float">
            <text:p>39004500780102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1" calcext:value-type="float">
            <text:p>3027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0" calcext:value-type="float">
            <text:p>39004500780103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2" calcext:value-type="float">
            <text:p>3027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1" calcext:value-type="float">
            <text:p>39004500780103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3" calcext:value-type="float">
            <text:p>3027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2" calcext:value-type="float">
            <text:p>39004500780103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4" calcext:value-type="float">
            <text:p>3027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3" calcext:value-type="float">
            <text:p>39004500780103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5" calcext:value-type="float">
            <text:p>3027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4" calcext:value-type="float">
            <text:p>39004500780103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6" calcext:value-type="float">
            <text:p>3027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5" calcext:value-type="float">
            <text:p>39004500780103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7" calcext:value-type="float">
            <text:p>3027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6" calcext:value-type="float">
            <text:p>39004500780103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8" calcext:value-type="float">
            <text:p>3027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7" calcext:value-type="float">
            <text:p>39004500780103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79" calcext:value-type="float">
            <text:p>3027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8" calcext:value-type="float">
            <text:p>39004500780103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0" calcext:value-type="float">
            <text:p>3028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39" calcext:value-type="float">
            <text:p>39004500780103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1" calcext:value-type="float">
            <text:p>3028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0" calcext:value-type="float">
            <text:p>39004500780104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2" calcext:value-type="float">
            <text:p>3028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1" calcext:value-type="float">
            <text:p>39004500780104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3" calcext:value-type="float">
            <text:p>3028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2" calcext:value-type="float">
            <text:p>39004500780104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4" calcext:value-type="float">
            <text:p>3028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3" calcext:value-type="float">
            <text:p>39004500780104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5" calcext:value-type="float">
            <text:p>3028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4" calcext:value-type="float">
            <text:p>39004500780104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6" calcext:value-type="float">
            <text:p>3028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5" calcext:value-type="float">
            <text:p>39004500780104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7" calcext:value-type="float">
            <text:p>3028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6" calcext:value-type="float">
            <text:p>39004500780104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8" calcext:value-type="float">
            <text:p>3028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7" calcext:value-type="float">
            <text:p>39004500780104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89" calcext:value-type="float">
            <text:p>3028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8" calcext:value-type="float">
            <text:p>39004500780104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0" calcext:value-type="float">
            <text:p>3029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49" calcext:value-type="float">
            <text:p>39004500780104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1" calcext:value-type="float">
            <text:p>3029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0" calcext:value-type="float">
            <text:p>39004500780105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2" calcext:value-type="float">
            <text:p>3029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1" calcext:value-type="float">
            <text:p>39004500780105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3" calcext:value-type="float">
            <text:p>3029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2" calcext:value-type="float">
            <text:p>39004500780105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4" calcext:value-type="float">
            <text:p>3029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3" calcext:value-type="float">
            <text:p>39004500780105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5" calcext:value-type="float">
            <text:p>3029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4" calcext:value-type="float">
            <text:p>39004500780105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6" calcext:value-type="float">
            <text:p>3029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5" calcext:value-type="float">
            <text:p>39004500780105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7" calcext:value-type="float">
            <text:p>3029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6" calcext:value-type="float">
            <text:p>39004500780105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8" calcext:value-type="float">
            <text:p>3029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7" calcext:value-type="float">
            <text:p>39004500780105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299" calcext:value-type="float">
            <text:p>3029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8" calcext:value-type="float">
            <text:p>39004500780105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0" calcext:value-type="float">
            <text:p>3030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59" calcext:value-type="float">
            <text:p>39004500780105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1" calcext:value-type="float">
            <text:p>3030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0" calcext:value-type="float">
            <text:p>39004500780106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2" calcext:value-type="float">
            <text:p>3030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1" calcext:value-type="float">
            <text:p>39004500780106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3" calcext:value-type="float">
            <text:p>3030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2" calcext:value-type="float">
            <text:p>39004500780106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4" calcext:value-type="float">
            <text:p>3030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3" calcext:value-type="float">
            <text:p>39004500780106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5" calcext:value-type="float">
            <text:p>3030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4" calcext:value-type="float">
            <text:p>39004500780106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6" calcext:value-type="float">
            <text:p>3030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5" calcext:value-type="float">
            <text:p>39004500780106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7" calcext:value-type="float">
            <text:p>3030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6" calcext:value-type="float">
            <text:p>39004500780106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8" calcext:value-type="float">
            <text:p>3030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7" calcext:value-type="float">
            <text:p>39004500780106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09" calcext:value-type="float">
            <text:p>3030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8" calcext:value-type="float">
            <text:p>39004500780106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0" calcext:value-type="float">
            <text:p>3031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69" calcext:value-type="float">
            <text:p>39004500780106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Kolom 8 (totaal aantal vrouwen): de gedrukte bron geeft 40. Dit moet zijn 50; Kolom 9 (algemeen totaal): de gedrukte bron geeft 69. Dit moet zijn 79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table:style-name="ce10" office:value-type="float" office:value="30311" calcext:value-type="float">
            <text:p>3031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0" calcext:value-type="float">
            <text:p>3900450078010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2" calcext:value-type="float">
            <text:p>3031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1" calcext:value-type="float">
            <text:p>39004500780107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3" calcext:value-type="float">
            <text:p>3031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2" calcext:value-type="float">
            <text:p>39004500780107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4" calcext:value-type="float">
            <text:p>3031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3" calcext:value-type="float">
            <text:p>39004500780107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5" calcext:value-type="float">
            <text:p>3031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4" calcext:value-type="float">
            <text:p>39004500780107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6" calcext:value-type="float">
            <text:p>3031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5" calcext:value-type="float">
            <text:p>39004500780107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7" calcext:value-type="float">
            <text:p>3031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6" calcext:value-type="float">
            <text:p>39004500780107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Kolom 8 (totaal aantal vrouwen): de gedrukte bron geeft 37. Dit moet zijn 27; Kolom 9 (algemeen totaal): de gedrukte bron geeft 61. Dit moet zijn 51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table:style-name="ce10" office:value-type="float" office:value="30318" calcext:value-type="float">
            <text:p>3031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7" calcext:value-type="float">
            <text:p>39004500780107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19" calcext:value-type="float">
            <text:p>3031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8" calcext:value-type="float">
            <text:p>39004500780107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0" calcext:value-type="float">
            <text:p>3032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79" calcext:value-type="float">
            <text:p>39004500780107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1" calcext:value-type="float">
            <text:p>3032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0" calcext:value-type="float">
            <text:p>39004500780108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2" calcext:value-type="float">
            <text:p>3032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1" calcext:value-type="float">
            <text:p>39004500780108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3" calcext:value-type="float">
            <text:p>3032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2" calcext:value-type="float">
            <text:p>39004500780108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4" calcext:value-type="float">
            <text:p>3032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3" calcext:value-type="float">
            <text:p>39004500780108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5" calcext:value-type="float">
            <text:p>3032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4" calcext:value-type="float">
            <text:p>39004500780108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6" calcext:value-type="float">
            <text:p>3032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5" calcext:value-type="float">
            <text:p>39004500780108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Kolom 7 (weduwen): de gedrukte bron geeft 4. Dit moet zijn 5. Zie de verbeteringen na het deel Algemeen Overzicht. Hier is het gegeven gecorrigeerd.</text:p>
          </table:table-cell>
          <table:table-cell table:number-columns-repeated="1015"/>
        </table:table-row>
        <table:table-row table:style-name="ro3">
          <table:table-cell table:style-name="ce10" office:value-type="float" office:value="30327" calcext:value-type="float">
            <text:p>3032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6" calcext:value-type="float">
            <text:p>39004500780108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8" calcext:value-type="float">
            <text:p>3032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7" calcext:value-type="float">
            <text:p>39004500780108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29" calcext:value-type="float">
            <text:p>3032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8" calcext:value-type="float">
            <text:p>39004500780108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0" calcext:value-type="float">
            <text:p>3033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89" calcext:value-type="float">
            <text:p>39004500780108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1" calcext:value-type="float">
            <text:p>3033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0" calcext:value-type="float">
            <text:p>39004500780109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2" calcext:value-type="float">
            <text:p>3033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1" calcext:value-type="float">
            <text:p>39004500780109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3" calcext:value-type="float">
            <text:p>3033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2" calcext:value-type="float">
            <text:p>39004500780109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4" calcext:value-type="float">
            <text:p>3033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3" calcext:value-type="float">
            <text:p>39004500780109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5" calcext:value-type="float">
            <text:p>3033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4" calcext:value-type="float">
            <text:p>39004500780109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6" calcext:value-type="float">
            <text:p>3033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5" calcext:value-type="float">
            <text:p>39004500780109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7" calcext:value-type="float">
            <text:p>3033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6" calcext:value-type="float">
            <text:p>39004500780109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8" calcext:value-type="float">
            <text:p>3033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7" calcext:value-type="float">
            <text:p>39004500780109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39" calcext:value-type="float">
            <text:p>3033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8" calcext:value-type="float">
            <text:p>39004500780109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0" calcext:value-type="float">
            <text:p>3034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099" calcext:value-type="float">
            <text:p>39004500780109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1" calcext:value-type="float">
            <text:p>3034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100" calcext:value-type="float">
            <text:p>3900450078011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2" calcext:value-type="float">
            <text:p>303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101" calcext:value-type="float">
            <text:p>3900450078011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3" calcext:value-type="float">
            <text:p>303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102" calcext:value-type="float">
            <text:p>3900450078011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4" calcext:value-type="float">
            <text:p>303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103" calcext:value-type="float">
            <text:p>390045007801103</text:p>
          </table:table-cell>
          <table:table-cell office:value-type="string" calcext:value-type="string">
            <text:p>3900450078011031 <text:s/>Van eene vrouw is tevens de burgerlijke staat onbekend.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table:style-name="ce10" office:value-type="float" office:value="30345" calcext:value-type="float">
            <text:p>303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801104" calcext:value-type="float">
            <text:p>3900450078011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6" calcext:value-type="float">
            <text:p>303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1" calcext:value-type="float">
            <text:p>3900450079010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7" calcext:value-type="float">
            <text:p>303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2" calcext:value-type="float">
            <text:p>3900450079010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8" calcext:value-type="float">
            <text:p>303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3" calcext:value-type="float">
            <text:p>3900450079010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49" calcext:value-type="float">
            <text:p>303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4" calcext:value-type="float">
            <text:p>3900450079010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0" calcext:value-type="float">
            <text:p>303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5" calcext:value-type="float">
            <text:p>39004500790100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1" calcext:value-type="float">
            <text:p>303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6" calcext:value-type="float">
            <text:p>39004500790100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2" calcext:value-type="float">
            <text:p>303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7" calcext:value-type="float">
            <text:p>39004500790100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3" calcext:value-type="float">
            <text:p>303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8" calcext:value-type="float">
            <text:p>39004500790100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4" calcext:value-type="float">
            <text:p>303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09" calcext:value-type="float">
            <text:p>39004500790100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5" calcext:value-type="float">
            <text:p>303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0" calcext:value-type="float">
            <text:p>39004500790101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6" calcext:value-type="float">
            <text:p>303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1" calcext:value-type="float">
            <text:p>39004500790101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7" calcext:value-type="float">
            <text:p>303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2" calcext:value-type="float">
            <text:p>39004500790101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8" calcext:value-type="float">
            <text:p>303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3" calcext:value-type="float">
            <text:p>39004500790101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59" calcext:value-type="float">
            <text:p>303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4" calcext:value-type="float">
            <text:p>39004500790101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0" calcext:value-type="float">
            <text:p>303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5" calcext:value-type="float">
            <text:p>39004500790101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1" calcext:value-type="float">
            <text:p>303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6" calcext:value-type="float">
            <text:p>39004500790101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2" calcext:value-type="float">
            <text:p>3036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7" calcext:value-type="float">
            <text:p>39004500790101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3" calcext:value-type="float">
            <text:p>3036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8" calcext:value-type="float">
            <text:p>39004500790101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4" calcext:value-type="float">
            <text:p>3036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19" calcext:value-type="float">
            <text:p>39004500790101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5" calcext:value-type="float">
            <text:p>3036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0" calcext:value-type="float">
            <text:p>39004500790102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6" calcext:value-type="float">
            <text:p>3036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1" calcext:value-type="float">
            <text:p>39004500790102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7" calcext:value-type="float">
            <text:p>3036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2" calcext:value-type="float">
            <text:p>39004500790102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8" calcext:value-type="float">
            <text:p>3036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3" calcext:value-type="float">
            <text:p>39004500790102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69" calcext:value-type="float">
            <text:p>3036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4" calcext:value-type="float">
            <text:p>39004500790102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0" calcext:value-type="float">
            <text:p>3037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5" calcext:value-type="float">
            <text:p>39004500790102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1" calcext:value-type="float">
            <text:p>3037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6" calcext:value-type="float">
            <text:p>39004500790102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2" calcext:value-type="float">
            <text:p>3037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7" calcext:value-type="float">
            <text:p>39004500790102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3" calcext:value-type="float">
            <text:p>3037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8" calcext:value-type="float">
            <text:p>39004500790102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4" calcext:value-type="float">
            <text:p>3037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29" calcext:value-type="float">
            <text:p>39004500790102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5" calcext:value-type="float">
            <text:p>3037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0" calcext:value-type="float">
            <text:p>39004500790103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6" calcext:value-type="float">
            <text:p>3037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1" calcext:value-type="float">
            <text:p>39004500790103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7" calcext:value-type="float">
            <text:p>3037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2" calcext:value-type="float">
            <text:p>39004500790103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8" calcext:value-type="float">
            <text:p>3037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3" calcext:value-type="float">
            <text:p>39004500790103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79" calcext:value-type="float">
            <text:p>3037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4" calcext:value-type="float">
            <text:p>39004500790103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0" calcext:value-type="float">
            <text:p>3038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5" calcext:value-type="float">
            <text:p>39004500790103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1" calcext:value-type="float">
            <text:p>3038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6" calcext:value-type="float">
            <text:p>39004500790103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2" calcext:value-type="float">
            <text:p>3038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7" calcext:value-type="float">
            <text:p>39004500790103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3" calcext:value-type="float">
            <text:p>3038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8" calcext:value-type="float">
            <text:p>39004500790103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4" calcext:value-type="float">
            <text:p>3038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39" calcext:value-type="float">
            <text:p>39004500790103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5" calcext:value-type="float">
            <text:p>3038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0" calcext:value-type="float">
            <text:p>39004500790104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6" calcext:value-type="float">
            <text:p>3038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1" calcext:value-type="float">
            <text:p>39004500790104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7" calcext:value-type="float">
            <text:p>3038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2" calcext:value-type="float">
            <text:p>39004500790104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8" calcext:value-type="float">
            <text:p>3038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3" calcext:value-type="float">
            <text:p>39004500790104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89" calcext:value-type="float">
            <text:p>3038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4" calcext:value-type="float">
            <text:p>39004500790104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0" calcext:value-type="float">
            <text:p>3039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5" calcext:value-type="float">
            <text:p>39004500790104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1" calcext:value-type="float">
            <text:p>3039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6" calcext:value-type="float">
            <text:p>39004500790104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2" calcext:value-type="float">
            <text:p>3039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7" calcext:value-type="float">
            <text:p>39004500790104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3" calcext:value-type="float">
            <text:p>3039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8" calcext:value-type="float">
            <text:p>39004500790104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4" calcext:value-type="float">
            <text:p>3039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49" calcext:value-type="float">
            <text:p>39004500790104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5" calcext:value-type="float">
            <text:p>3039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0" calcext:value-type="float">
            <text:p>39004500790105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6" calcext:value-type="float">
            <text:p>3039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1" calcext:value-type="float">
            <text:p>39004500790105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7" calcext:value-type="float">
            <text:p>3039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2" calcext:value-type="float">
            <text:p>39004500790105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8" calcext:value-type="float">
            <text:p>3039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3" calcext:value-type="float">
            <text:p>39004500790105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399" calcext:value-type="float">
            <text:p>3039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4" calcext:value-type="float">
            <text:p>39004500790105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0" calcext:value-type="float">
            <text:p>3040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5" calcext:value-type="float">
            <text:p>39004500790105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1" calcext:value-type="float">
            <text:p>3040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6" calcext:value-type="float">
            <text:p>39004500790105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2" calcext:value-type="float">
            <text:p>3040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7" calcext:value-type="float">
            <text:p>39004500790105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3" calcext:value-type="float">
            <text:p>3040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8" calcext:value-type="float">
            <text:p>39004500790105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4" calcext:value-type="float">
            <text:p>3040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59" calcext:value-type="float">
            <text:p>39004500790105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5" calcext:value-type="float">
            <text:p>3040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0" calcext:value-type="float">
            <text:p>39004500790106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6" calcext:value-type="float">
            <text:p>3040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1" calcext:value-type="float">
            <text:p>39004500790106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7" calcext:value-type="float">
            <text:p>3040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2" calcext:value-type="float">
            <text:p>39004500790106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8" calcext:value-type="float">
            <text:p>3040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3" calcext:value-type="float">
            <text:p>39004500790106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09" calcext:value-type="float">
            <text:p>3040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4" calcext:value-type="float">
            <text:p>39004500790106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0" calcext:value-type="float">
            <text:p>3041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5" calcext:value-type="float">
            <text:p>39004500790106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1" calcext:value-type="float">
            <text:p>3041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6" calcext:value-type="float">
            <text:p>39004500790106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2" calcext:value-type="float">
            <text:p>3041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7" calcext:value-type="float">
            <text:p>39004500790106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3" calcext:value-type="float">
            <text:p>3041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8" calcext:value-type="float">
            <text:p>39004500790106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4" calcext:value-type="float">
            <text:p>3041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69" calcext:value-type="float">
            <text:p>39004500790106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5" calcext:value-type="float">
            <text:p>3041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0" calcext:value-type="float">
            <text:p>3900450079010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6" calcext:value-type="float">
            <text:p>3041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1" calcext:value-type="float">
            <text:p>39004500790107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7" calcext:value-type="float">
            <text:p>3041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2" calcext:value-type="float">
            <text:p>39004500790107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8" calcext:value-type="float">
            <text:p>3041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3" calcext:value-type="float">
            <text:p>39004500790107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19" calcext:value-type="float">
            <text:p>3041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4" calcext:value-type="float">
            <text:p>39004500790107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0" calcext:value-type="float">
            <text:p>3042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5" calcext:value-type="float">
            <text:p>39004500790107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1" calcext:value-type="float">
            <text:p>3042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6" calcext:value-type="float">
            <text:p>39004500790107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2" calcext:value-type="float">
            <text:p>3042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7" calcext:value-type="float">
            <text:p>39004500790107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3" calcext:value-type="float">
            <text:p>3042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8" calcext:value-type="float">
            <text:p>39004500790107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4" calcext:value-type="float">
            <text:p>3042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79" calcext:value-type="float">
            <text:p>39004500790107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5" calcext:value-type="float">
            <text:p>3042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0" calcext:value-type="float">
            <text:p>39004500790108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6" calcext:value-type="float">
            <text:p>3042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1" calcext:value-type="float">
            <text:p>39004500790108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7" calcext:value-type="float">
            <text:p>3042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2" calcext:value-type="float">
            <text:p>39004500790108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8" calcext:value-type="float">
            <text:p>3042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3" calcext:value-type="float">
            <text:p>39004500790108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29" calcext:value-type="float">
            <text:p>3042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4" calcext:value-type="float">
            <text:p>39004500790108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0" calcext:value-type="float">
            <text:p>3043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5" calcext:value-type="float">
            <text:p>39004500790108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1" calcext:value-type="float">
            <text:p>3043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6" calcext:value-type="float">
            <text:p>39004500790108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2" calcext:value-type="float">
            <text:p>3043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7" calcext:value-type="float">
            <text:p>39004500790108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3" calcext:value-type="float">
            <text:p>3043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8" calcext:value-type="float">
            <text:p>39004500790108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4" calcext:value-type="float">
            <text:p>3043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89" calcext:value-type="float">
            <text:p>39004500790108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5" calcext:value-type="float">
            <text:p>3043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0" calcext:value-type="float">
            <text:p>39004500790109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6" calcext:value-type="float">
            <text:p>3043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1" calcext:value-type="float">
            <text:p>39004500790109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7" calcext:value-type="float">
            <text:p>3043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2" calcext:value-type="float">
            <text:p>39004500790109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8" calcext:value-type="float">
            <text:p>3043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3" calcext:value-type="float">
            <text:p>39004500790109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39" calcext:value-type="float">
            <text:p>3043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4" calcext:value-type="float">
            <text:p>39004500790109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0" calcext:value-type="float">
            <text:p>3044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5" calcext:value-type="float">
            <text:p>39004500790109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1" calcext:value-type="float">
            <text:p>3044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6" calcext:value-type="float">
            <text:p>39004500790109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2" calcext:value-type="float">
            <text:p>304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7" calcext:value-type="float">
            <text:p>39004500790109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3" calcext:value-type="float">
            <text:p>304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8" calcext:value-type="float">
            <text:p>39004500790109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4" calcext:value-type="float">
            <text:p>304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099" calcext:value-type="float">
            <text:p>39004500790109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5" calcext:value-type="float">
            <text:p>304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100" calcext:value-type="float">
            <text:p>3900450079011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6" calcext:value-type="float">
            <text:p>304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101" calcext:value-type="float">
            <text:p>3900450079011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7" calcext:value-type="float">
            <text:p>304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102" calcext:value-type="float">
            <text:p>3900450079011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8" calcext:value-type="float">
            <text:p>304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103" calcext:value-type="float">
            <text:p>3900450079011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49" calcext:value-type="float">
            <text:p>304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5007901104" calcext:value-type="float">
            <text:p>3900450079011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0" calcext:value-type="float">
            <text:p>304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1" calcext:value-type="float">
            <text:p>3900460080010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1" calcext:value-type="float">
            <text:p>304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2" calcext:value-type="float">
            <text:p>3900460080010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2" calcext:value-type="float">
            <text:p>304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3" calcext:value-type="float">
            <text:p>3900460080010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3" calcext:value-type="float">
            <text:p>304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4" calcext:value-type="float">
            <text:p>3900460080010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4" calcext:value-type="float">
            <text:p>304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5" calcext:value-type="float">
            <text:p>39004600800100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5" calcext:value-type="float">
            <text:p>304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6" calcext:value-type="float">
            <text:p>39004600800100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6" calcext:value-type="float">
            <text:p>304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7" calcext:value-type="float">
            <text:p>39004600800100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7" calcext:value-type="float">
            <text:p>304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8" calcext:value-type="float">
            <text:p>39004600800100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8" calcext:value-type="float">
            <text:p>304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09" calcext:value-type="float">
            <text:p>39004600800100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59" calcext:value-type="float">
            <text:p>304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0" calcext:value-type="float">
            <text:p>39004600800101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0" calcext:value-type="float">
            <text:p>304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1" calcext:value-type="float">
            <text:p>39004600800101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1" calcext:value-type="float">
            <text:p>304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2" calcext:value-type="float">
            <text:p>39004600800101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2" calcext:value-type="float">
            <text:p>3046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3" calcext:value-type="float">
            <text:p>39004600800101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3" calcext:value-type="float">
            <text:p>3046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4" calcext:value-type="float">
            <text:p>39004600800101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4" calcext:value-type="float">
            <text:p>3046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5" calcext:value-type="float">
            <text:p>39004600800101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5" calcext:value-type="float">
            <text:p>3046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6" calcext:value-type="float">
            <text:p>39004600800101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6" calcext:value-type="float">
            <text:p>3046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7" calcext:value-type="float">
            <text:p>39004600800101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7" calcext:value-type="float">
            <text:p>3046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8" calcext:value-type="float">
            <text:p>39004600800101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8" calcext:value-type="float">
            <text:p>3046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19" calcext:value-type="float">
            <text:p>39004600800101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69" calcext:value-type="float">
            <text:p>3046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0" calcext:value-type="float">
            <text:p>39004600800102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0" calcext:value-type="float">
            <text:p>3047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1" calcext:value-type="float">
            <text:p>39004600800102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1" calcext:value-type="float">
            <text:p>3047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2" calcext:value-type="float">
            <text:p>39004600800102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2" calcext:value-type="float">
            <text:p>3047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3" calcext:value-type="float">
            <text:p>39004600800102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3" calcext:value-type="float">
            <text:p>3047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4" calcext:value-type="float">
            <text:p>39004600800102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4" calcext:value-type="float">
            <text:p>3047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5" calcext:value-type="float">
            <text:p>39004600800102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5" calcext:value-type="float">
            <text:p>3047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6" calcext:value-type="float">
            <text:p>39004600800102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6" calcext:value-type="float">
            <text:p>3047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7" calcext:value-type="float">
            <text:p>39004600800102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7" calcext:value-type="float">
            <text:p>3047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8" calcext:value-type="float">
            <text:p>39004600800102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8" calcext:value-type="float">
            <text:p>3047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29" calcext:value-type="float">
            <text:p>39004600800102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79" calcext:value-type="float">
            <text:p>3047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0" calcext:value-type="float">
            <text:p>39004600800103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0" calcext:value-type="float">
            <text:p>3048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1" calcext:value-type="float">
            <text:p>39004600800103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1" calcext:value-type="float">
            <text:p>3048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2" calcext:value-type="float">
            <text:p>39004600800103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2" calcext:value-type="float">
            <text:p>3048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3" calcext:value-type="float">
            <text:p>39004600800103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3" calcext:value-type="float">
            <text:p>3048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4" calcext:value-type="float">
            <text:p>39004600800103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4" calcext:value-type="float">
            <text:p>3048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5" calcext:value-type="float">
            <text:p>39004600800103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5" calcext:value-type="float">
            <text:p>3048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6" calcext:value-type="float">
            <text:p>39004600800103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6" calcext:value-type="float">
            <text:p>3048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7" calcext:value-type="float">
            <text:p>39004600800103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7" calcext:value-type="float">
            <text:p>3048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8" calcext:value-type="float">
            <text:p>39004600800103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8" calcext:value-type="float">
            <text:p>3048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39" calcext:value-type="float">
            <text:p>39004600800103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89" calcext:value-type="float">
            <text:p>3048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0" calcext:value-type="float">
            <text:p>39004600800104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0" calcext:value-type="float">
            <text:p>3049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1" calcext:value-type="float">
            <text:p>39004600800104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1" calcext:value-type="float">
            <text:p>3049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2" calcext:value-type="float">
            <text:p>39004600800104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2" calcext:value-type="float">
            <text:p>3049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3" calcext:value-type="float">
            <text:p>39004600800104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3" calcext:value-type="float">
            <text:p>3049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4" calcext:value-type="float">
            <text:p>39004600800104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4" calcext:value-type="float">
            <text:p>3049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5" calcext:value-type="float">
            <text:p>39004600800104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5" calcext:value-type="float">
            <text:p>3049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6" calcext:value-type="float">
            <text:p>39004600800104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6" calcext:value-type="float">
            <text:p>3049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7" calcext:value-type="float">
            <text:p>39004600800104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7" calcext:value-type="float">
            <text:p>3049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8" calcext:value-type="float">
            <text:p>39004600800104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8" calcext:value-type="float">
            <text:p>3049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49" calcext:value-type="float">
            <text:p>39004600800104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499" calcext:value-type="float">
            <text:p>3049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0" calcext:value-type="float">
            <text:p>39004600800105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0" calcext:value-type="float">
            <text:p>3050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1" calcext:value-type="float">
            <text:p>39004600800105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1" calcext:value-type="float">
            <text:p>3050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2" calcext:value-type="float">
            <text:p>39004600800105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2" calcext:value-type="float">
            <text:p>3050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3" calcext:value-type="float">
            <text:p>39004600800105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3" calcext:value-type="float">
            <text:p>3050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4" calcext:value-type="float">
            <text:p>39004600800105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4" calcext:value-type="float">
            <text:p>3050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5" calcext:value-type="float">
            <text:p>39004600800105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5" calcext:value-type="float">
            <text:p>3050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6" calcext:value-type="float">
            <text:p>39004600800105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6" calcext:value-type="float">
            <text:p>3050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7" calcext:value-type="float">
            <text:p>39004600800105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7" calcext:value-type="float">
            <text:p>3050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8" calcext:value-type="float">
            <text:p>39004600800105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8" calcext:value-type="float">
            <text:p>3050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59" calcext:value-type="float">
            <text:p>39004600800105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09" calcext:value-type="float">
            <text:p>3050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0" calcext:value-type="float">
            <text:p>39004600800106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0" calcext:value-type="float">
            <text:p>3051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1" calcext:value-type="float">
            <text:p>39004600800106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1" calcext:value-type="float">
            <text:p>3051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2" calcext:value-type="float">
            <text:p>39004600800106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2" calcext:value-type="float">
            <text:p>3051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3" calcext:value-type="float">
            <text:p>39004600800106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3" calcext:value-type="float">
            <text:p>3051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4" calcext:value-type="float">
            <text:p>39004600800106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4" calcext:value-type="float">
            <text:p>3051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5" calcext:value-type="float">
            <text:p>39004600800106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5" calcext:value-type="float">
            <text:p>3051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6" calcext:value-type="float">
            <text:p>39004600800106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6" calcext:value-type="float">
            <text:p>3051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7" calcext:value-type="float">
            <text:p>39004600800106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7" calcext:value-type="float">
            <text:p>3051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8" calcext:value-type="float">
            <text:p>39004600800106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8" calcext:value-type="float">
            <text:p>3051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69" calcext:value-type="float">
            <text:p>39004600800106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19" calcext:value-type="float">
            <text:p>3051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0" calcext:value-type="float">
            <text:p>3900460080010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0" calcext:value-type="float">
            <text:p>3052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1" calcext:value-type="float">
            <text:p>39004600800107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1" calcext:value-type="float">
            <text:p>3052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2" calcext:value-type="float">
            <text:p>39004600800107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2" calcext:value-type="float">
            <text:p>3052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3" calcext:value-type="float">
            <text:p>39004600800107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3" calcext:value-type="float">
            <text:p>3052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4" calcext:value-type="float">
            <text:p>39004600800107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4" calcext:value-type="float">
            <text:p>3052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5" calcext:value-type="float">
            <text:p>39004600800107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5" calcext:value-type="float">
            <text:p>3052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6" calcext:value-type="float">
            <text:p>39004600800107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6" calcext:value-type="float">
            <text:p>3052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7" calcext:value-type="float">
            <text:p>39004600800107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7" calcext:value-type="float">
            <text:p>3052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8" calcext:value-type="float">
            <text:p>39004600800107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8" calcext:value-type="float">
            <text:p>3052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79" calcext:value-type="float">
            <text:p>39004600800107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29" calcext:value-type="float">
            <text:p>3052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0" calcext:value-type="float">
            <text:p>39004600800108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0" calcext:value-type="float">
            <text:p>3053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1" calcext:value-type="float">
            <text:p>39004600800108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1" calcext:value-type="float">
            <text:p>3053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2" calcext:value-type="float">
            <text:p>39004600800108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2" calcext:value-type="float">
            <text:p>3053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3" calcext:value-type="float">
            <text:p>39004600800108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3" calcext:value-type="float">
            <text:p>3053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4" calcext:value-type="float">
            <text:p>39004600800108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4" calcext:value-type="float">
            <text:p>3053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5" calcext:value-type="float">
            <text:p>39004600800108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5" calcext:value-type="float">
            <text:p>3053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6" calcext:value-type="float">
            <text:p>39004600800108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6" calcext:value-type="float">
            <text:p>3053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7" calcext:value-type="float">
            <text:p>39004600800108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7" calcext:value-type="float">
            <text:p>3053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8" calcext:value-type="float">
            <text:p>39004600800108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8" calcext:value-type="float">
            <text:p>3053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89" calcext:value-type="float">
            <text:p>39004600800108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39" calcext:value-type="float">
            <text:p>3053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0" calcext:value-type="float">
            <text:p>39004600800109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0" calcext:value-type="float">
            <text:p>3054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1" calcext:value-type="float">
            <text:p>39004600800109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1" calcext:value-type="float">
            <text:p>3054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2" calcext:value-type="float">
            <text:p>39004600800109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2" calcext:value-type="float">
            <text:p>305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3" calcext:value-type="float">
            <text:p>39004600800109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3" calcext:value-type="float">
            <text:p>305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4" calcext:value-type="float">
            <text:p>39004600800109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4" calcext:value-type="float">
            <text:p>305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5" calcext:value-type="float">
            <text:p>39004600800109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5" calcext:value-type="float">
            <text:p>305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6" calcext:value-type="float">
            <text:p>39004600800109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6" calcext:value-type="float">
            <text:p>305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7" calcext:value-type="float">
            <text:p>39004600800109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7" calcext:value-type="float">
            <text:p>305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8" calcext:value-type="float">
            <text:p>39004600800109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8" calcext:value-type="float">
            <text:p>305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099" calcext:value-type="float">
            <text:p>39004600800109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49" calcext:value-type="float">
            <text:p>305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100" calcext:value-type="float">
            <text:p>3900460080011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0" calcext:value-type="float">
            <text:p>305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101" calcext:value-type="float">
            <text:p>3900460080011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1" calcext:value-type="float">
            <text:p>305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102" calcext:value-type="float">
            <text:p>3900460080011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2" calcext:value-type="float">
            <text:p>305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103" calcext:value-type="float">
            <text:p>390046008001103</text:p>
          </table:table-cell>
          <table:table-cell office:value-type="string" calcext:value-type="string">
            <text:p>3900460080011031 <text:s/>De burgerlijke staat van eene vrouw onbekend.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table:style-name="ce10" office:value-type="float" office:value="30553" calcext:value-type="float">
            <text:p>305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001104" calcext:value-type="float">
            <text:p>3900460080011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4" calcext:value-type="float">
            <text:p>305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1" calcext:value-type="float">
            <text:p>3900460081010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5" calcext:value-type="float">
            <text:p>305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2" calcext:value-type="float">
            <text:p>3900460081010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6" calcext:value-type="float">
            <text:p>305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3" calcext:value-type="float">
            <text:p>3900460081010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7" calcext:value-type="float">
            <text:p>305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4" calcext:value-type="float">
            <text:p>3900460081010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8" calcext:value-type="float">
            <text:p>305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5" calcext:value-type="float">
            <text:p>39004600810100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59" calcext:value-type="float">
            <text:p>305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6" calcext:value-type="float">
            <text:p>39004600810100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0" calcext:value-type="float">
            <text:p>305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7" calcext:value-type="float">
            <text:p>39004600810100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1" calcext:value-type="float">
            <text:p>305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8" calcext:value-type="float">
            <text:p>39004600810100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2" calcext:value-type="float">
            <text:p>3056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09" calcext:value-type="float">
            <text:p>39004600810100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3" calcext:value-type="float">
            <text:p>3056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0" calcext:value-type="float">
            <text:p>39004600810101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4" calcext:value-type="float">
            <text:p>3056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1" calcext:value-type="float">
            <text:p>39004600810101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5" calcext:value-type="float">
            <text:p>3056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2" calcext:value-type="float">
            <text:p>39004600810101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6" calcext:value-type="float">
            <text:p>3056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3" calcext:value-type="float">
            <text:p>39004600810101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7" calcext:value-type="float">
            <text:p>3056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4" calcext:value-type="float">
            <text:p>39004600810101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8" calcext:value-type="float">
            <text:p>3056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5" calcext:value-type="float">
            <text:p>39004600810101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69" calcext:value-type="float">
            <text:p>3056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6" calcext:value-type="float">
            <text:p>39004600810101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0" calcext:value-type="float">
            <text:p>3057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7" calcext:value-type="float">
            <text:p>39004600810101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1" calcext:value-type="float">
            <text:p>3057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8" calcext:value-type="float">
            <text:p>39004600810101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2" calcext:value-type="float">
            <text:p>3057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19" calcext:value-type="float">
            <text:p>39004600810101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3" calcext:value-type="float">
            <text:p>3057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0" calcext:value-type="float">
            <text:p>39004600810102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4" calcext:value-type="float">
            <text:p>3057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1" calcext:value-type="float">
            <text:p>39004600810102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5" calcext:value-type="float">
            <text:p>3057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2" calcext:value-type="float">
            <text:p>39004600810102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6" calcext:value-type="float">
            <text:p>3057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3" calcext:value-type="float">
            <text:p>39004600810102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7" calcext:value-type="float">
            <text:p>3057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4" calcext:value-type="float">
            <text:p>39004600810102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8" calcext:value-type="float">
            <text:p>3057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5" calcext:value-type="float">
            <text:p>39004600810102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79" calcext:value-type="float">
            <text:p>3057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6" calcext:value-type="float">
            <text:p>39004600810102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0" calcext:value-type="float">
            <text:p>3058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7" calcext:value-type="float">
            <text:p>39004600810102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1" calcext:value-type="float">
            <text:p>3058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8" calcext:value-type="float">
            <text:p>39004600810102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2" calcext:value-type="float">
            <text:p>3058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29" calcext:value-type="float">
            <text:p>39004600810102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3" calcext:value-type="float">
            <text:p>3058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0" calcext:value-type="float">
            <text:p>39004600810103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4" calcext:value-type="float">
            <text:p>3058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1" calcext:value-type="float">
            <text:p>39004600810103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5" calcext:value-type="float">
            <text:p>3058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2" calcext:value-type="float">
            <text:p>39004600810103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6" calcext:value-type="float">
            <text:p>3058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3" calcext:value-type="float">
            <text:p>39004600810103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7" calcext:value-type="float">
            <text:p>3058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4" calcext:value-type="float">
            <text:p>39004600810103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8" calcext:value-type="float">
            <text:p>3058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5" calcext:value-type="float">
            <text:p>39004600810103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89" calcext:value-type="float">
            <text:p>3058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6" calcext:value-type="float">
            <text:p>39004600810103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0" calcext:value-type="float">
            <text:p>3059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7" calcext:value-type="float">
            <text:p>39004600810103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1" calcext:value-type="float">
            <text:p>3059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8" calcext:value-type="float">
            <text:p>39004600810103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2" calcext:value-type="float">
            <text:p>3059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39" calcext:value-type="float">
            <text:p>39004600810103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3" calcext:value-type="float">
            <text:p>3059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0" calcext:value-type="float">
            <text:p>39004600810104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4" calcext:value-type="float">
            <text:p>3059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1" calcext:value-type="float">
            <text:p>39004600810104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5" calcext:value-type="float">
            <text:p>3059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2" calcext:value-type="float">
            <text:p>39004600810104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6" calcext:value-type="float">
            <text:p>3059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3" calcext:value-type="float">
            <text:p>39004600810104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7" calcext:value-type="float">
            <text:p>3059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4" calcext:value-type="float">
            <text:p>39004600810104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8" calcext:value-type="float">
            <text:p>3059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5" calcext:value-type="float">
            <text:p>39004600810104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599" calcext:value-type="float">
            <text:p>3059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6" calcext:value-type="float">
            <text:p>39004600810104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0" calcext:value-type="float">
            <text:p>3060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7" calcext:value-type="float">
            <text:p>39004600810104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1" calcext:value-type="float">
            <text:p>3060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8" calcext:value-type="float">
            <text:p>39004600810104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2" calcext:value-type="float">
            <text:p>3060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49" calcext:value-type="float">
            <text:p>39004600810104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3" calcext:value-type="float">
            <text:p>3060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0" calcext:value-type="float">
            <text:p>39004600810105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4" calcext:value-type="float">
            <text:p>3060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1" calcext:value-type="float">
            <text:p>39004600810105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5" calcext:value-type="float">
            <text:p>3060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2" calcext:value-type="float">
            <text:p>39004600810105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6" calcext:value-type="float">
            <text:p>3060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3" calcext:value-type="float">
            <text:p>39004600810105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7" calcext:value-type="float">
            <text:p>3060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4" calcext:value-type="float">
            <text:p>39004600810105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8" calcext:value-type="float">
            <text:p>3060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5" calcext:value-type="float">
            <text:p>39004600810105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09" calcext:value-type="float">
            <text:p>3060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6" calcext:value-type="float">
            <text:p>39004600810105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0" calcext:value-type="float">
            <text:p>3061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7" calcext:value-type="float">
            <text:p>39004600810105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1" calcext:value-type="float">
            <text:p>3061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8" calcext:value-type="float">
            <text:p>39004600810105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2" calcext:value-type="float">
            <text:p>3061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59" calcext:value-type="float">
            <text:p>39004600810105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3" calcext:value-type="float">
            <text:p>3061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0" calcext:value-type="float">
            <text:p>39004600810106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4" calcext:value-type="float">
            <text:p>3061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1" calcext:value-type="float">
            <text:p>39004600810106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5" calcext:value-type="float">
            <text:p>3061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2" calcext:value-type="float">
            <text:p>39004600810106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6" calcext:value-type="float">
            <text:p>3061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3" calcext:value-type="float">
            <text:p>39004600810106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7" calcext:value-type="float">
            <text:p>3061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4" calcext:value-type="float">
            <text:p>39004600810106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8" calcext:value-type="float">
            <text:p>3061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5" calcext:value-type="float">
            <text:p>39004600810106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19" calcext:value-type="float">
            <text:p>3061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6" calcext:value-type="float">
            <text:p>39004600810106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0" calcext:value-type="float">
            <text:p>3062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7" calcext:value-type="float">
            <text:p>39004600810106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1" calcext:value-type="float">
            <text:p>3062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8" calcext:value-type="float">
            <text:p>39004600810106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2" calcext:value-type="float">
            <text:p>3062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69" calcext:value-type="float">
            <text:p>39004600810106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3" calcext:value-type="float">
            <text:p>3062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0" calcext:value-type="float">
            <text:p>3900460081010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4" calcext:value-type="float">
            <text:p>3062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1" calcext:value-type="float">
            <text:p>39004600810107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5" calcext:value-type="float">
            <text:p>3062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2" calcext:value-type="float">
            <text:p>39004600810107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6" calcext:value-type="float">
            <text:p>3062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3" calcext:value-type="float">
            <text:p>39004600810107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7" calcext:value-type="float">
            <text:p>3062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4" calcext:value-type="float">
            <text:p>39004600810107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8" calcext:value-type="float">
            <text:p>3062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5" calcext:value-type="float">
            <text:p>39004600810107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29" calcext:value-type="float">
            <text:p>3062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6" calcext:value-type="float">
            <text:p>39004600810107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0" calcext:value-type="float">
            <text:p>3063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7" calcext:value-type="float">
            <text:p>39004600810107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1" calcext:value-type="float">
            <text:p>3063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8" calcext:value-type="float">
            <text:p>39004600810107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2" calcext:value-type="float">
            <text:p>3063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79" calcext:value-type="float">
            <text:p>39004600810107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3" calcext:value-type="float">
            <text:p>3063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0" calcext:value-type="float">
            <text:p>39004600810108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4" calcext:value-type="float">
            <text:p>3063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1" calcext:value-type="float">
            <text:p>39004600810108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5" calcext:value-type="float">
            <text:p>3063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2" calcext:value-type="float">
            <text:p>39004600810108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6" calcext:value-type="float">
            <text:p>3063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3" calcext:value-type="float">
            <text:p>39004600810108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7" calcext:value-type="float">
            <text:p>3063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4" calcext:value-type="float">
            <text:p>39004600810108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8" calcext:value-type="float">
            <text:p>3063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5" calcext:value-type="float">
            <text:p>39004600810108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39" calcext:value-type="float">
            <text:p>3063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6" calcext:value-type="float">
            <text:p>39004600810108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0" calcext:value-type="float">
            <text:p>3064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7" calcext:value-type="float">
            <text:p>39004600810108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1" calcext:value-type="float">
            <text:p>3064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8" calcext:value-type="float">
            <text:p>39004600810108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2" calcext:value-type="float">
            <text:p>306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89" calcext:value-type="float">
            <text:p>39004600810108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3" calcext:value-type="float">
            <text:p>306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0" calcext:value-type="float">
            <text:p>39004600810109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4" calcext:value-type="float">
            <text:p>306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1" calcext:value-type="float">
            <text:p>39004600810109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5" calcext:value-type="float">
            <text:p>306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2" calcext:value-type="float">
            <text:p>39004600810109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6" calcext:value-type="float">
            <text:p>306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3" calcext:value-type="float">
            <text:p>39004600810109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7" calcext:value-type="float">
            <text:p>306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4" calcext:value-type="float">
            <text:p>39004600810109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8" calcext:value-type="float">
            <text:p>306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5" calcext:value-type="float">
            <text:p>39004600810109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49" calcext:value-type="float">
            <text:p>306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6" calcext:value-type="float">
            <text:p>39004600810109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0" calcext:value-type="float">
            <text:p>306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7" calcext:value-type="float">
            <text:p>39004600810109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1" calcext:value-type="float">
            <text:p>306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8" calcext:value-type="float">
            <text:p>39004600810109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2" calcext:value-type="float">
            <text:p>306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099" calcext:value-type="float">
            <text:p>39004600810109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3" calcext:value-type="float">
            <text:p>306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100" calcext:value-type="float">
            <text:p>3900460081011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4" calcext:value-type="float">
            <text:p>306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101" calcext:value-type="float">
            <text:p>3900460081011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5" calcext:value-type="float">
            <text:p>306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102" calcext:value-type="float">
            <text:p>3900460081011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6" calcext:value-type="float">
            <text:p>306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103" calcext:value-type="float">
            <text:p>3900460081011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7" calcext:value-type="float">
            <text:p>306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6008101104" calcext:value-type="float">
            <text:p>3900460081011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8" calcext:value-type="float">
            <text:p>306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1" calcext:value-type="float">
            <text:p>3900470082010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59" calcext:value-type="float">
            <text:p>306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2" calcext:value-type="float">
            <text:p>3900470082010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0" calcext:value-type="float">
            <text:p>306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3" calcext:value-type="float">
            <text:p>3900470082010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1" calcext:value-type="float">
            <text:p>306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4" calcext:value-type="float">
            <text:p>3900470082010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2" calcext:value-type="float">
            <text:p>3066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5" calcext:value-type="float">
            <text:p>39004700820100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3" calcext:value-type="float">
            <text:p>3066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6" calcext:value-type="float">
            <text:p>39004700820100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4" calcext:value-type="float">
            <text:p>3066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7" calcext:value-type="float">
            <text:p>39004700820100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5" calcext:value-type="float">
            <text:p>3066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8" calcext:value-type="float">
            <text:p>39004700820100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6" calcext:value-type="float">
            <text:p>3066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09" calcext:value-type="float">
            <text:p>39004700820100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7" calcext:value-type="float">
            <text:p>3066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0" calcext:value-type="float">
            <text:p>39004700820101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8" calcext:value-type="float">
            <text:p>3066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1" calcext:value-type="float">
            <text:p>39004700820101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69" calcext:value-type="float">
            <text:p>3066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2" calcext:value-type="float">
            <text:p>39004700820101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0" calcext:value-type="float">
            <text:p>3067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3" calcext:value-type="float">
            <text:p>39004700820101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1" calcext:value-type="float">
            <text:p>3067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4" calcext:value-type="float">
            <text:p>39004700820101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2" calcext:value-type="float">
            <text:p>3067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5" calcext:value-type="float">
            <text:p>39004700820101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3" calcext:value-type="float">
            <text:p>3067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6" calcext:value-type="float">
            <text:p>39004700820101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4" calcext:value-type="float">
            <text:p>3067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7" calcext:value-type="float">
            <text:p>39004700820101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5" calcext:value-type="float">
            <text:p>3067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8" calcext:value-type="float">
            <text:p>39004700820101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6" calcext:value-type="float">
            <text:p>3067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19" calcext:value-type="float">
            <text:p>39004700820101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7" calcext:value-type="float">
            <text:p>3067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0" calcext:value-type="float">
            <text:p>39004700820102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8" calcext:value-type="float">
            <text:p>3067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1" calcext:value-type="float">
            <text:p>39004700820102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79" calcext:value-type="float">
            <text:p>3067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2" calcext:value-type="float">
            <text:p>39004700820102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0" calcext:value-type="float">
            <text:p>3068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3" calcext:value-type="float">
            <text:p>39004700820102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1" calcext:value-type="float">
            <text:p>3068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4" calcext:value-type="float">
            <text:p>39004700820102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2" calcext:value-type="float">
            <text:p>3068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5" calcext:value-type="float">
            <text:p>39004700820102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3" calcext:value-type="float">
            <text:p>3068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6" calcext:value-type="float">
            <text:p>39004700820102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4" calcext:value-type="float">
            <text:p>3068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7" calcext:value-type="float">
            <text:p>39004700820102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5" calcext:value-type="float">
            <text:p>3068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8" calcext:value-type="float">
            <text:p>39004700820102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6" calcext:value-type="float">
            <text:p>3068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29" calcext:value-type="float">
            <text:p>39004700820102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7" calcext:value-type="float">
            <text:p>3068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0" calcext:value-type="float">
            <text:p>39004700820103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8" calcext:value-type="float">
            <text:p>3068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1" calcext:value-type="float">
            <text:p>39004700820103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89" calcext:value-type="float">
            <text:p>3068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2" calcext:value-type="float">
            <text:p>39004700820103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0" calcext:value-type="float">
            <text:p>3069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3" calcext:value-type="float">
            <text:p>39004700820103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1" calcext:value-type="float">
            <text:p>3069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4" calcext:value-type="float">
            <text:p>39004700820103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2" calcext:value-type="float">
            <text:p>3069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5" calcext:value-type="float">
            <text:p>39004700820103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3" calcext:value-type="float">
            <text:p>3069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6" calcext:value-type="float">
            <text:p>39004700820103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4" calcext:value-type="float">
            <text:p>3069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7" calcext:value-type="float">
            <text:p>39004700820103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5" calcext:value-type="float">
            <text:p>3069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8" calcext:value-type="float">
            <text:p>39004700820103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6" calcext:value-type="float">
            <text:p>3069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39" calcext:value-type="float">
            <text:p>39004700820103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7" calcext:value-type="float">
            <text:p>3069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0" calcext:value-type="float">
            <text:p>39004700820104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8" calcext:value-type="float">
            <text:p>3069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1" calcext:value-type="float">
            <text:p>39004700820104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699" calcext:value-type="float">
            <text:p>3069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2" calcext:value-type="float">
            <text:p>39004700820104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0" calcext:value-type="float">
            <text:p>3070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3" calcext:value-type="float">
            <text:p>39004700820104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1" calcext:value-type="float">
            <text:p>3070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4" calcext:value-type="float">
            <text:p>39004700820104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2" calcext:value-type="float">
            <text:p>3070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5" calcext:value-type="float">
            <text:p>39004700820104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3" calcext:value-type="float">
            <text:p>3070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6" calcext:value-type="float">
            <text:p>39004700820104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4" calcext:value-type="float">
            <text:p>3070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7" calcext:value-type="float">
            <text:p>39004700820104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5" calcext:value-type="float">
            <text:p>3070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8" calcext:value-type="float">
            <text:p>39004700820104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6" calcext:value-type="float">
            <text:p>3070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49" calcext:value-type="float">
            <text:p>39004700820104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7" calcext:value-type="float">
            <text:p>3070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0" calcext:value-type="float">
            <text:p>39004700820105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8" calcext:value-type="float">
            <text:p>3070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1" calcext:value-type="float">
            <text:p>39004700820105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09" calcext:value-type="float">
            <text:p>3070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2" calcext:value-type="float">
            <text:p>39004700820105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0" calcext:value-type="float">
            <text:p>3071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3" calcext:value-type="float">
            <text:p>39004700820105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1" calcext:value-type="float">
            <text:p>3071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4" calcext:value-type="float">
            <text:p>39004700820105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2" calcext:value-type="float">
            <text:p>3071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5" calcext:value-type="float">
            <text:p>39004700820105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3" calcext:value-type="float">
            <text:p>3071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6" calcext:value-type="float">
            <text:p>39004700820105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4" calcext:value-type="float">
            <text:p>3071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7" calcext:value-type="float">
            <text:p>39004700820105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5" calcext:value-type="float">
            <text:p>3071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8" calcext:value-type="float">
            <text:p>39004700820105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6" calcext:value-type="float">
            <text:p>3071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59" calcext:value-type="float">
            <text:p>39004700820105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7" calcext:value-type="float">
            <text:p>3071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0" calcext:value-type="float">
            <text:p>39004700820106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8" calcext:value-type="float">
            <text:p>3071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1" calcext:value-type="float">
            <text:p>39004700820106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19" calcext:value-type="float">
            <text:p>3071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2" calcext:value-type="float">
            <text:p>39004700820106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0" calcext:value-type="float">
            <text:p>3072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3" calcext:value-type="float">
            <text:p>39004700820106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1" calcext:value-type="float">
            <text:p>3072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4" calcext:value-type="float">
            <text:p>39004700820106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2" calcext:value-type="float">
            <text:p>3072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5" calcext:value-type="float">
            <text:p>39004700820106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3" calcext:value-type="float">
            <text:p>3072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6" calcext:value-type="float">
            <text:p>39004700820106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4" calcext:value-type="float">
            <text:p>3072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7" calcext:value-type="float">
            <text:p>39004700820106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5" calcext:value-type="float">
            <text:p>3072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8" calcext:value-type="float">
            <text:p>39004700820106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6" calcext:value-type="float">
            <text:p>3072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69" calcext:value-type="float">
            <text:p>39004700820106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7" calcext:value-type="float">
            <text:p>3072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0" calcext:value-type="float">
            <text:p>3900470082010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8" calcext:value-type="float">
            <text:p>3072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1" calcext:value-type="float">
            <text:p>39004700820107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29" calcext:value-type="float">
            <text:p>3072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2" calcext:value-type="float">
            <text:p>39004700820107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0" calcext:value-type="float">
            <text:p>3073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3" calcext:value-type="float">
            <text:p>39004700820107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1" calcext:value-type="float">
            <text:p>3073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4" calcext:value-type="float">
            <text:p>39004700820107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2" calcext:value-type="float">
            <text:p>3073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5" calcext:value-type="float">
            <text:p>39004700820107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3" calcext:value-type="float">
            <text:p>3073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6" calcext:value-type="float">
            <text:p>39004700820107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4" calcext:value-type="float">
            <text:p>3073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7" calcext:value-type="float">
            <text:p>39004700820107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5" calcext:value-type="float">
            <text:p>3073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8" calcext:value-type="float">
            <text:p>39004700820107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6" calcext:value-type="float">
            <text:p>3073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79" calcext:value-type="float">
            <text:p>39004700820107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7" calcext:value-type="float">
            <text:p>3073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0" calcext:value-type="float">
            <text:p>39004700820108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8" calcext:value-type="float">
            <text:p>3073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1" calcext:value-type="float">
            <text:p>39004700820108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39" calcext:value-type="float">
            <text:p>3073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2" calcext:value-type="float">
            <text:p>39004700820108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0" calcext:value-type="float">
            <text:p>3074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3" calcext:value-type="float">
            <text:p>39004700820108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1" calcext:value-type="float">
            <text:p>3074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4" calcext:value-type="float">
            <text:p>39004700820108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2" calcext:value-type="float">
            <text:p>3074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5" calcext:value-type="float">
            <text:p>39004700820108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3" calcext:value-type="float">
            <text:p>3074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6" calcext:value-type="float">
            <text:p>39004700820108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4" calcext:value-type="float">
            <text:p>3074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7" calcext:value-type="float">
            <text:p>39004700820108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5" calcext:value-type="float">
            <text:p>3074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8" calcext:value-type="float">
            <text:p>39004700820108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6" calcext:value-type="float">
            <text:p>3074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89" calcext:value-type="float">
            <text:p>39004700820108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7" calcext:value-type="float">
            <text:p>3074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0" calcext:value-type="float">
            <text:p>39004700820109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8" calcext:value-type="float">
            <text:p>3074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1" calcext:value-type="float">
            <text:p>39004700820109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49" calcext:value-type="float">
            <text:p>3074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2" calcext:value-type="float">
            <text:p>39004700820109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0" calcext:value-type="float">
            <text:p>3075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3" calcext:value-type="float">
            <text:p>39004700820109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1" calcext:value-type="float">
            <text:p>3075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4" calcext:value-type="float">
            <text:p>39004700820109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2" calcext:value-type="float">
            <text:p>30752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5" calcext:value-type="float">
            <text:p>390047008201095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3" calcext:value-type="float">
            <text:p>30753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6" calcext:value-type="float">
            <text:p>390047008201096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4" calcext:value-type="float">
            <text:p>30754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7" calcext:value-type="float">
            <text:p>39004700820109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5" calcext:value-type="float">
            <text:p>30755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8" calcext:value-type="float">
            <text:p>390047008201098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6" calcext:value-type="float">
            <text:p>30756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099" calcext:value-type="float">
            <text:p>39004700820109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7" calcext:value-type="float">
            <text:p>30757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100" calcext:value-type="float">
            <text:p>3900470082011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8" calcext:value-type="float">
            <text:p>30758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101" calcext:value-type="float">
            <text:p>390047008201101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59" calcext:value-type="float">
            <text:p>30759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102" calcext:value-type="float">
            <text:p>39004700820110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60" calcext:value-type="float">
            <text:p>30760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103" calcext:value-type="float">
            <text:p>39004700820110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0" office:value-type="float" office:value="30761" calcext:value-type="float">
            <text:p>30761</text:p>
          </table:table-cell>
          <table:table-cell table:style-name="ce2" office:value-type="string" calcext:value-type="string">
            <text:p>Nb-3edl</text:p>
          </table:table-cell>
          <table:table-cell table:style-name="ce63" office:value-type="float" office:value="390047008201104" calcext:value-type="float">
            <text:p>39004700820110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7:41</meta:creation-date>
    <dc:creator>Helpdesk</dc:creator>
    <dc:date>2004-12-20T18:31:01</dc:date>
    <meta:document-statistic meta:table-count="2" meta:cell-count="7507" meta:object-count="0"/>
    <meta:generator>LibreOffice/4.2.7.2$Linux_X86_64 LibreOffice_project/420m0$Build-2</meta:generator>
  </office:meta>
</office:document-meta>
</file>